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6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4.108cm"/>
    </style:style>
    <style:style style:name="co10" style:family="table-column">
      <style:table-column-properties fo:break-before="auto" style:column-width="4.979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8.022cm"/>
    </style:style>
    <style:style style:name="co17" style:family="table-column">
      <style:table-column-properties fo:break-before="auto" style:column-width="4.009cm"/>
    </style:style>
    <style:style style:name="co18" style:family="table-column">
      <style:table-column-properties fo:break-before="auto" style:column-width="0.912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0.84cm"/>
    </style:style>
    <style:style style:name="co23" style:family="table-column">
      <style:table-column-properties fo:break-before="auto" style:column-width="1.328cm"/>
    </style:style>
    <style:style style:name="co24" style:family="table-column">
      <style:table-column-properties fo:break-before="auto" style:column-width="1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4"/>
    <style:style style:name="ce2" style:family="table-cell" style:parent-style-name="Default" style:data-style-name="N2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dddddd" style:rotation-angle="90" style:vertical-align="middle"/>
    </style:style>
    <style:style style:name="ce13" style:family="table-cell" style:parent-style-name="Default">
      <style:table-cell-properties fo:background-color="#b2b2b2" style:rotation-angle="90" style:vertical-align="middle"/>
    </style:style>
    <style:style style:name="ce14" style:family="table-cell" style:parent-style-name="Default">
      <style:table-cell-properties fo:background-color="#666666" style:rotation-angle="90" style:vertical-align="middle"/>
    </style:style>
    <style:style style:name="ce15" style:family="table-cell" style:parent-style-name="Default">
      <style:table-cell-properties fo:background-color="#666666"/>
    </style:style>
    <style:style style:name="ce16" style:family="table-cell" style:parent-style-name="Default">
      <style:table-cell-properties fo:background-color="#333333" style:rotation-angle="90" style:vertical-align="middl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2:.H2])" office:value-type="float" office:value="7.16666666666667" calcext:value-type="float">
            <text:p>7,167</text:p>
          </table:table-cell>
          <table:table-cell table:style-name="ce6" table:formula="of:=STDEV([.B2:.H2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:.H3])" office:value-type="float" office:value="1" calcext:value-type="float">
            <text:p>1,000</text:p>
          </table:table-cell>
          <table:table-cell table:style-name="ce6" table:formula="of:=STDEV([.B3:.H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4:.H4])" office:value-type="float" office:value="8.16666666666667" calcext:value-type="float">
            <text:p>8,167</text:p>
          </table:table-cell>
          <table:table-cell table:style-name="ce6" table:formula="of:=STDEV([.B4:.H4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:.H5])" office:value-type="float" office:value="8.16666666666667" calcext:value-type="float">
            <text:p>8,167</text:p>
          </table:table-cell>
          <table:table-cell table:style-name="ce6" table:formula="of:=STDEV([.B5:.H5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:.H6])" office:value-type="float" office:value="4.83333333333333" calcext:value-type="float">
            <text:p>4,833</text:p>
          </table:table-cell>
          <table:table-cell table:style-name="ce6" table:formula="of:=STDEV([.B6:.H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7:.H7])" office:value-type="float" office:value="7.83333333333333" calcext:value-type="float">
            <text:p>7,833</text:p>
          </table:table-cell>
          <table:table-cell table:style-name="ce6" table:formula="of:=STDEV([.B7:.H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8:.H8])" office:value-type="float" office:value="8.5" calcext:value-type="float">
            <text:p>8,500</text:p>
          </table:table-cell>
          <table:table-cell table:style-name="ce6" table:formula="of:=STDEV([.B8:.H8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9:.H9])" office:value-type="float" office:value="8.5" calcext:value-type="float">
            <text:p>8,500</text:p>
          </table:table-cell>
          <table:table-cell table:style-name="ce6" table:formula="of:=STDEV([.B9:.H9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:.H10])" office:value-type="float" office:value="7.5" calcext:value-type="float">
            <text:p>7,500</text:p>
          </table:table-cell>
          <table:table-cell table:style-name="ce6" table:formula="of:=STDEV([.B10:.H10])" office:value-type="float" office:value="1.97484176581315" calcext:value-type="float">
            <text:p>1,975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:.H11])" office:value-type="float" office:value="1" calcext:value-type="float">
            <text:p>1,000</text:p>
          </table:table-cell>
          <table:table-cell table:style-name="ce6" table:formula="of:=STDEV([.B11:.H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:.H12])" office:value-type="float" office:value="4.66666666666667" calcext:value-type="float">
            <text:p>4,667</text:p>
          </table:table-cell>
          <table:table-cell table:style-name="ce6" table:formula="of:=STDEV([.B12:.H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:.H13])" office:value-type="float" office:value="4.66666666666667" calcext:value-type="float">
            <text:p>4,667</text:p>
          </table:table-cell>
          <table:table-cell table:style-name="ce6" table:formula="of:=STDEV([.B13:.H13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:.H14])" office:value-type="float" office:value="5" calcext:value-type="float">
            <text:p>5,000</text:p>
          </table:table-cell>
          <table:table-cell table:style-name="ce6" table:formula="of:=STDEV([.B14:.H14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5:.H15])" office:value-type="float" office:value="7.33333333333333" calcext:value-type="float">
            <text:p>7,333</text:p>
          </table:table-cell>
          <table:table-cell table:style-name="ce6" table:formula="of:=STDEV([.B15:.H15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6:.H16])" office:value-type="float" office:value="1.16666666666667" calcext:value-type="float">
            <text:p>1,167</text:p>
          </table:table-cell>
          <table:table-cell table:style-name="ce6" table:formula="of:=STDEV([.B16:.H1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7:.H17])" office:value-type="float" office:value="3.5" calcext:value-type="float">
            <text:p>3,500</text:p>
          </table:table-cell>
          <table:table-cell table:style-name="ce6" table:formula="of:=STDEV([.B17:.H17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19:.H19])" office:value-type="float" office:value="1.16666666666667" calcext:value-type="float">
            <text:p>1,167</text:p>
          </table:table-cell>
          <table:table-cell table:style-name="ce6" table:formula="of:=STDEV([.B19:.H19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0:.H20])" office:value-type="float" office:value="5.66666666666667" calcext:value-type="float">
            <text:p>5,667</text:p>
          </table:table-cell>
          <table:table-cell table:style-name="ce6" table:formula="of:=STDEV([.B20:.H20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21:.H21])" office:value-type="float" office:value="4.66666666666667" calcext:value-type="float">
            <text:p>4,667</text:p>
          </table:table-cell>
          <table:table-cell table:style-name="ce6" table:formula="of:=STDEV([.B21:.H21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22:.H22])" office:value-type="float" office:value="7" calcext:value-type="float">
            <text:p>7,000</text:p>
          </table:table-cell>
          <table:table-cell table:style-name="ce6" table:formula="of:=STDEV([.B22:.H22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3:.H23])" office:value-type="float" office:value="6.83333333333333" calcext:value-type="float">
            <text:p>6,833</text:p>
          </table:table-cell>
          <table:table-cell table:style-name="ce6" table:formula="of:=STDEV([.B23:.H23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24:.H24])" office:value-type="float" office:value="5.5" calcext:value-type="float">
            <text:p>5,500</text:p>
          </table:table-cell>
          <table:table-cell table:style-name="ce6" table:formula="of:=STDEV([.B24:.H24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5:.H25])" office:value-type="float" office:value="7.16666666666667" calcext:value-type="float">
            <text:p>7,167</text:p>
          </table:table-cell>
          <table:table-cell table:style-name="ce6" table:formula="of:=STDEV([.B25:.H25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26:.H26])" office:value-type="float" office:value="7.33333333333333" calcext:value-type="float">
            <text:p>7,333</text:p>
          </table:table-cell>
          <table:table-cell table:style-name="ce6" table:formula="of:=STDEV([.B26:.H26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7:.H27])" office:value-type="float" office:value="7.83333333333333" calcext:value-type="float">
            <text:p>7,833</text:p>
          </table:table-cell>
          <table:table-cell table:style-name="ce6" table:formula="of:=STDEV([.B27:.H27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28:.H28])" office:value-type="float" office:value="5.66666666666667" calcext:value-type="float">
            <text:p>5,667</text:p>
          </table:table-cell>
          <table:table-cell table:style-name="ce6" table:formula="of:=STDEV([.B28:.H2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29:.H29])" office:value-type="float" office:value="9.33333333333333" calcext:value-type="float">
            <text:p>9,333</text:p>
          </table:table-cell>
          <table:table-cell table:style-name="ce6" table:formula="of:=STDEV([.B29:.H2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0:.H30])" office:value-type="float" office:value="5" calcext:value-type="float">
            <text:p>5,000</text:p>
          </table:table-cell>
          <table:table-cell table:style-name="ce6" table:formula="of:=STDEV([.B30:.H30])" office:value-type="float" office:value="1.78885438199983" calcext:value-type="float">
            <text:p>1,78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31:.H31])" office:value-type="float" office:value="6.5" calcext:value-type="float">
            <text:p>6,500</text:p>
          </table:table-cell>
          <table:table-cell table:style-name="ce6" table:formula="of:=STDEV([.B31:.H31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32:.H32])" office:value-type="float" office:value="6.5" calcext:value-type="float">
            <text:p>6,500</text:p>
          </table:table-cell>
          <table:table-cell table:style-name="ce6" table:formula="of:=STDEV([.B32:.H32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3:.H33])" office:value-type="float" office:value="4.83333333333333" calcext:value-type="float">
            <text:p>4,833</text:p>
          </table:table-cell>
          <table:table-cell table:style-name="ce6" table:formula="of:=STDEV([.B33:.H33])" office:value-type="float" office:value="2.40138848724372" calcext:value-type="float">
            <text:p>2,401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34:.H34])" office:value-type="float" office:value="5.33333333333333" calcext:value-type="float">
            <text:p>5,333</text:p>
          </table:table-cell>
          <table:table-cell table:style-name="ce6" table:formula="of:=STDEV([.B34:.H3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35:.H35])" office:value-type="float" office:value="1" calcext:value-type="float">
            <text:p>1,000</text:p>
          </table:table-cell>
          <table:table-cell table:style-name="ce6" table:formula="of:=STDEV([.B35:.H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36:.H36])" office:value-type="float" office:value="6.33333333333333" calcext:value-type="float">
            <text:p>6,333</text:p>
          </table:table-cell>
          <table:table-cell table:style-name="ce6" table:formula="of:=STDEV([.B36:.H36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7:.H37])" office:value-type="float" office:value="7.83333333333333" calcext:value-type="float">
            <text:p>7,833</text:p>
          </table:table-cell>
          <table:table-cell table:style-name="ce6" table:formula="of:=STDEV([.B37:.H37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38:.H38])" office:value-type="float" office:value="7.66666666666667" calcext:value-type="float">
            <text:p>7,667</text:p>
          </table:table-cell>
          <table:table-cell table:style-name="ce6" table:formula="of:=STDEV([.B38:.H3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39:.H39])" office:value-type="float" office:value="8.5" calcext:value-type="float">
            <text:p>8,500</text:p>
          </table:table-cell>
          <table:table-cell table:style-name="ce6" table:formula="of:=STDEV([.B39:.H39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6" table:formula="of:=AVERAGE([.B40:.H40])" office:value-type="float" office:value="7.83333333333333" calcext:value-type="float">
            <text:p>7,833</text:p>
          </table:table-cell>
          <table:table-cell table:style-name="ce6" table:formula="of:=STDEV([.B40:.H40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41:.H41])" office:value-type="float" office:value="8.33333333333333" calcext:value-type="float">
            <text:p>8,333</text:p>
          </table:table-cell>
          <table:table-cell table:style-name="ce6" table:formula="of:=STDEV([.B41:.H41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42:.H42])" office:value-type="float" office:value="4.33333333333333" calcext:value-type="float">
            <text:p>4,333</text:p>
          </table:table-cell>
          <table:table-cell table:style-name="ce6" table:formula="of:=STDEV([.B42:.H42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43:.H43])" office:value-type="float" office:value="6" calcext:value-type="float">
            <text:p>6,000</text:p>
          </table:table-cell>
          <table:table-cell table:style-name="ce6" table:formula="of:=STDEV([.B43:.H43])" office:value-type="float" office:value="2.60768096208106" calcext:value-type="float">
            <text:p>2,608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44:.H44])" office:value-type="float" office:value="4.5" calcext:value-type="float">
            <text:p>4,500</text:p>
          </table:table-cell>
          <table:table-cell table:style-name="ce6" table:formula="of:=STDEV([.B44:.H44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45:.H45])" office:value-type="float" office:value="3" calcext:value-type="float">
            <text:p>3,000</text:p>
          </table:table-cell>
          <table:table-cell table:style-name="ce6" table:formula="of:=STDEV([.B45:.H45])" office:value-type="float" office:value="1.89736659610103" calcext:value-type="float">
            <text:p>1,897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46:.H46])" office:value-type="float" office:value="4.5" calcext:value-type="float">
            <text:p>4,500</text:p>
          </table:table-cell>
          <table:table-cell table:style-name="ce6" table:formula="of:=STDEV([.B46:.H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6" table:formula="of:=AVERAGE([.B47:.H47])" office:value-type="float" office:value="3.66666666666667" calcext:value-type="float">
            <text:p>3,667</text:p>
          </table:table-cell>
          <table:table-cell table:style-name="ce6" table:formula="of:=STDEV([.B47:.H47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48:.H48])" office:value-type="float" office:value="5.66666666666667" calcext:value-type="float">
            <text:p>5,667</text:p>
          </table:table-cell>
          <table:table-cell table:style-name="ce6" table:formula="of:=STDEV([.B48:.H4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49:.H49])" office:value-type="float" office:value="6" calcext:value-type="float">
            <text:p>6,000</text:p>
          </table:table-cell>
          <table:table-cell table:style-name="ce6" table:formula="of:=STDEV([.B49:.H49])" office:value-type="float" office:value="1.67332005306815" calcext:value-type="float">
            <text:p>1,673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50:.H50])" office:value-type="float" office:value="4.83333333333333" calcext:value-type="float">
            <text:p>4,833</text:p>
          </table:table-cell>
          <table:table-cell table:style-name="ce6" table:formula="of:=STDEV([.B50:.H50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1:.H51])" office:value-type="float" office:value="4.5" calcext:value-type="float">
            <text:p>4,500</text:p>
          </table:table-cell>
          <table:table-cell table:style-name="ce6" table:formula="of:=STDEV([.B51:.H51])" office:value-type="float" office:value="2.50998007960223" calcext:value-type="float">
            <text:p>2,510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52:.H52])" office:value-type="float" office:value="5.66666666666667" calcext:value-type="float">
            <text:p>5,667</text:p>
          </table:table-cell>
          <table:table-cell table:style-name="ce6" table:formula="of:=STDEV([.B52:.H52])" office:value-type="float" office:value="2.50333111406915" calcext:value-type="float">
            <text:p>2,503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3:.H53])" office:value-type="float" office:value="6.66666666666667" calcext:value-type="float">
            <text:p>6,667</text:p>
          </table:table-cell>
          <table:table-cell table:style-name="ce6" table:formula="of:=STDEV([.B53:.H53])" office:value-type="float" office:value="2.42212028327799" calcext:value-type="float">
            <text:p>2,42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54:.H54])" office:value-type="float" office:value="6.33333333333333" calcext:value-type="float">
            <text:p>6,333</text:p>
          </table:table-cell>
          <table:table-cell table:style-name="ce6" table:formula="of:=STDEV([.B54:.H54])" office:value-type="float" office:value="1.50554530541816" calcext:value-type="float">
            <text:p>1,506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55:.H55])" office:value-type="float" office:value="7.5" calcext:value-type="float">
            <text:p>7,500</text:p>
          </table:table-cell>
          <table:table-cell table:style-name="ce6" table:formula="of:=STDEV([.B55:.H55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56:.H56])" office:value-type="float" office:value="7.16666666666667" calcext:value-type="float">
            <text:p>7,167</text:p>
          </table:table-cell>
          <table:table-cell table:style-name="ce6" table:formula="of:=STDEV([.B56:.H56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7:.H57])" office:value-type="float" office:value="7.33333333333333" calcext:value-type="float">
            <text:p>7,333</text:p>
          </table:table-cell>
          <table:table-cell table:style-name="ce6" table:formula="of:=STDEV([.B57:.H57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8:.H58])" office:value-type="float" office:value="7.16666666666667" calcext:value-type="float">
            <text:p>7,167</text:p>
          </table:table-cell>
          <table:table-cell table:style-name="ce6" table:formula="of:=STDEV([.B58:.H58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59:.H59])" office:value-type="float" office:value="6.33333333333333" calcext:value-type="float">
            <text:p>6,333</text:p>
          </table:table-cell>
          <table:table-cell table:style-name="ce6" table:formula="of:=STDEV([.B59:.H59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60:.H60])" office:value-type="float" office:value="8.33333333333333" calcext:value-type="float">
            <text:p>8,333</text:p>
          </table:table-cell>
          <table:table-cell table:style-name="ce6" table:formula="of:=STDEV([.B60:.H6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61:.H61])" office:value-type="float" office:value="7.33333333333333" calcext:value-type="float">
            <text:p>7,333</text:p>
          </table:table-cell>
          <table:table-cell table:style-name="ce6" table:formula="of:=STDEV([.B61:.H6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2:.H62])" office:value-type="float" office:value="1.33333333333333" calcext:value-type="float">
            <text:p>1,333</text:p>
          </table:table-cell>
          <table:table-cell table:style-name="ce6" table:formula="of:=STDEV([.B62:.H6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AVERAGE([.B63:.H63])" office:value-type="float" office:value="1.66666666666667" calcext:value-type="float">
            <text:p>1,667</text:p>
          </table:table-cell>
          <table:table-cell table:style-name="ce6" table:formula="of:=STDEV([.B63:.H63])" office:value-type="float" office:value="1.211060141639" calcext:value-type="float">
            <text:p>1,21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4:.H64])" office:value-type="float" office:value="1.5" calcext:value-type="float">
            <text:p>1,500</text:p>
          </table:table-cell>
          <table:table-cell table:style-name="ce6" table:formula="of:=STDEV([.B64:.H64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65:.H65])" office:value-type="float" office:value="1.33333333333333" calcext:value-type="float">
            <text:p>1,333</text:p>
          </table:table-cell>
          <table:table-cell table:style-name="ce6" table:formula="of:=STDEV([.B65:.H65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66:.H66])" office:value-type="float" office:value="4" calcext:value-type="float">
            <text:p>4,000</text:p>
          </table:table-cell>
          <table:table-cell table:style-name="ce6" table:formula="of:=STDEV([.B66:.H66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67:.H67])" office:value-type="float" office:value="2.16666666666667" calcext:value-type="float">
            <text:p>2,167</text:p>
          </table:table-cell>
          <table:table-cell table:style-name="ce6" table:formula="of:=STDEV([.B67:.H67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68:.H68])" office:value-type="float" office:value="4.83333333333333" calcext:value-type="float">
            <text:p>4,833</text:p>
          </table:table-cell>
          <table:table-cell table:style-name="ce6" table:formula="of:=STDEV([.B68:.H68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69:.H69])" office:value-type="float" office:value="1" calcext:value-type="float">
            <text:p>1,000</text:p>
          </table:table-cell>
          <table:table-cell table:style-name="ce6" table:formula="of:=STDEV([.B69:.H6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0:.H70])" office:value-type="float" office:value="1.16666666666667" calcext:value-type="float">
            <text:p>1,167</text:p>
          </table:table-cell>
          <table:table-cell table:style-name="ce6" table:formula="of:=STDEV([.B70:.H70])" office:value-type="float" office:value="0.408248290463863" calcext:value-type="float">
            <text:p>0,408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6" table:formula="of:=AVERAGE([.B71:.H71])" office:value-type="float" office:value="2.66666666666667" calcext:value-type="float">
            <text:p>2,667</text:p>
          </table:table-cell>
          <table:table-cell table:style-name="ce6" table:formula="of:=STDEV([.B71:.H71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2:.H72])" office:value-type="float" office:value="3.66666666666667" calcext:value-type="float">
            <text:p>3,667</text:p>
          </table:table-cell>
          <table:table-cell table:style-name="ce6" table:formula="of:=STDEV([.B72:.H72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6" table:formula="of:=AVERAGE([.B73:.H73])" office:value-type="float" office:value="6.5" calcext:value-type="float">
            <text:p>6,500</text:p>
          </table:table-cell>
          <table:table-cell table:style-name="ce6" table:formula="of:=STDEV([.B73:.H73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74:.H74])" office:value-type="float" office:value="6.33333333333333" calcext:value-type="float">
            <text:p>6,333</text:p>
          </table:table-cell>
          <table:table-cell table:style-name="ce6" table:formula="of:=STDEV([.B74:.H74])" office:value-type="float" office:value="1.86189867250253" calcext:value-type="float">
            <text:p>1,862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75:.H75])" office:value-type="float" office:value="1.5" calcext:value-type="float">
            <text:p>1,500</text:p>
          </table:table-cell>
          <table:table-cell table:style-name="ce6" table:formula="of:=STDEV([.B75:.H75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76:.H76])" office:value-type="float" office:value="1" calcext:value-type="float">
            <text:p>1,000</text:p>
          </table:table-cell>
          <table:table-cell table:style-name="ce6" table:formula="of:=STDEV([.B76:.H7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77:.H77])" office:value-type="float" office:value="2.5" calcext:value-type="float">
            <text:p>2,500</text:p>
          </table:table-cell>
          <table:table-cell table:style-name="ce6" table:formula="of:=STDEV([.B77:.H77])" office:value-type="float" office:value="1.22474487139159" calcext:value-type="float">
            <text:p>1,225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78:.H78])" office:value-type="float" office:value="1.66666666666667" calcext:value-type="float">
            <text:p>1,667</text:p>
          </table:table-cell>
          <table:table-cell table:style-name="ce6"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79:.H79])" office:value-type="float" office:value="4" calcext:value-type="float">
            <text:p>4,000</text:p>
          </table:table-cell>
          <table:table-cell table:style-name="ce6" table:formula="of:=STDEV([.B79:.H79])" office:value-type="float" office:value="1.09544511501033" calcext:value-type="float">
            <text:p>1,095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0:.H80])" office:value-type="float" office:value="3.5" calcext:value-type="float">
            <text:p>3,500</text:p>
          </table:table-cell>
          <table:table-cell table:style-name="ce6" table:formula="of:=STDEV([.B80:.H80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1:.H81])" office:value-type="float" office:value="3.5" calcext:value-type="float">
            <text:p>3,500</text:p>
          </table:table-cell>
          <table:table-cell table:style-name="ce6" table:formula="of:=STDEV([.B81:.H81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82:.H82])" office:value-type="float" office:value="4.5" calcext:value-type="float">
            <text:p>4,500</text:p>
          </table:table-cell>
          <table:table-cell table:style-name="ce6" table:formula="of:=STDEV([.B82:.H82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3:.H83])" office:value-type="float" office:value="5.33333333333333" calcext:value-type="float">
            <text:p>5,333</text:p>
          </table:table-cell>
          <table:table-cell table:style-name="ce6" table:formula="of:=STDEV([.B83:.H83])" office:value-type="float" office:value="2.25092573548455" calcext:value-type="float">
            <text:p>2,251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4:.H84])" office:value-type="float" office:value="4.66666666666667" calcext:value-type="float">
            <text:p>4,667</text:p>
          </table:table-cell>
          <table:table-cell table:style-name="ce6" table:formula="of:=STDEV([.B84:.H84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85:.H85])" office:value-type="float" office:value="6" calcext:value-type="float">
            <text:p>6,000</text:p>
          </table:table-cell>
          <table:table-cell table:style-name="ce6" table:formula="of:=STDEV([.B85:.H85])" office:value-type="float" office:value="2.28035085019828" calcext:value-type="float">
            <text:p>2,280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86:.H86])" office:value-type="float" office:value="4.83333333333333" calcext:value-type="float">
            <text:p>4,833</text:p>
          </table:table-cell>
          <table:table-cell table:style-name="ce6" table:formula="of:=STDEV([.B86:.H8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87:.H87])" office:value-type="float" office:value="4.16666666666667" calcext:value-type="float">
            <text:p>4,167</text:p>
          </table:table-cell>
          <table:table-cell table:style-name="ce6" table:formula="of:=STDEV([.B87:.H87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88:.H88])" office:value-type="float" office:value="4.16666666666667" calcext:value-type="float">
            <text:p>4,167</text:p>
          </table:table-cell>
          <table:table-cell table:style-name="ce6" table:formula="of:=STDEV([.B88:.H88])" office:value-type="float" office:value="2.04124145231932" calcext:value-type="float">
            <text:p>2,041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89:.H89])" office:value-type="float" office:value="6.33333333333333" calcext:value-type="float">
            <text:p>6,333</text:p>
          </table:table-cell>
          <table:table-cell table:style-name="ce6" table:formula="of:=STDEV([.B89:.H89])" office:value-type="float" office:value="2.06559111797729" calcext:value-type="float">
            <text:p>2,066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0:.H90])" office:value-type="float" office:value="3.66666666666667" calcext:value-type="float">
            <text:p>3,667</text:p>
          </table:table-cell>
          <table:table-cell table:style-name="ce6" table:formula="of:=STDEV([.B90:.H90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91:.H91])" office:value-type="float" office:value="3.5" calcext:value-type="float">
            <text:p>3,500</text:p>
          </table:table-cell>
          <table:table-cell table:style-name="ce6" table:formula="of:=STDEV([.B91:.H91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6" table:formula="of:=AVERAGE([.B92:.H92])" office:value-type="float" office:value="6" calcext:value-type="float">
            <text:p>6,000</text:p>
          </table:table-cell>
          <table:table-cell table:style-name="ce6" table:formula="of:=STDEV([.B92:.H92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3:.H93])" office:value-type="float" office:value="6.5" calcext:value-type="float">
            <text:p>6,500</text:p>
          </table:table-cell>
          <table:table-cell table:style-name="ce6" table:formula="of:=STDEV([.B93:.H9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94:.H94])" office:value-type="float" office:value="6.5" calcext:value-type="float">
            <text:p>6,500</text:p>
          </table:table-cell>
          <table:table-cell table:style-name="ce6" table:formula="of:=STDEV([.B94:.H94])" office:value-type="float" office:value="1.37840487520902" calcext:value-type="float">
            <text:p>1,37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5:.H95])" office:value-type="float" office:value="7.83333333333333" calcext:value-type="float">
            <text:p>7,833</text:p>
          </table:table-cell>
          <table:table-cell table:style-name="ce6" table:formula="of:=STDEV([.B95:.H95])" office:value-type="float" office:value="2.13697605664328" calcext:value-type="float">
            <text:p>2,137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6" table:formula="of:=AVERAGE([.B96:.H96])" office:value-type="float" office:value="9" calcext:value-type="float">
            <text:p>9,000</text:p>
          </table:table-cell>
          <table:table-cell table:style-name="ce6" table:formula="of:=STDEV([.B96:.H96])" office:value-type="float" office:value="0.632455532033676" calcext:value-type="float">
            <text:p>0,632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97:.H97])" office:value-type="float" office:value="4.16666666666667" calcext:value-type="float">
            <text:p>4,167</text:p>
          </table:table-cell>
          <table:table-cell table:style-name="ce6" table:formula="of:=STDEV([.B97:.H97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98:.H98])" office:value-type="float" office:value="5.16666666666667" calcext:value-type="float">
            <text:p>5,167</text:p>
          </table:table-cell>
          <table:table-cell table:style-name="ce6" table:formula="of:=STDEV([.B98:.H98])" office:value-type="float" office:value="2.48327740429189" calcext:value-type="float">
            <text:p>2,483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99:.H99])" office:value-type="float" office:value="6.16666666666667" calcext:value-type="float">
            <text:p>6,167</text:p>
          </table:table-cell>
          <table:table-cell table:style-name="ce6" table:formula="of:=STDEV([.B99:.H9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00:.H100])" office:value-type="float" office:value="1" calcext:value-type="float">
            <text:p>1,000</text:p>
          </table:table-cell>
          <table:table-cell table:style-name="ce6" table:formula="of:=STDEV([.B100:.H10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1:.H101])" office:value-type="float" office:value="6.33333333333333" calcext:value-type="float">
            <text:p>6,333</text:p>
          </table:table-cell>
          <table:table-cell table:style-name="ce6" table:formula="of:=STDEV([.B101:.H101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02:.H102])" office:value-type="float" office:value="2.66666666666667" calcext:value-type="float">
            <text:p>2,667</text:p>
          </table:table-cell>
          <table:table-cell table:style-name="ce6" table:formula="of:=STDEV([.B102:.H102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03:.H103])" office:value-type="float" office:value="5.5" calcext:value-type="float">
            <text:p>5,500</text:p>
          </table:table-cell>
          <table:table-cell table:style-name="ce6" table:formula="of:=STDEV([.B103:.H103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4:.H104])" office:value-type="float" office:value="6" calcext:value-type="float">
            <text:p>6,000</text:p>
          </table:table-cell>
          <table:table-cell table:style-name="ce6" table:formula="of:=STDEV([.B104:.H104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05:.H105])" office:value-type="float" office:value="5.66666666666667" calcext:value-type="float">
            <text:p>5,667</text:p>
          </table:table-cell>
          <table:table-cell table:style-name="ce6" table:formula="of:=STDEV([.B105:.H105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6:.H106])" office:value-type="float" office:value="4.83333333333333" calcext:value-type="float">
            <text:p>4,833</text:p>
          </table:table-cell>
          <table:table-cell table:style-name="ce6" table:formula="of:=STDEV([.B106:.H106])" office:value-type="float" office:value="0.752772652709081" calcext:value-type="float">
            <text:p>0,753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6" table:formula="of:=AVERAGE([.B107:.H107])" office:value-type="float" office:value="7.5" calcext:value-type="float">
            <text:p>7,500</text:p>
          </table:table-cell>
          <table:table-cell table:style-name="ce6" table:formula="of:=STDEV([.B107:.H107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08:.H108])" office:value-type="float" office:value="2" calcext:value-type="float">
            <text:p>2,000</text:p>
          </table:table-cell>
          <table:table-cell table:style-name="ce6" table:formula="of:=STDEV([.B108:.H108])" office:value-type="float" office:value="1.54919333848297" calcext:value-type="float">
            <text:p>1,549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09:.H109])" office:value-type="float" office:value="1.33333333333333" calcext:value-type="float">
            <text:p>1,333</text:p>
          </table:table-cell>
          <table:table-cell table:style-name="ce6" table:formula="of:=STDEV([.B109:.H109])" office:value-type="float" office:value="0.516397779494322" calcext:value-type="float">
            <text:p>0,516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0:.H110])" office:value-type="float" office:value="5.83333333333333" calcext:value-type="float">
            <text:p>5,833</text:p>
          </table:table-cell>
          <table:table-cell table:style-name="ce6" table:formula="of:=STDEV([.B110:.H110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6" table:formula="of:=AVERAGE([.B111:.H111])" office:value-type="float" office:value="1" calcext:value-type="float">
            <text:p>1,000</text:p>
          </table:table-cell>
          <table:table-cell table:style-name="ce6" table:formula="of:=STDEV([.B111:.H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12:.H112])" office:value-type="float" office:value="3.66666666666667" calcext:value-type="float">
            <text:p>3,667</text:p>
          </table:table-cell>
          <table:table-cell table:style-name="ce6" table:formula="of:=STDEV([.B112:.H11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13:.H113])" office:value-type="float" office:value="6.33333333333333" calcext:value-type="float">
            <text:p>6,333</text:p>
          </table:table-cell>
          <table:table-cell table:style-name="ce6" table:formula="of:=STDEV([.B113:.H113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4:.H114])" office:value-type="float" office:value="2.66666666666667" calcext:value-type="float">
            <text:p>2,667</text:p>
          </table:table-cell>
          <table:table-cell table:style-name="ce6" table:formula="of:=STDEV([.B114:.H114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5:.H115])" office:value-type="float" office:value="1.5" calcext:value-type="float">
            <text:p>1,500</text:p>
          </table:table-cell>
          <table:table-cell table:style-name="ce6" table:formula="of:=STDEV([.B115:.H115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16:.H116])" office:value-type="float" office:value="4.16666666666667" calcext:value-type="float">
            <text:p>4,167</text:p>
          </table:table-cell>
          <table:table-cell table:style-name="ce6" table:formula="of:=STDEV([.B116:.H116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6" table:formula="of:=AVERAGE([.B117:.H117])" office:value-type="float" office:value="5.16666666666667" calcext:value-type="float">
            <text:p>5,167</text:p>
          </table:table-cell>
          <table:table-cell table:style-name="ce6" table:formula="of:=STDEV([.B117:.H117])" office:value-type="float" office:value="1.72240142436851" calcext:value-type="float">
            <text:p>1,72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18:.H118])" office:value-type="float" office:value="4" calcext:value-type="float">
            <text:p>4,000</text:p>
          </table:table-cell>
          <table:table-cell table:style-name="ce6" table:formula="of:=STDEV([.B118:.H118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" table:formula="of:=AVERAGE([.B119:.H119])" office:value-type="float" office:value="2.33333333333333" calcext:value-type="float">
            <text:p>2,333</text:p>
          </table:table-cell>
          <table:table-cell table:style-name="ce6" table:formula="of:=STDEV([.B119:.H119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20:.H120])" office:value-type="float" office:value="2.16666666666667" calcext:value-type="float">
            <text:p>2,167</text:p>
          </table:table-cell>
          <table:table-cell table:style-name="ce6" table:formula="of:=STDEV([.B120:.H120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21:.H121])" office:value-type="float" office:value="4.16666666666667" calcext:value-type="float">
            <text:p>4,167</text:p>
          </table:table-cell>
          <table:table-cell table:style-name="ce6" table:formula="of:=STDEV([.B121:.H121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22:.H122])" office:value-type="float" office:value="3.16666666666667" calcext:value-type="float">
            <text:p>3,167</text:p>
          </table:table-cell>
          <table:table-cell table:style-name="ce6" table:formula="of:=STDEV([.B122:.H12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6" table:formula="of:=AVERAGE([.B123:.H123])" office:value-type="float" office:value="6.5" calcext:value-type="float">
            <text:p>6,500</text:p>
          </table:table-cell>
          <table:table-cell table:style-name="ce6" table:formula="of:=STDEV([.B123:.H123])" office:value-type="float" office:value="1.6431676725155" calcext:value-type="float">
            <text:p>1,643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24:.H124])" office:value-type="float" office:value="4.33333333333333" calcext:value-type="float">
            <text:p>4,333</text:p>
          </table:table-cell>
          <table:table-cell table:style-name="ce6" table:formula="of:=STDEV([.B124:.H124])" office:value-type="float" office:value="1.75119007154183" calcext:value-type="float">
            <text:p>1,751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25:.H125])" office:value-type="float" office:value="7.16666666666667" calcext:value-type="float">
            <text:p>7,167</text:p>
          </table:table-cell>
          <table:table-cell table:style-name="ce6" table:formula="of:=STDEV([.B125:.H125])" office:value-type="float" office:value="1.60208197875972" calcext:value-type="float">
            <text:p>1,602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6" table:formula="of:=AVERAGE([.B126:.H126])" office:value-type="float" office:value="3.66666666666667" calcext:value-type="float">
            <text:p>3,667</text:p>
          </table:table-cell>
          <table:table-cell table:style-name="ce6" table:formula="of:=STDEV([.B126:.H126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27:.H127])" office:value-type="float" office:value="5.5" calcext:value-type="float">
            <text:p>5,500</text:p>
          </table:table-cell>
          <table:table-cell table:style-name="ce6" table:formula="of:=STDEV([.B127:.H127])" office:value-type="float" office:value="1.7606816861659" calcext:value-type="float">
            <text:p>1,761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28:.H128])" office:value-type="float" office:value="7.16666666666667" calcext:value-type="float">
            <text:p>7,167</text:p>
          </table:table-cell>
          <table:table-cell table:style-name="ce6" table:formula="of:=STDEV([.B128:.H128])" office:value-type="float" office:value="1.94079021706795" calcext:value-type="float">
            <text:p>1,941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29:.H129])" office:value-type="float" office:value="4.16666666666667" calcext:value-type="float">
            <text:p>4,167</text:p>
          </table:table-cell>
          <table:table-cell table:style-name="ce6" table:formula="of:=STDEV([.B129:.H129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0:.H130])" office:value-type="float" office:value="6" calcext:value-type="float">
            <text:p>6,000</text:p>
          </table:table-cell>
          <table:table-cell table:style-name="ce6" table:formula="of:=STDEV([.B130:.H130])" office:value-type="float" office:value="1.26491106406735" calcext:value-type="float">
            <text:p>1,265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31:.H131])" office:value-type="float" office:value="1.66666666666667" calcext:value-type="float">
            <text:p>1,667</text:p>
          </table:table-cell>
          <table:table-cell table:style-name="ce6" table:formula="of:=STDEV([.B131:.H13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2:.H132])" office:value-type="float" office:value="6.66666666666667" calcext:value-type="float">
            <text:p>6,667</text:p>
          </table:table-cell>
          <table:table-cell table:style-name="ce6" table:formula="of:=STDEV([.B132:.H132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33:.H133])" office:value-type="float" office:value="7.5" calcext:value-type="float">
            <text:p>7,500</text:p>
          </table:table-cell>
          <table:table-cell table:style-name="ce6" table:formula="of:=STDEV([.B133:.H133])" office:value-type="float" office:value="2.07364413533277" calcext:value-type="float">
            <text:p>2,074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 table:formula="of:=AVERAGE([.B134:.H134])" office:value-type="float" office:value="8.83333333333333" calcext:value-type="float">
            <text:p>8,833</text:p>
          </table:table-cell>
          <table:table-cell table:style-name="ce6" table:formula="of:=STDEV([.B134:.H134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35:.H135])" office:value-type="float" office:value="6.66666666666667" calcext:value-type="float">
            <text:p>6,667</text:p>
          </table:table-cell>
          <table:table-cell table:style-name="ce6" table:formula="of:=STDEV([.B135:.H135])" office:value-type="float" office:value="1.36626010212795" calcext:value-type="float">
            <text:p>1,366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6:.H136])" office:value-type="float" office:value="7.83333333333333" calcext:value-type="float">
            <text:p>7,833</text:p>
          </table:table-cell>
          <table:table-cell table:style-name="ce6" table:formula="of:=STDEV([.B136:.H136])" office:value-type="float" office:value="0.983192080250175" calcext:value-type="float">
            <text:p>0,983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37:.H137])" office:value-type="float" office:value="6.33333333333333" calcext:value-type="float">
            <text:p>6,333</text:p>
          </table:table-cell>
          <table:table-cell table:style-name="ce6" table:formula="of:=STDEV([.B137:.H137])" office:value-type="float" office:value="1.96638416050035" calcext:value-type="float">
            <text:p>1,966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6" table:formula="of:=AVERAGE([.B138:.H138])" office:value-type="float" office:value="7.83333333333333" calcext:value-type="float">
            <text:p>7,833</text:p>
          </table:table-cell>
          <table:table-cell table:style-name="ce6" table:formula="of:=STDEV([.B138:.H138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6" table:formula="of:=AVERAGE([.B139:.H139])" office:value-type="float" office:value="7.33333333333333" calcext:value-type="float">
            <text:p>7,333</text:p>
          </table:table-cell>
          <table:table-cell table:style-name="ce6" table:formula="of:=STDEV([.B139:.H13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 table:formula="of:=AVERAGE([.B140:.H140])" office:value-type="float" office:value="7.5" calcext:value-type="float">
            <text:p>7,500</text:p>
          </table:table-cell>
          <table:table-cell table:style-name="ce6" table:formula="of:=STDEV([.B140:.H140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 table:formula="of:=AVERAGE([.B141:.H141])" office:value-type="float" office:value="7.5" calcext:value-type="float">
            <text:p>7,500</text:p>
          </table:table-cell>
          <table:table-cell table:style-name="ce6" table:formula="of:=STDEV([.B141:.H141])" office:value-type="float" office:value="0.547722557505166" calcext:value-type="float">
            <text:p>0,548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2:.H142])" office:value-type="float" office:value="2.83333333333333" calcext:value-type="float">
            <text:p>2,833</text:p>
          </table:table-cell>
          <table:table-cell table:style-name="ce6" table:formula="of:=STDEV([.B142:.H142])" office:value-type="float" office:value="1.16904519445001" calcext:value-type="float">
            <text:p>1,169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table:formula="of:=AVERAGE([.B143:.H143])" office:value-type="float" office:value="3.33333333333333" calcext:value-type="float">
            <text:p>3,333</text:p>
          </table:table-cell>
          <table:table-cell table:style-name="ce6" table:formula="of:=STDEV([.B143:.H14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4:.H144])" office:value-type="float" office:value="3" calcext:value-type="float">
            <text:p>3,000</text:p>
          </table:table-cell>
          <table:table-cell table:style-name="ce6" table:formula="of:=STDEV([.B144:.H144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AVERAGE([.B145:.H145])" office:value-type="float" office:value="4.83333333333333" calcext:value-type="float">
            <text:p>4,833</text:p>
          </table:table-cell>
          <table:table-cell table:style-name="ce6" table:formula="of:=STDEV([.B145:.H145])" office:value-type="float" office:value="1.47196014438797" calcext:value-type="float">
            <text:p>1,472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 table:formula="of:=AVERAGE([.B146:.H146])" office:value-type="float" office:value="6.5" calcext:value-type="float">
            <text:p>6,5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table:formula="of:=AVERAGE([.B147:.H147])" office:value-type="float" office:value="5.5" calcext:value-type="float">
            <text:p>5,500</text:p>
          </table:table-cell>
          <table:table-cell table:style-name="ce6" table:formula="of:=STDEV([.B147:.H147])" office:value-type="float" office:value="1.04880884817015" calcext:value-type="float">
            <text:p>1,049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 table:formula="of:=AVERAGE([.B148:.H148])" office:value-type="float" office:value="4.33333333333333" calcext:value-type="float">
            <text:p>4,333</text:p>
          </table:table-cell>
          <table:table-cell table:style-name="ce6" table:formula="of:=STDEV([.B148:.H148])" office:value-type="float" office:value="1.03279555898864" calcext:value-type="float">
            <text:p>1,03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6" table:formula="of:=AVERAGE([.B149:.H149])" office:value-type="float" office:value="3" calcext:value-type="float">
            <text:p>3,000</text:p>
          </table:table-cell>
          <table:table-cell table:style-name="ce6" table:formula="of:=STDEV([.B149:.H149])" office:value-type="float" office:value="0.894427190999916" calcext:value-type="float">
            <text:p>0,894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6" table:formula="of:=AVERAGE([.B150:.H150])" office:value-type="float" office:value="4.5" calcext:value-type="float">
            <text:p>4,500</text:p>
          </table:table-cell>
          <table:table-cell table:style-name="ce6" table:formula="of:=STDEV([.B150:.H150])" office:value-type="float" office:value="0.836660026534076" calcext:value-type="float">
            <text:p>0,837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 table:formula="of:=AVERAGE([.B151:.H151])" office:value-type="float" office:value="3.83333333333333" calcext:value-type="float">
            <text:p>3,833</text:p>
          </table:table-cell>
          <table:table-cell table:style-name="ce6" table:formula="of:=STDEV([.B151:.H151])" office:value-type="float" office:value="1.32916013582513" calcext:value-type="float">
            <text:p>1,329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/>
          <table:table-cell table:formula="of:=AVERAGE([.I2:.I151])" office:value-type="float" office:value="5.04555555555556" calcext:value-type="float">
            <text:p>5,04555555555556</text:p>
          </table:table-cell>
          <table:table-cell table:style-name="Default" table:formula="of:=AVERAGE([.J2:.J151])" office:value-type="float" office:value="1.24277135361588" calcext:value-type="float">
            <text:p>1,24277135361588</text:p>
          </table:table-cell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:.H2])" office:value-type="float" office:value="6.6" calcext:value-type="float">
            <text:p>6,600</text:p>
          </table:table-cell>
          <table:table-cell table:style-name="ce6" table:formula="of:=STDEV([.B2:.H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:.H3])" office:value-type="float" office:value="7.8" calcext:value-type="float">
            <text:p>7,800</text:p>
          </table:table-cell>
          <table:table-cell table:style-name="ce6" table:formula="of:=STDEV([.B3:.H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:.H4])" office:value-type="float" office:value="7" calcext:value-type="float">
            <text:p>7,000</text:p>
          </table:table-cell>
          <table:table-cell table:style-name="ce6" table:formula="of:=STDEV([.B4:.H4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:.H5])" office:value-type="float" office:value="8" calcext:value-type="float">
            <text:p>8,000</text:p>
          </table:table-cell>
          <table:table-cell table:style-name="ce6" table:formula="of:=STDEV([.B5:.H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:.H6])" office:value-type="float" office:value="6.4" calcext:value-type="float">
            <text:p>6,400</text:p>
          </table:table-cell>
          <table:table-cell table:style-name="ce6" table:formula="of:=STDEV([.B6:.H6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:.H7])" office:value-type="float" office:value="7.4" calcext:value-type="float">
            <text:p>7,400</text:p>
          </table:table-cell>
          <table:table-cell table:style-name="ce6" table:formula="of:=STDEV([.B7:.H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:.H8])" office:value-type="float" office:value="6.2" calcext:value-type="float">
            <text:p>6,200</text:p>
          </table:table-cell>
          <table:table-cell table:style-name="ce6" table:formula="of:=STDEV([.B8:.H8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:.H9])" office:value-type="float" office:value="3.8" calcext:value-type="float">
            <text:p>3,800</text:p>
          </table:table-cell>
          <table:table-cell table:style-name="ce6" table:formula="of:=STDEV([.B9:.H9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0:.H10])" office:value-type="float" office:value="7.4" calcext:value-type="float">
            <text:p>7,400</text:p>
          </table:table-cell>
          <table:table-cell table:style-name="ce6" table:formula="of:=STDEV([.B10:.H1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:.H11])" office:value-type="float" office:value="3" calcext:value-type="float">
            <text:p>3,000</text:p>
          </table:table-cell>
          <table:table-cell table:style-name="ce6" table:formula="of:=STDEV([.B11:.H11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:.H12])" office:value-type="float" office:value="1" calcext:value-type="float">
            <text:p>1,000</text:p>
          </table:table-cell>
          <table:table-cell table:style-name="ce6" table:formula="of:=STDEV([.B12:.H12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:.H13])" office:value-type="float" office:value="4" calcext:value-type="float">
            <text:p>4,000</text:p>
          </table:table-cell>
          <table:table-cell table:style-name="ce6" table:formula="of:=STDEV([.B13:.H1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4:.H14])" office:value-type="float" office:value="2" calcext:value-type="float">
            <text:p>2,000</text:p>
          </table:table-cell>
          <table:table-cell table:style-name="ce6" table:formula="of:=STDEV([.B14:.H14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5:.H15])" office:value-type="float" office:value="3.2" calcext:value-type="float">
            <text:p>3,200</text:p>
          </table:table-cell>
          <table:table-cell table:style-name="ce6" table:formula="of:=STDEV([.B15:.H1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6:.H16])" office:value-type="float" office:value="5.4" calcext:value-type="float">
            <text:p>5,400</text:p>
          </table:table-cell>
          <table:table-cell table:style-name="ce6" table:formula="of:=STDEV([.B16:.H16])" office:value-type="float" office:value="2.30217288664427" calcext:value-type="float">
            <text:p>2,30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7:.H17])" office:value-type="float" office:value="5.4" calcext:value-type="float">
            <text:p>5,400</text:p>
          </table:table-cell>
          <table:table-cell table:style-name="ce6" table:formula="of:=STDEV([.B17:.H17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8:.H18])" office:value-type="float" office:value="2" calcext:value-type="float">
            <text:p>2,000</text:p>
          </table:table-cell>
          <table:table-cell table:style-name="ce6" table:formula="of:=STDEV([.B18:.H1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9:.H19])" office:value-type="float" office:value="1.8" calcext:value-type="float">
            <text:p>1,800</text:p>
          </table:table-cell>
          <table:table-cell table:style-name="ce6" table:formula="of:=STDEV([.B19:.H1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20:.H20])" office:value-type="float" office:value="1.4" calcext:value-type="float">
            <text:p>1,400</text:p>
          </table:table-cell>
          <table:table-cell table:style-name="ce6" table:formula="of:=STDEV([.B20:.H20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21:.H21])" office:value-type="float" office:value="1" calcext:value-type="float">
            <text:p>1,000</text:p>
          </table:table-cell>
          <table:table-cell table:style-name="ce6" table:formula="of:=STDEV([.B21:.H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22:.H22])" office:value-type="float" office:value="3.6" calcext:value-type="float">
            <text:p>3,600</text:p>
          </table:table-cell>
          <table:table-cell table:style-name="ce6" table:formula="of:=STDEV([.B22:.H22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23:.H23])" office:value-type="float" office:value="4.4" calcext:value-type="float">
            <text:p>4,400</text:p>
          </table:table-cell>
          <table:table-cell table:style-name="ce6" table:formula="of:=STDEV([.B23:.H2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4:.H24])" office:value-type="float" office:value="7.2" calcext:value-type="float">
            <text:p>7,200</text:p>
          </table:table-cell>
          <table:table-cell table:style-name="ce6" table:formula="of:=STDEV([.B24:.H2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25:.H25])" office:value-type="float" office:value="7" calcext:value-type="float">
            <text:p>7,000</text:p>
          </table:table-cell>
          <table:table-cell table:style-name="ce6" table:formula="of:=STDEV([.B25:.H25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26:.H26])" office:value-type="float" office:value="5.6" calcext:value-type="float">
            <text:p>5,600</text:p>
          </table:table-cell>
          <table:table-cell table:style-name="ce6" table:formula="of:=STDEV([.B26:.H26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27:.H27])" office:value-type="float" office:value="6.4" calcext:value-type="float">
            <text:p>6,400</text:p>
          </table:table-cell>
          <table:table-cell table:style-name="ce6" table:formula="of:=STDEV([.B27:.H27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style-name="ce6" table:formula="of:=AVERAGE([.B28:.H28])" office:value-type="float" office:value="7.4" calcext:value-type="float">
            <text:p>7,400</text:p>
          </table:table-cell>
          <table:table-cell table:style-name="ce6" table:formula="of:=STDEV([.B28:.H2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29:.H29])" office:value-type="float" office:value="3.4" calcext:value-type="float">
            <text:p>3,400</text:p>
          </table:table-cell>
          <table:table-cell table:style-name="ce6" table:formula="of:=STDEV([.B29:.H29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0:.H30])" office:value-type="float" office:value="6.4" calcext:value-type="float">
            <text:p>6,400</text:p>
          </table:table-cell>
          <table:table-cell table:style-name="ce6" table:formula="of:=STDEV([.B30:.H3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table:style-name="ce6" table:formula="of:=AVERAGE([.B31:.H31])" office:value-type="float" office:value="5.6" calcext:value-type="float">
            <text:p>5,600</text:p>
          </table:table-cell>
          <table:table-cell table:style-name="ce6" table:formula="of:=STDEV([.B31:.H3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32:.H32])" office:value-type="float" office:value="2.4" calcext:value-type="float">
            <text:p>2,400</text:p>
          </table:table-cell>
          <table:table-cell table:style-name="ce6" table:formula="of:=STDEV([.B32:.H3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3:.H33])" office:value-type="float" office:value="5" calcext:value-type="float">
            <text:p>5,000</text:p>
          </table:table-cell>
          <table:table-cell table:style-name="ce6" table:formula="of:=STDEV([.B33:.H33])" office:value-type="float" office:value="1.73205080756888" calcext:value-type="float">
            <text:p>1,73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4:.H34])" office:value-type="float" office:value="6.6" calcext:value-type="float">
            <text:p>6,600</text:p>
          </table:table-cell>
          <table:table-cell table:style-name="ce6" table:formula="of:=STDEV([.B34:.H34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5:.H35])" office:value-type="float" office:value="5" calcext:value-type="float">
            <text:p>5,000</text:p>
          </table:table-cell>
          <table:table-cell table:style-name="ce6" table:formula="of:=STDEV([.B35:.H35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36:.H36])" office:value-type="float" office:value="6.8" calcext:value-type="float">
            <text:p>6,800</text:p>
          </table:table-cell>
          <table:table-cell table:style-name="ce6" table:formula="of:=STDEV([.B36:.H36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37:.H37])" office:value-type="float" office:value="6.8" calcext:value-type="float">
            <text:p>6,800</text:p>
          </table:table-cell>
          <table:table-cell table:style-name="ce6" table:formula="of:=STDEV([.B37:.H3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38:.H38])" office:value-type="float" office:value="4" calcext:value-type="float">
            <text:p>4,000</text:p>
          </table:table-cell>
          <table:table-cell table:style-name="ce6" table:formula="of:=STDEV([.B38:.H38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39:.H39])" office:value-type="float" office:value="4.4" calcext:value-type="float">
            <text:p>4,400</text:p>
          </table:table-cell>
          <table:table-cell table:style-name="ce6" table:formula="of:=STDEV([.B39:.H39])" office:value-type="float" office:value="2.19089023002066" calcext:value-type="float">
            <text:p>2,1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0:.H40])" office:value-type="float" office:value="4.6" calcext:value-type="float">
            <text:p>4,600</text:p>
          </table:table-cell>
          <table:table-cell table:style-name="ce6" table:formula="of:=STDEV([.B40:.H40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41:.H41])" office:value-type="float" office:value="6.8" calcext:value-type="float">
            <text:p>6,800</text:p>
          </table:table-cell>
          <table:table-cell table:style-name="ce6" table:formula="of:=STDEV([.B41:.H41])" office:value-type="float" office:value="2.28035085019828" calcext:value-type="float">
            <text:p>2,28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42:.H42])" office:value-type="float" office:value="4.2" calcext:value-type="float">
            <text:p>4,200</text:p>
          </table:table-cell>
          <table:table-cell table:style-name="ce6" table:formula="of:=STDEV([.B42:.H42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43:.H43])" office:value-type="float" office:value="5" calcext:value-type="float">
            <text:p>5,000</text:p>
          </table:table-cell>
          <table:table-cell table:style-name="ce6" table:formula="of:=STDEV([.B43:.H43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44:.H44])" office:value-type="float" office:value="1.8" calcext:value-type="float">
            <text:p>1,800</text:p>
          </table:table-cell>
          <table:table-cell table:style-name="ce6" table:formula="of:=STDEV([.B44:.H4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5:.H45])" office:value-type="float" office:value="1.2" calcext:value-type="float">
            <text:p>1,200</text:p>
          </table:table-cell>
          <table:table-cell table:style-name="ce6" table:formula="of:=STDEV([.B45:.H4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6:.H46])" office:value-type="float" office:value="5" calcext:value-type="float">
            <text:p>5,000</text:p>
          </table:table-cell>
          <table:table-cell table:style-name="ce6" table:formula="of:=STDEV([.B46:.H4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47:.H47])" office:value-type="float" office:value="5" calcext:value-type="float">
            <text:p>5,000</text:p>
          </table:table-cell>
          <table:table-cell table:style-name="ce6" table:formula="of:=STDEV([.B47:.H47])" office:value-type="float" office:value="1.87082869338697" calcext:value-type="float">
            <text:p>1,8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48:.H48])" office:value-type="float" office:value="1.8" calcext:value-type="float">
            <text:p>1,800</text:p>
          </table:table-cell>
          <table:table-cell table:style-name="ce6" table:formula="of:=STDEV([.B48:.H48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49:.H49])" office:value-type="float" office:value="2.6" calcext:value-type="float">
            <text:p>2,600</text:p>
          </table:table-cell>
          <table:table-cell table:style-name="ce6" table:formula="of:=STDEV([.B49:.H4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0:.H50])" office:value-type="float" office:value="1.8" calcext:value-type="float">
            <text:p>1,800</text:p>
          </table:table-cell>
          <table:table-cell table:style-name="ce6" table:formula="of:=STDEV([.B50:.H5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51:.H51])" office:value-type="float" office:value="5" calcext:value-type="float">
            <text:p>5,000</text:p>
          </table:table-cell>
          <table:table-cell table:style-name="ce6" table:formula="of:=STDEV([.B51:.H5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52:.H52])" office:value-type="float" office:value="7.8" calcext:value-type="float">
            <text:p>7,800</text:p>
          </table:table-cell>
          <table:table-cell table:style-name="ce6" table:formula="of:=STDEV([.B52:.H52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3:.H53])" office:value-type="float" office:value="1.4" calcext:value-type="float">
            <text:p>1,400</text:p>
          </table:table-cell>
          <table:table-cell table:style-name="ce6" table:formula="of:=STDEV([.B53:.H5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54:.H54])" office:value-type="float" office:value="1.4" calcext:value-type="float">
            <text:p>1,400</text:p>
          </table:table-cell>
          <table:table-cell table:style-name="ce6" table:formula="of:=STDEV([.B54:.H54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55:.H55])" office:value-type="float" office:value="8.8" calcext:value-type="float">
            <text:p>8,800</text:p>
          </table:table-cell>
          <table:table-cell table:style-name="ce6" table:formula="of:=STDEV([.B55:.H5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56:.H56])" office:value-type="float" office:value="5" calcext:value-type="float">
            <text:p>5,000</text:p>
          </table:table-cell>
          <table:table-cell table:style-name="ce6" table:formula="of:=STDEV([.B56:.H56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57:.H57])" office:value-type="float" office:value="6" calcext:value-type="float">
            <text:p>6,000</text:p>
          </table:table-cell>
          <table:table-cell table:style-name="ce6" table:formula="of:=STDEV([.B57:.H57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58:.H58])" office:value-type="float" office:value="9" calcext:value-type="float">
            <text:p>9,000</text:p>
          </table:table-cell>
          <table:table-cell table:style-name="ce6" table:formula="of:=STDEV([.B58:.H5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59:.H59])" office:value-type="float" office:value="2.8" calcext:value-type="float">
            <text:p>2,800</text:p>
          </table:table-cell>
          <table:table-cell table:style-name="ce6" table:formula="of:=STDEV([.B59:.H59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60:.H60])" office:value-type="float" office:value="6.2" calcext:value-type="float">
            <text:p>6,200</text:p>
          </table:table-cell>
          <table:table-cell table:style-name="ce6" table:formula="of:=STDEV([.B60:.H60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61:.H61])" office:value-type="float" office:value="1.6" calcext:value-type="float">
            <text:p>1,600</text:p>
          </table:table-cell>
          <table:table-cell table:style-name="ce6" table:formula="of:=STDEV([.B61:.H61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62:.H62])" office:value-type="float" office:value="3" calcext:value-type="float">
            <text:p>3,000</text:p>
          </table:table-cell>
          <table:table-cell table:style-name="ce6" table:formula="of:=STDEV([.B62:.H62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3:.H63])" office:value-type="float" office:value="2" calcext:value-type="float">
            <text:p>2,000</text:p>
          </table:table-cell>
          <table:table-cell table:style-name="ce6" table:formula="of:=STDEV([.B63:.H63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4:.H64])" office:value-type="float" office:value="4.2" calcext:value-type="float">
            <text:p>4,200</text:p>
          </table:table-cell>
          <table:table-cell table:style-name="ce6" table:formula="of:=STDEV([.B64:.H64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5:.H65])" office:value-type="float" office:value="3.2" calcext:value-type="float">
            <text:p>3,200</text:p>
          </table:table-cell>
          <table:table-cell table:style-name="ce6" table:formula="of:=STDEV([.B65:.H65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66:.H66])" office:value-type="float" office:value="3.8" calcext:value-type="float">
            <text:p>3,800</text:p>
          </table:table-cell>
          <table:table-cell table:style-name="ce6" table:formula="of:=STDEV([.B66:.H66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67:.H67])" office:value-type="float" office:value="5.2" calcext:value-type="float">
            <text:p>5,200</text:p>
          </table:table-cell>
          <table:table-cell table:style-name="ce6" table:formula="of:=STDEV([.B67:.H67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6" table:formula="of:=AVERAGE([.B68:.H68])" office:value-type="float" office:value="7.2" calcext:value-type="float">
            <text:p>7,200</text:p>
          </table:table-cell>
          <table:table-cell table:style-name="ce6" table:formula="of:=STDEV([.B68:.H68])" office:value-type="float" office:value="2.16794833886788" calcext:value-type="float">
            <text:p>2,16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69:.H69])" office:value-type="float" office:value="2" calcext:value-type="float">
            <text:p>2,000</text:p>
          </table:table-cell>
          <table:table-cell table:style-name="ce6" table:formula="of:=STDEV([.B69:.H69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70:.H70])" office:value-type="float" office:value="5.6" calcext:value-type="float">
            <text:p>5,600</text:p>
          </table:table-cell>
          <table:table-cell table:style-name="ce6" table:formula="of:=STDEV([.B70:.H70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71:.H71])" office:value-type="float" office:value="6" calcext:value-type="float">
            <text:p>6,000</text:p>
          </table:table-cell>
          <table:table-cell table:style-name="ce6" table:formula="of:=STDEV([.B71:.H71])" office:value-type="float" office:value="1.58113883008419" calcext:value-type="float">
            <text:p>1,58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72:.H72])" office:value-type="float" office:value="7" calcext:value-type="float">
            <text:p>7,000</text:p>
          </table:table-cell>
          <table:table-cell table:style-name="ce6" table:formula="of:=STDEV([.B72:.H72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3:.H73])" office:value-type="float" office:value="7.4" calcext:value-type="float">
            <text:p>7,400</text:p>
          </table:table-cell>
          <table:table-cell table:style-name="ce6" table:formula="of:=STDEV([.B73:.H73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74:.H74])" office:value-type="float" office:value="7.4" calcext:value-type="float">
            <text:p>7,400</text:p>
          </table:table-cell>
          <table:table-cell table:style-name="ce6" table:formula="of:=STDEV([.B74:.H74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75:.H75])" office:value-type="float" office:value="5.4" calcext:value-type="float">
            <text:p>5,400</text:p>
          </table:table-cell>
          <table:table-cell table:style-name="ce6" table:formula="of:=STDEV([.B75:.H75])" office:value-type="float" office:value="2.07364413533277" calcext:value-type="float">
            <text:p>2,07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AVERAGE([.B76:.H76])" office:value-type="float" office:value="8.8" calcext:value-type="float">
            <text:p>8,800</text:p>
          </table:table-cell>
          <table:table-cell table:style-name="ce6" table:formula="of:=STDEV([.B76:.H76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7:.H77])" office:value-type="float" office:value="2.8" calcext:value-type="float">
            <text:p>2,800</text:p>
          </table:table-cell>
          <table:table-cell table:style-name="ce6" table:formula="of:=STDEV([.B77:.H7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78:.H78])" office:value-type="float" office:value="3.4" calcext:value-type="float">
            <text:p>3,400</text:p>
          </table:table-cell>
          <table:table-cell table:style-name="ce6" table:formula="of:=STDEV([.B78:.H78])" office:value-type="float" office:value="2.79284800875379" calcext:value-type="float">
            <text:p>2,793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79:.H79])" office:value-type="float" office:value="8.8" calcext:value-type="float">
            <text:p>8,800</text:p>
          </table:table-cell>
          <table:table-cell table:style-name="ce6" table:formula="of:=STDEV([.B79:.H79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0:.H80])" office:value-type="float" office:value="9" calcext:value-type="float">
            <text:p>9,000</text:p>
          </table:table-cell>
          <table:table-cell table:style-name="ce6" table:formula="of:=STDEV([.B80:.H8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1:.H81])" office:value-type="float" office:value="6" calcext:value-type="float">
            <text:p>6,000</text:p>
          </table:table-cell>
          <table:table-cell table:style-name="ce6" table:formula="of:=STDEV([.B81:.H81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2:.H82])" office:value-type="float" office:value="6.2" calcext:value-type="float">
            <text:p>6,200</text:p>
          </table:table-cell>
          <table:table-cell table:style-name="ce6" table:formula="of:=STDEV([.B82:.H8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AVERAGE([.B83:.H83])" office:value-type="float" office:value="9.2" calcext:value-type="float">
            <text:p>9,200</text:p>
          </table:table-cell>
          <table:table-cell table:style-name="ce6" table:formula="of:=STDEV([.B83:.H8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4:.H84])" office:value-type="float" office:value="6.6" calcext:value-type="float">
            <text:p>6,600</text:p>
          </table:table-cell>
          <table:table-cell table:style-name="ce6" table:formula="of:=STDEV([.B84:.H84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style-name="ce6" table:formula="of:=AVERAGE([.B85:.H85])" office:value-type="float" office:value="9.2" calcext:value-type="float">
            <text:p>9,200</text:p>
          </table:table-cell>
          <table:table-cell table:style-name="ce6" table:formula="of:=STDEV([.B85:.H85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/>
          <table:table-cell table:style-name="ce6" table:formula="of:=AVERAGE([.B86:.H86])" office:value-type="float" office:value="9" calcext:value-type="float">
            <text:p>9,000</text:p>
          </table:table-cell>
          <table:table-cell table:style-name="ce6" table:formula="of:=STDEV([.B86:.H8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7:.H87])" office:value-type="float" office:value="7.2" calcext:value-type="float">
            <text:p>7,200</text:p>
          </table:table-cell>
          <table:table-cell table:style-name="ce6" table:formula="of:=STDEV([.B87:.H8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88:.H88])" office:value-type="float" office:value="8.6" calcext:value-type="float">
            <text:p>8,600</text:p>
          </table:table-cell>
          <table:table-cell table:style-name="ce6" table:formula="of:=STDEV([.B88:.H8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89:.H89])" office:value-type="float" office:value="7.4" calcext:value-type="float">
            <text:p>7,400</text:p>
          </table:table-cell>
          <table:table-cell table:style-name="ce6" table:formula="of:=STDEV([.B89:.H89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0:.H90])" office:value-type="float" office:value="6.8" calcext:value-type="float">
            <text:p>6,800</text:p>
          </table:table-cell>
          <table:table-cell table:style-name="ce6" table:formula="of:=STDEV([.B90:.H9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91:.H91])" office:value-type="float" office:value="9" calcext:value-type="float">
            <text:p>9,000</text:p>
          </table:table-cell>
          <table:table-cell table:style-name="ce6" table:formula="of:=STDEV([.B91:.H91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2:.H92])" office:value-type="float" office:value="6.4" calcext:value-type="float">
            <text:p>6,400</text:p>
          </table:table-cell>
          <table:table-cell table:style-name="ce6" table:formula="of:=STDEV([.B92:.H92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93:.H93])" office:value-type="float" office:value="2.4" calcext:value-type="float">
            <text:p>2,400</text:p>
          </table:table-cell>
          <table:table-cell table:style-name="ce6" table:formula="of:=STDEV([.B93:.H93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4:.H94])" office:value-type="float" office:value="4" calcext:value-type="float">
            <text:p>4,000</text:p>
          </table:table-cell>
          <table:table-cell table:style-name="ce6" table:formula="of:=STDEV([.B94:.H94])" office:value-type="float" office:value="1" calcext:value-type="float">
            <text:p>1,0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6" table:formula="of:=AVERAGE([.B95:.H95])" office:value-type="float" office:value="5.4" calcext:value-type="float">
            <text:p>5,400</text:p>
          </table:table-cell>
          <table:table-cell table:style-name="ce6" table:formula="of:=STDEV([.B95:.H95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96:.H96])" office:value-type="float" office:value="5.8" calcext:value-type="float">
            <text:p>5,800</text:p>
          </table:table-cell>
          <table:table-cell table:style-name="ce6" table:formula="of:=STDEV([.B96:.H96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97:.H97])" office:value-type="float" office:value="3" calcext:value-type="float">
            <text:p>3,000</text:p>
          </table:table-cell>
          <table:table-cell table:style-name="ce6" table:formula="of:=STDEV([.B97:.H97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98:.H98])" office:value-type="float" office:value="5.6" calcext:value-type="float">
            <text:p>5,600</text:p>
          </table:table-cell>
          <table:table-cell table:style-name="ce6" table:formula="of:=STDEV([.B98:.H98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99:.H99])" office:value-type="float" office:value="4" calcext:value-type="float">
            <text:p>4,000</text:p>
          </table:table-cell>
          <table:table-cell table:style-name="ce6" table:formula="of:=STDEV([.B99:.H99])" office:value-type="float" office:value="1.22474487139159" calcext:value-type="float">
            <text:p>1,22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0:.H100])" office:value-type="float" office:value="7.2" calcext:value-type="float">
            <text:p>7,200</text:p>
          </table:table-cell>
          <table:table-cell table:style-name="ce6" table:formula="of:=STDEV([.B100:.H100])" office:value-type="float" office:value="1.09544511501033" calcext:value-type="float">
            <text:p>1,095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1:.H101])" office:value-type="float" office:value="4.6" calcext:value-type="float">
            <text:p>4,600</text:p>
          </table:table-cell>
          <table:table-cell table:style-name="ce6" table:formula="of:=STDEV([.B101:.H101])" office:value-type="float" office:value="1.94935886896179" calcext:value-type="float">
            <text:p>1,949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02:.H102])" office:value-type="float" office:value="7.4" calcext:value-type="float">
            <text:p>7,400</text:p>
          </table:table-cell>
          <table:table-cell table:style-name="ce6" table:formula="of:=STDEV([.B102:.H102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03:.H103])" office:value-type="float" office:value="7.2" calcext:value-type="float">
            <text:p>7,200</text:p>
          </table:table-cell>
          <table:table-cell table:style-name="ce6" table:formula="of:=STDEV([.B103:.H103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4:.H104])" office:value-type="float" office:value="1.8" calcext:value-type="float">
            <text:p>1,800</text:p>
          </table:table-cell>
          <table:table-cell table:style-name="ce6" table:formula="of:=STDEV([.B104:.H10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05:.H105])" office:value-type="float" office:value="1.2" calcext:value-type="float">
            <text:p>1,200</text:p>
          </table:table-cell>
          <table:table-cell table:style-name="ce6" table:formula="of:=STDEV([.B105:.H10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6:.H106])" office:value-type="float" office:value="5" calcext:value-type="float">
            <text:p>5,000</text:p>
          </table:table-cell>
          <table:table-cell table:style-name="ce6" table:formula="of:=STDEV([.B106:.H106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07:.H107])" office:value-type="float" office:value="2.4" calcext:value-type="float">
            <text:p>2,400</text:p>
          </table:table-cell>
          <table:table-cell table:style-name="ce6" table:formula="of:=STDEV([.B107:.H107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08:.H108])" office:value-type="float" office:value="4" calcext:value-type="float">
            <text:p>4,000</text:p>
          </table:table-cell>
          <table:table-cell table:style-name="ce6" table:formula="of:=STDEV([.B108:.H108])" office:value-type="float" office:value="0.707106781186548" calcext:value-type="float">
            <text:p>0,70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09:.H109])" office:value-type="float" office:value="2.8" calcext:value-type="float">
            <text:p>2,800</text:p>
          </table:table-cell>
          <table:table-cell table:style-name="ce6" table:formula="of:=STDEV([.B109:.H109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0:.H110])" office:value-type="float" office:value="3" calcext:value-type="float">
            <text:p>3,000</text:p>
          </table:table-cell>
          <table:table-cell table:style-name="ce6" table:formula="of:=STDEV([.B110:.H110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11:.H111])" office:value-type="float" office:value="6.6" calcext:value-type="float">
            <text:p>6,600</text:p>
          </table:table-cell>
          <table:table-cell table:style-name="ce6" table:formula="of:=STDEV([.B111:.H111])" office:value-type="float" office:value="1.34164078649987" calcext:value-type="float">
            <text:p>1,342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2:.H112])" office:value-type="float" office:value="1.6" calcext:value-type="float">
            <text:p>1,600</text:p>
          </table:table-cell>
          <table:table-cell table:style-name="ce6" table:formula="of:=STDEV([.B112:.H112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3:.H113])" office:value-type="float" office:value="2.4" calcext:value-type="float">
            <text:p>2,400</text:p>
          </table:table-cell>
          <table:table-cell table:style-name="ce6" table:formula="of:=STDEV([.B113:.H113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14:.H114])" office:value-type="float" office:value="6.4" calcext:value-type="float">
            <text:p>6,400</text:p>
          </table:table-cell>
          <table:table-cell table:style-name="ce6" table:formula="of:=STDEV([.B114:.H114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15:.H115])" office:value-type="float" office:value="2.8" calcext:value-type="float">
            <text:p>2,800</text:p>
          </table:table-cell>
          <table:table-cell table:style-name="ce6" table:formula="of:=STDEV([.B115:.H115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6:.H116])" office:value-type="float" office:value="2.6" calcext:value-type="float">
            <text:p>2,600</text:p>
          </table:table-cell>
          <table:table-cell table:style-name="ce6" table:formula="of:=STDEV([.B116:.H116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17:.H117])" office:value-type="float" office:value="3.4" calcext:value-type="float">
            <text:p>3,400</text:p>
          </table:table-cell>
          <table:table-cell table:style-name="ce6" table:formula="of:=STDEV([.B117:.H117])" office:value-type="float" office:value="1.67332005306815" calcext:value-type="float">
            <text:p>1,673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6" table:formula="of:=AVERAGE([.B118:.H118])" office:value-type="float" office:value="1.6" calcext:value-type="float">
            <text:p>1,600</text:p>
          </table:table-cell>
          <table:table-cell table:style-name="ce6" table:formula="of:=STDEV([.B118:.H118])" office:value-type="float" office:value="0.547722557505166" calcext:value-type="float">
            <text:p>0,54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19:.H119])" office:value-type="float" office:value="1" calcext:value-type="float">
            <text:p>1,000</text:p>
          </table:table-cell>
          <table:table-cell table:style-name="ce6" table:formula="of:=STDEV([.B119:.H119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20:.H120])" office:value-type="float" office:value="2.6" calcext:value-type="float">
            <text:p>2,600</text:p>
          </table:table-cell>
          <table:table-cell table:style-name="ce6" table:formula="of:=STDEV([.B120:.H120])" office:value-type="float" office:value="1.14017542509914" calcext:value-type="float">
            <text:p>1,14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21:.H121])" office:value-type="float" office:value="1" calcext:value-type="float">
            <text:p>1,000</text:p>
          </table:table-cell>
          <table:table-cell table:style-name="ce6" table:formula="of:=STDEV([.B121:.H12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6" table:formula="of:=AVERAGE([.B122:.H122])" office:value-type="float" office:value="6.8" calcext:value-type="float">
            <text:p>6,800</text:p>
          </table:table-cell>
          <table:table-cell table:style-name="ce6" table:formula="of:=STDEV([.B122:.H122])" office:value-type="float" office:value="1.78885438199983" calcext:value-type="float">
            <text:p>1,789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3:.H123])" office:value-type="float" office:value="5.6" calcext:value-type="float">
            <text:p>5,600</text:p>
          </table:table-cell>
          <table:table-cell table:style-name="ce6" table:formula="of:=STDEV([.B123:.H123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4:.H124])" office:value-type="float" office:value="8.2" calcext:value-type="float">
            <text:p>8,200</text:p>
          </table:table-cell>
          <table:table-cell table:style-name="ce6" table:formula="of:=STDEV([.B124:.H124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5:.H125])" office:value-type="float" office:value="5.2" calcext:value-type="float">
            <text:p>5,200</text:p>
          </table:table-cell>
          <table:table-cell table:style-name="ce6" table:formula="of:=STDEV([.B125:.H125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26:.H126])" office:value-type="float" office:value="6.2" calcext:value-type="float">
            <text:p>6,200</text:p>
          </table:table-cell>
          <table:table-cell table:style-name="ce6" table:formula="of:=STDEV([.B126:.H126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7:.H127])" office:value-type="float" office:value="3.2" calcext:value-type="float">
            <text:p>3,200</text:p>
          </table:table-cell>
          <table:table-cell table:style-name="ce6" table:formula="of:=STDEV([.B127:.H127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AVERAGE([.B128:.H128])" office:value-type="float" office:value="5.8" calcext:value-type="float">
            <text:p>5,800</text:p>
          </table:table-cell>
          <table:table-cell table:style-name="ce6" table:formula="of:=STDEV([.B128:.H128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29:.H129])" office:value-type="float" office:value="4.8" calcext:value-type="float">
            <text:p>4,800</text:p>
          </table:table-cell>
          <table:table-cell table:style-name="ce6" table:formula="of:=STDEV([.B129:.H12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0:.H130])" office:value-type="float" office:value="4.2" calcext:value-type="float">
            <text:p>4,200</text:p>
          </table:table-cell>
          <table:table-cell table:style-name="ce6" table:formula="of:=STDEV([.B130:.H130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formula="of:=AVERAGE([.B131:.H131])" office:value-type="float" office:value="3.8" calcext:value-type="float">
            <text:p>3,800</text:p>
          </table:table-cell>
          <table:table-cell table:style-name="ce6" table:formula="of:=STDEV([.B131:.H131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2:.H132])" office:value-type="float" office:value="1.4" calcext:value-type="float">
            <text:p>1,400</text:p>
          </table:table-cell>
          <table:table-cell table:style-name="ce6" table:formula="of:=STDEV([.B132:.H132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33:.H133])" office:value-type="float" office:value="7" calcext:value-type="float">
            <text:p>7,000</text:p>
          </table:table-cell>
          <table:table-cell table:style-name="ce6" table:formula="of:=STDEV([.B133:.H133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4:.H134])" office:value-type="float" office:value="1.2" calcext:value-type="float">
            <text:p>1,200</text:p>
          </table:table-cell>
          <table:table-cell table:style-name="ce6" table:formula="of:=STDEV([.B134:.H134])" office:value-type="float" office:value="0.447213595499958" calcext:value-type="float">
            <text:p>0,44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35:.H135])" office:value-type="float" office:value="1" calcext:value-type="float">
            <text:p>1,000</text:p>
          </table:table-cell>
          <table:table-cell table:style-name="ce6" table:formula="of:=STDEV([.B135:.H135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/>
          <table:table-cell table:style-name="ce6" table:formula="of:=AVERAGE([.B136:.H136])" office:value-type="float" office:value="8" calcext:value-type="float">
            <text:p>8,000</text:p>
          </table:table-cell>
          <table:table-cell table:style-name="ce6" table:formula="of:=STDEV([.B136:.H136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37:.H137])" office:value-type="float" office:value="4.8" calcext:value-type="float">
            <text:p>4,800</text:p>
          </table:table-cell>
          <table:table-cell table:style-name="ce6" table:formula="of:=STDEV([.B137:.H137])" office:value-type="float" office:value="0.836660026534076" calcext:value-type="float">
            <text:p>0,837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6" table:formula="of:=AVERAGE([.B138:.H138])" office:value-type="float" office:value="3.6" calcext:value-type="float">
            <text:p>3,600</text:p>
          </table:table-cell>
          <table:table-cell table:style-name="ce6" table:formula="of:=STDEV([.B138:.H13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39:.H139])" office:value-type="float" office:value="6.2" calcext:value-type="float">
            <text:p>6,200</text:p>
          </table:table-cell>
          <table:table-cell table:style-name="ce6" table:formula="of:=STDEV([.B139:.H139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0:.H140])" office:value-type="float" office:value="1" calcext:value-type="float">
            <text:p>1,000</text:p>
          </table:table-cell>
          <table:table-cell table:style-name="ce6" table:formula="of:=STDEV([.B140:.H140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6" table:formula="of:=AVERAGE([.B141:.H141])" office:value-type="float" office:value="1" calcext:value-type="float">
            <text:p>1,000</text:p>
          </table:table-cell>
          <table:table-cell table:style-name="ce6" table:formula="of:=STDEV([.B141:.H141])" office:value-type="float" office:value="0" calcext:value-type="float">
            <text:p>0,0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2:.H142])" office:value-type="float" office:value="5.2" calcext:value-type="float">
            <text:p>5,200</text:p>
          </table:table-cell>
          <table:table-cell table:style-name="ce6" table:formula="of:=STDEV([.B142:.H142])" office:value-type="float" office:value="1.92353840616713" calcext:value-type="float">
            <text:p>1,92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AVERAGE([.B143:.H143])" office:value-type="float" office:value="6.2" calcext:value-type="float">
            <text:p>6,200</text:p>
          </table:table-cell>
          <table:table-cell table:style-name="ce6" table:formula="of:=STDEV([.B143:.H143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4:.H144])" office:value-type="float" office:value="3.8" calcext:value-type="float">
            <text:p>3,800</text:p>
          </table:table-cell>
          <table:table-cell table:style-name="ce6" table:formula="of:=STDEV([.B144:.H144])" office:value-type="float" office:value="1.48323969741913" calcext:value-type="float">
            <text:p>1,4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5:.H145])" office:value-type="float" office:value="4" calcext:value-type="float">
            <text:p>4,000</text:p>
          </table:table-cell>
          <table:table-cell table:style-name="ce6" table:formula="of:=STDEV([.B145:.H145])" office:value-type="float" office:value="1.4142135623731" calcext:value-type="float">
            <text:p>1,41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46:.H146])" office:value-type="float" office:value="5.4" calcext:value-type="float">
            <text:p>5,400</text:p>
          </table:table-cell>
          <table:table-cell table:style-name="ce6" table:formula="of:=STDEV([.B146:.H146])" office:value-type="float" office:value="1.51657508881031" calcext:value-type="float">
            <text:p>1,5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7:.H147])" office:value-type="float" office:value="5.6" calcext:value-type="float">
            <text:p>5,600</text:p>
          </table:table-cell>
          <table:table-cell table:style-name="ce6" table:formula="of:=STDEV([.B147:.H147])" office:value-type="float" office:value="1.8165902124585" calcext:value-type="float">
            <text:p>1,817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table:style-name="ce6" table:formula="of:=AVERAGE([.B148:.H148])" office:value-type="float" office:value="3.4" calcext:value-type="float">
            <text:p>3,400</text:p>
          </table:table-cell>
          <table:table-cell table:style-name="ce6" table:formula="of:=STDEV([.B148:.H148])" office:value-type="float" office:value="0.894427190999916" calcext:value-type="float">
            <text:p>0,894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AVERAGE([.B149:.H149])" office:value-type="float" office:value="3.8" calcext:value-type="float">
            <text:p>3,800</text:p>
          </table:table-cell>
          <table:table-cell table:style-name="ce6" table:formula="of:=STDEV([.B149:.H149])" office:value-type="float" office:value="1.6431676725155" calcext:value-type="float">
            <text:p>1,64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0:.H150])" office:value-type="float" office:value="4.2" calcext:value-type="float">
            <text:p>4,200</text:p>
          </table:table-cell>
          <table:table-cell table:style-name="ce6" table:formula="of:=STDEV([.B150:.H150])" office:value-type="float" office:value="2.04939015319192" calcext:value-type="float">
            <text:p>2,049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AVERAGE([.B151:.H151])" office:value-type="float" office:value="5.8" calcext:value-type="float">
            <text:p>5,800</text:p>
          </table:table-cell>
          <table:table-cell table:style-name="ce6" table:formula="of:=STDEV([.B151:.H151])" office:value-type="float" office:value="1.30384048104053" calcext:value-type="float">
            <text:p>1,304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2"/>
          <table:table-cell table:style-name="Default" table:formula="of:=AVERAGE([.I2:.I151])" office:value-type="float" office:value="4.81733333333333" calcext:value-type="float">
            <text:p>4,81733333333333</text:p>
          </table:table-cell>
          <table:table-cell table:formula="of:=AVERAGE([.J2:.J151])" office:value-type="float" office:value="1.14998193873877" calcext:value-type="float">
            <text:p>1,14998193873877</text:p>
          </table:table-cell>
          <table:table-cell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t #3" table:style-name="ta1">
        <table:table-column table:style-name="co8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ME</text:p>
          </table:table-cell>
          <table:table-cell table:number-columns-repeated="3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2:.H2])" office:value-type="float" office:value="6.5" calcext:value-type="float">
            <text:p>6,500</text:p>
          </table:table-cell>
          <table:table-cell table:formula="of:=STDEV([.B2:.H2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3:.H3])" office:value-type="float" office:value="5.25" calcext:value-type="float">
            <text:p>5,250</text:p>
          </table:table-cell>
          <table:table-cell table:formula="of:=STDEV([.B3:.H3])" office:value-type="float" office:value="1.89296944860009" calcext:value-type="float">
            <text:p>1,893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4:.H4])" office:value-type="float" office:value="6" calcext:value-type="float">
            <text:p>6,000</text:p>
          </table:table-cell>
          <table:table-cell table:formula="of:=STDEV([.B4:.H4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:.H5])" office:value-type="float" office:value="6.25" calcext:value-type="float">
            <text:p>6,250</text:p>
          </table:table-cell>
          <table:table-cell table:formula="of:=STDEV([.B5:.H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6:.H6])" office:value-type="float" office:value="5.75" calcext:value-type="float">
            <text:p>5,750</text:p>
          </table:table-cell>
          <table:table-cell table:formula="of:=STDEV([.B6:.H6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7:.H7])" office:value-type="float" office:value="7" calcext:value-type="float">
            <text:p>7,000</text:p>
          </table:table-cell>
          <table:table-cell table:formula="of:=STDEV([.B7:.H7])" office:value-type="float" office:value="2.70801280154532" calcext:value-type="float">
            <text:p>2,708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8:.H8])" office:value-type="float" office:value="4.5" calcext:value-type="float">
            <text:p>4,500</text:p>
          </table:table-cell>
          <table:table-cell table:formula="of:=STDEV([.B8:.H8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9:.H9])" office:value-type="float" office:value="5.25" calcext:value-type="float">
            <text:p>5,250</text:p>
          </table:table-cell>
          <table:table-cell table:formula="of:=STDEV([.B9:.H9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:.H10])" office:value-type="float" office:value="5" calcext:value-type="float">
            <text:p>5,000</text:p>
          </table:table-cell>
          <table:table-cell table:formula="of:=STDEV([.B10:.H10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1:.H11])" office:value-type="float" office:value="6.75" calcext:value-type="float">
            <text:p>6,750</text:p>
          </table:table-cell>
          <table:table-cell table:formula="of:=STDEV([.B11:.H1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2:.H12])" office:value-type="float" office:value="1" calcext:value-type="float">
            <text:p>1,000</text:p>
          </table:table-cell>
          <table:table-cell table:formula="of:=STDEV([.B12:.H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3:.H13])" office:value-type="float" office:value="3" calcext:value-type="float">
            <text:p>3,000</text:p>
          </table:table-cell>
          <table:table-cell table:formula="of:=STDEV([.B13:.H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14:.H14])" office:value-type="float" office:value="6.5" calcext:value-type="float">
            <text:p>6,500</text:p>
          </table:table-cell>
          <table:table-cell table:formula="of:=STDEV([.B14:.H1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15:.H15])" office:value-type="float" office:value="2.75" calcext:value-type="float">
            <text:p>2,750</text:p>
          </table:table-cell>
          <table:table-cell table:formula="of:=STDEV([.B15:.H1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6:.H16])" office:value-type="float" office:value="5.75" calcext:value-type="float">
            <text:p>5,750</text:p>
          </table:table-cell>
          <table:table-cell table:formula="of:=STDEV([.B16:.H16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7:.H17])" office:value-type="float" office:value="4" calcext:value-type="float">
            <text:p>4,000</text:p>
          </table:table-cell>
          <table:table-cell table:formula="of:=STDEV([.B17:.H17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8:.H18])" office:value-type="float" office:value="4" calcext:value-type="float">
            <text:p>4,000</text:p>
          </table:table-cell>
          <table:table-cell table:formula="of:=STDEV([.B18:.H1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9:.H19])" office:value-type="float" office:value="1" calcext:value-type="float">
            <text:p>1,000</text:p>
          </table:table-cell>
          <table:table-cell table:formula="of:=STDEV([.B19:.H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0:.H20])" office:value-type="float" office:value="3.75" calcext:value-type="float">
            <text:p>3,750</text:p>
          </table:table-cell>
          <table:table-cell table:formula="of:=STDEV([.B20:.H20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1:.H21])" office:value-type="float" office:value="3.5" calcext:value-type="float">
            <text:p>3,500</text:p>
          </table:table-cell>
          <table:table-cell table:formula="of:=STDEV([.B21:.H21])" office:value-type="float" office:value="2.08166599946613" calcext:value-type="float">
            <text:p>2,082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22:.H22])" office:value-type="float" office:value="8" calcext:value-type="float">
            <text:p>8,000</text:p>
          </table:table-cell>
          <table:table-cell table:formula="of:=STDEV([.B22:.H22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23:.H23])" office:value-type="float" office:value="7.25" calcext:value-type="float">
            <text:p>7,250</text:p>
          </table:table-cell>
          <table:table-cell table:formula="of:=STDEV([.B23:.H23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24:.H24])" office:value-type="float" office:value="7.5" calcext:value-type="float">
            <text:p>7,500</text:p>
          </table:table-cell>
          <table:table-cell table:formula="of:=STDEV([.B24:.H24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5:.H25])" office:value-type="float" office:value="4" calcext:value-type="float">
            <text:p>4,000</text:p>
          </table:table-cell>
          <table:table-cell table:formula="of:=STDEV([.B25:.H25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26:.H26])" office:value-type="float" office:value="8.25" calcext:value-type="float">
            <text:p>8,250</text:p>
          </table:table-cell>
          <table:table-cell table:formula="of:=STDEV([.B26:.H26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7:.H27])" office:value-type="float" office:value="3.5" calcext:value-type="float">
            <text:p>3,500</text:p>
          </table:table-cell>
          <table:table-cell table:formula="of:=STDEV([.B27:.H27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28:.H28])" office:value-type="float" office:value="5.5" calcext:value-type="float">
            <text:p>5,500</text:p>
          </table:table-cell>
          <table:table-cell table:formula="of:=STDEV([.B28:.H28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29:.H29])" office:value-type="float" office:value="8" calcext:value-type="float">
            <text:p>8,000</text:p>
          </table:table-cell>
          <table:table-cell table:formula="of:=STDEV([.B29:.H2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0:.H30])" office:value-type="float" office:value="6" calcext:value-type="float">
            <text:p>6,000</text:p>
          </table:table-cell>
          <table:table-cell table:formula="of:=STDEV([.B30:.H30])" office:value-type="float" office:value="1.63299316185545" calcext:value-type="float">
            <text:p>1,633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1:.H31])" office:value-type="float" office:value="5" calcext:value-type="float">
            <text:p>5,000</text:p>
          </table:table-cell>
          <table:table-cell table:formula="of:=STDEV([.B31:.H31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AVERAGE([.B32:.H32])" office:value-type="float" office:value="9.5" calcext:value-type="float">
            <text:p>9,500</text:p>
          </table:table-cell>
          <table:table-cell table:formula="of:=STDEV([.B32:.H32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33:.H33])" office:value-type="float" office:value="10" calcext:value-type="float">
            <text:p>10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34:.H34])" office:value-type="float" office:value="5" calcext:value-type="float">
            <text:p>5,000</text:p>
          </table:table-cell>
          <table:table-cell table:formula="of:=STDEV([.B34:.H3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35:.H35])" office:value-type="float" office:value="8" calcext:value-type="float">
            <text:p>8,000</text:p>
          </table:table-cell>
          <table:table-cell table:formula="of:=STDEV([.B35:.H35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36:.H36])" office:value-type="float" office:value="8.25" calcext:value-type="float">
            <text:p>8,250</text:p>
          </table:table-cell>
          <table:table-cell table:formula="of:=STDEV([.B36:.H36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37:.H37])" office:value-type="float" office:value="10" calcext:value-type="float">
            <text:p>10,000</text:p>
          </table:table-cell>
          <table:table-cell table:formula="of:=STDEV([.B37:.H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38:.H38])" office:value-type="float" office:value="9.5" calcext:value-type="float">
            <text:p>9,500</text:p>
          </table:table-cell>
          <table:table-cell table:formula="of:=STDEV([.B38:.H3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39:.H39])" office:value-type="float" office:value="9" calcext:value-type="float">
            <text:p>9,000</text:p>
          </table:table-cell>
          <table:table-cell table:formula="of:=STDEV([.B39:.H3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40:.H40])" office:value-type="float" office:value="6.25" calcext:value-type="float">
            <text:p>6,250</text:p>
          </table:table-cell>
          <table:table-cell table:formula="of:=STDEV([.B40:.H40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41:.H41])" office:value-type="float" office:value="1.75" calcext:value-type="float">
            <text:p>1,750</text:p>
          </table:table-cell>
          <table:table-cell table:formula="of:=STDEV([.B41:.H4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42:.H42])" office:value-type="float" office:value="3.25" calcext:value-type="float">
            <text:p>3,250</text:p>
          </table:table-cell>
          <table:table-cell table:formula="of:=STDEV([.B42:.H4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3:.H43])" office:value-type="float" office:value="1.75" calcext:value-type="float">
            <text:p>1,750</text:p>
          </table:table-cell>
          <table:table-cell table:formula="of:=STDEV([.B43:.H4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44:.H44])" office:value-type="float" office:value="4.25" calcext:value-type="float">
            <text:p>4,250</text:p>
          </table:table-cell>
          <table:table-cell table:formula="of:=STDEV([.B44:.H44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45:.H45])" office:value-type="float" office:value="1.75" calcext:value-type="float">
            <text:p>1,750</text:p>
          </table:table-cell>
          <table:table-cell table:formula="of:=STDEV([.B45:.H4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46:.H46])" office:value-type="float" office:value="3" calcext:value-type="float">
            <text:p>3,000</text:p>
          </table:table-cell>
          <table:table-cell table:formula="of:=STDEV([.B46:.H46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7:.H47])" office:value-type="float" office:value="1.75" calcext:value-type="float">
            <text:p>1,750</text:p>
          </table:table-cell>
          <table:table-cell table:formula="of:=STDEV([.B47:.H4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48:.H48])" office:value-type="float" office:value="4.75" calcext:value-type="float">
            <text:p>4,750</text:p>
          </table:table-cell>
          <table:table-cell table:formula="of:=STDEV([.B48:.H48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AVERAGE([.B49:.H49])" office:value-type="float" office:value="1.25" calcext:value-type="float">
            <text:p>1,250</text:p>
          </table:table-cell>
          <table:table-cell table:formula="of:=STDEV([.B49:.H49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0:.H50])" office:value-type="float" office:value="3.25" calcext:value-type="float">
            <text:p>3,250</text:p>
          </table:table-cell>
          <table:table-cell table:formula="of:=STDEV([.B50:.H50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51:.H51])" office:value-type="float" office:value="4.5" calcext:value-type="float">
            <text:p>4,500</text:p>
          </table:table-cell>
          <table:table-cell table:formula="of:=STDEV([.B51:.H5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2:.H52])" office:value-type="float" office:value="1.25" calcext:value-type="float">
            <text:p>1,250</text:p>
          </table:table-cell>
          <table:table-cell table:formula="of:=STDEV([.B52:.H5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3:.H53])" office:value-type="float" office:value="1" calcext:value-type="float">
            <text:p>1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54:.H54])" office:value-type="float" office:value="4.75" calcext:value-type="float">
            <text:p>4,750</text:p>
          </table:table-cell>
          <table:table-cell table:formula="of:=STDEV([.B54:.H5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55:.H55])" office:value-type="float" office:value="2.25" calcext:value-type="float">
            <text:p>2,250</text:p>
          </table:table-cell>
          <table:table-cell table:formula="of:=STDEV([.B55:.H5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6:.H56])" office:value-type="float" office:value="1" calcext:value-type="float">
            <text:p>1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57:.H57])" office:value-type="float" office:value="6" calcext:value-type="float">
            <text:p>6,000</text:p>
          </table:table-cell>
          <table:table-cell table:formula="of:=STDEV([.B57:.H57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8:.H58])" office:value-type="float" office:value="1" calcext:value-type="float">
            <text:p>1,000</text:p>
          </table:table-cell>
          <table:table-cell table:formula="of:=STDEV([.B58:.H5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9:.H59])" office:value-type="float" office:value="1" calcext:value-type="float">
            <text:p>1,000</text:p>
          </table:table-cell>
          <table:table-cell table:formula="of:=STDEV([.B59:.H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60:.H60])" office:value-type="float" office:value="5.75" calcext:value-type="float">
            <text:p>5,750</text:p>
          </table:table-cell>
          <table:table-cell table:formula="of:=STDEV([.B60:.H6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1:.H61])" office:value-type="float" office:value="1" calcext:value-type="float">
            <text:p>1,000</text:p>
          </table:table-cell>
          <table:table-cell table:formula="of:=STDEV([.B61:.H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2:.H62])" office:value-type="float" office:value="3.75" calcext:value-type="float">
            <text:p>3,750</text:p>
          </table:table-cell>
          <table:table-cell table:formula="of:=STDEV([.B62:.H62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63:.H63])" office:value-type="float" office:value="3" calcext:value-type="float">
            <text:p>3,000</text:p>
          </table:table-cell>
          <table:table-cell table:formula="of:=STDEV([.B63:.H63])" office:value-type="float" office:value="4" calcext:value-type="float">
            <text:p>4,000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64:.H64])" office:value-type="float" office:value="3.5" calcext:value-type="float">
            <text:p>3,500</text:p>
          </table:table-cell>
          <table:table-cell table:formula="of:=STDEV([.B64:.H64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6:.H66])" office:value-type="float" office:value="1.25" calcext:value-type="float">
            <text:p>1,250</text:p>
          </table:table-cell>
          <table:table-cell table:formula="of:=STDEV([.B66:.H66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7:.H67])" office:value-type="float" office:value="1.5" calcext:value-type="float">
            <text:p>1,500</text:p>
          </table:table-cell>
          <table:table-cell table:formula="of:=STDEV([.B67:.H67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68:.H68])" office:value-type="float" office:value="3.25" calcext:value-type="float">
            <text:p>3,250</text:p>
          </table:table-cell>
          <table:table-cell table:formula="of:=STDEV([.B68:.H68])" office:value-type="float" office:value="1.89296944860009" calcext:value-type="float">
            <text:p>1,893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69:.H69])" office:value-type="float" office:value="5.75" calcext:value-type="float">
            <text:p>5,750</text:p>
          </table:table-cell>
          <table:table-cell table:formula="of:=STDEV([.B69:.H69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70:.H70])" office:value-type="float" office:value="1.75" calcext:value-type="float">
            <text:p>1,750</text:p>
          </table:table-cell>
          <table:table-cell table:formula="of:=STDEV([.B70:.H7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71:.H71])" office:value-type="float" office:value="1" calcext:value-type="float">
            <text:p>1,000</text:p>
          </table:table-cell>
          <table:table-cell table:formula="of:=STDEV([.B71:.H7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2:.H72])" office:value-type="float" office:value="4" calcext:value-type="float">
            <text:p>4,000</text:p>
          </table:table-cell>
          <table:table-cell table:formula="of:=STDEV([.B72:.H72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3:.H73])" office:value-type="float" office:value="5.5" calcext:value-type="float">
            <text:p>5,500</text:p>
          </table:table-cell>
          <table:table-cell table:formula="of:=STDEV([.B73:.H73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74:.H74])" office:value-type="float" office:value="6" calcext:value-type="float">
            <text:p>6,000</text:p>
          </table:table-cell>
          <table:table-cell table:formula="of:=STDEV([.B74:.H74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5:.H75])" office:value-type="float" office:value="6.25" calcext:value-type="float">
            <text:p>6,250</text:p>
          </table:table-cell>
          <table:table-cell table:formula="of:=STDEV([.B75:.H7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6:.H76])" office:value-type="float" office:value="3.75" calcext:value-type="float">
            <text:p>3,750</text:p>
          </table:table-cell>
          <table:table-cell table:formula="of:=STDEV([.B76:.H76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77:.H77])" office:value-type="float" office:value="6.75" calcext:value-type="float">
            <text:p>6,750</text:p>
          </table:table-cell>
          <table:table-cell table:formula="of:=STDEV([.B77:.H7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78:.H78])" office:value-type="float" office:value="6.5" calcext:value-type="float">
            <text:p>6,500</text:p>
          </table:table-cell>
          <table:table-cell table:formula="of:=STDEV([.B78:.H78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79:.H79])" office:value-type="float" office:value="6.25" calcext:value-type="float">
            <text:p>6,250</text:p>
          </table:table-cell>
          <table:table-cell table:formula="of:=STDEV([.B79:.H7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80:.H80])" office:value-type="float" office:value="6.5" calcext:value-type="float">
            <text:p>6,500</text:p>
          </table:table-cell>
          <table:table-cell table:formula="of:=STDEV([.B80:.H80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1:.H81])" office:value-type="float" office:value="4.25" calcext:value-type="float">
            <text:p>4,250</text:p>
          </table:table-cell>
          <table:table-cell table:formula="of:=STDEV([.B81:.H8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82:.H82])" office:value-type="float" office:value="8.5" calcext:value-type="float">
            <text:p>8,500</text:p>
          </table:table-cell>
          <table:table-cell table:formula="of:=STDEV([.B82:.H82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83:.H83])" office:value-type="float" office:value="6.25" calcext:value-type="float">
            <text:p>6,250</text:p>
          </table:table-cell>
          <table:table-cell table:formula="of:=STDEV([.B83:.H83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4:.H84])" office:value-type="float" office:value="7.25" calcext:value-type="float">
            <text:p>7,250</text:p>
          </table:table-cell>
          <table:table-cell table:formula="of:=STDEV([.B84:.H8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85:.H85])" office:value-type="float" office:value="7.25" calcext:value-type="float">
            <text:p>7,250</text:p>
          </table:table-cell>
          <table:table-cell table:formula="of:=STDEV([.B85:.H85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86:.H86])" office:value-type="float" office:value="7" calcext:value-type="float">
            <text:p>7,000</text:p>
          </table:table-cell>
          <table:table-cell table:formula="of:=STDEV([.B86:.H86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87:.H87])" office:value-type="float" office:value="6.5" calcext:value-type="float">
            <text:p>6,500</text:p>
          </table:table-cell>
          <table:table-cell table:formula="of:=STDEV([.B87:.H87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88:.H88])" office:value-type="float" office:value="7.75" calcext:value-type="float">
            <text:p>7,750</text:p>
          </table:table-cell>
          <table:table-cell table:formula="of:=STDEV([.B88:.H8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89:.H89])" office:value-type="float" office:value="6.25" calcext:value-type="float">
            <text:p>6,250</text:p>
          </table:table-cell>
          <table:table-cell table:formula="of:=STDEV([.B89:.H8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90:.H90])" office:value-type="float" office:value="4.25" calcext:value-type="float">
            <text:p>4,250</text:p>
          </table:table-cell>
          <table:table-cell table:formula="of:=STDEV([.B90:.H90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1:.H91])" office:value-type="float" office:value="7.5" calcext:value-type="float">
            <text:p>7,500</text:p>
          </table:table-cell>
          <table:table-cell table:formula="of:=STDEV([.B91:.H91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2:.H92])" office:value-type="float" office:value="8.75" calcext:value-type="float">
            <text:p>8,750</text:p>
          </table:table-cell>
          <table:table-cell table:formula="of:=STDEV([.B92:.H9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93:.H93])" office:value-type="float" office:value="8" calcext:value-type="float">
            <text:p>8,000</text:p>
          </table:table-cell>
          <table:table-cell table:formula="of:=STDEV([.B93:.H9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4:.H94])" office:value-type="float" office:value="8" calcext:value-type="float">
            <text:p>8,000</text:p>
          </table:table-cell>
          <table:table-cell table:formula="of:=STDEV([.B94:.H94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95:.H95])" office:value-type="float" office:value="8.75" calcext:value-type="float">
            <text:p>8,750</text:p>
          </table:table-cell>
          <table:table-cell table:formula="of:=STDEV([.B95:.H9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6:.H96])" office:value-type="float" office:value="8" calcext:value-type="float">
            <text:p>8,000</text:p>
          </table:table-cell>
          <table:table-cell table:formula="of:=STDEV([.B96:.H96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7:.H97])" office:value-type="float" office:value="8.5" calcext:value-type="float">
            <text:p>8,500</text:p>
          </table:table-cell>
          <table:table-cell table:formula="of:=STDEV([.B97:.H97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98:.H98])" office:value-type="float" office:value="4.25" calcext:value-type="float">
            <text:p>4,250</text:p>
          </table:table-cell>
          <table:table-cell table:formula="of:=STDEV([.B98:.H98])" office:value-type="float" office:value="1.89296944860009" calcext:value-type="float">
            <text:p>1,893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99:.H99])" office:value-type="float" office:value="8.25" calcext:value-type="float">
            <text:p>8,250</text:p>
          </table:table-cell>
          <table:table-cell table:formula="of:=STDEV([.B99:.H9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0:.H100])" office:value-type="float" office:value="3.75" calcext:value-type="float">
            <text:p>3,750</text:p>
          </table:table-cell>
          <table:table-cell table:formula="of:=STDEV([.B100:.H100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1:.H101])" office:value-type="float" office:value="4.25" calcext:value-type="float">
            <text:p>4,250</text:p>
          </table:table-cell>
          <table:table-cell table:formula="of:=STDEV([.B101:.H10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2:.H102])" office:value-type="float" office:value="5.5" calcext:value-type="float">
            <text:p>5,500</text:p>
          </table:table-cell>
          <table:table-cell table:formula="of:=STDEV([.B102:.H10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3:.H103])" office:value-type="float" office:value="4.25" calcext:value-type="float">
            <text:p>4,250</text:p>
          </table:table-cell>
          <table:table-cell table:formula="of:=STDEV([.B103:.H10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4:.H104])" office:value-type="float" office:value="5" calcext:value-type="float">
            <text:p>5,000</text:p>
          </table:table-cell>
          <table:table-cell table:formula="of:=STDEV([.B104:.H104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5:.H105])" office:value-type="float" office:value="3.5" calcext:value-type="float">
            <text:p>3,500</text:p>
          </table:table-cell>
          <table:table-cell table:formula="of:=STDEV([.B105:.H105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6:.H106])" office:value-type="float" office:value="4.5" calcext:value-type="float">
            <text:p>4,500</text:p>
          </table:table-cell>
          <table:table-cell table:formula="of:=STDEV([.B106:.H106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7:.H107])" office:value-type="float" office:value="3.75" calcext:value-type="float">
            <text:p>3,750</text:p>
          </table:table-cell>
          <table:table-cell table:formula="of:=STDEV([.B107:.H10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08:.H108])" office:value-type="float" office:value="3" calcext:value-type="float">
            <text:p>3,000</text:p>
          </table:table-cell>
          <table:table-cell table:formula="of:=STDEV([.B108:.H108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09:.H109])" office:value-type="float" office:value="6.75" calcext:value-type="float">
            <text:p>6,750</text:p>
          </table:table-cell>
          <table:table-cell table:formula="of:=STDEV([.B109:.H10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10:.H110])" office:value-type="float" office:value="5.25" calcext:value-type="float">
            <text:p>5,250</text:p>
          </table:table-cell>
          <table:table-cell table:formula="of:=STDEV([.B110:.H11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11:.H111])" office:value-type="float" office:value="4.75" calcext:value-type="float">
            <text:p>4,750</text:p>
          </table:table-cell>
          <table:table-cell table:formula="of:=STDEV([.B111:.H11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12:.H112])" office:value-type="float" office:value="3" calcext:value-type="float">
            <text:p>3,000</text:p>
          </table:table-cell>
          <table:table-cell table:formula="of:=STDEV([.B112:.H112])" office:value-type="float" office:value="4" calcext:value-type="float">
            <text:p>4,000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3:.H113])" office:value-type="float" office:value="5.75" calcext:value-type="float">
            <text:p>5,750</text:p>
          </table:table-cell>
          <table:table-cell table:formula="of:=STDEV([.B113:.H113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AVERAGE([.B114:.H114])" office:value-type="float" office:value="3.25" calcext:value-type="float">
            <text:p>3,250</text:p>
          </table:table-cell>
          <table:table-cell table:formula="of:=STDEV([.B114:.H114])" office:value-type="float" office:value="4.5" calcext:value-type="float">
            <text:p>4,500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5:.H115])" office:value-type="float" office:value="1" calcext:value-type="float">
            <text:p>1,000</text:p>
          </table:table-cell>
          <table:table-cell table:formula="of:=STDEV([.B115:.H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6:.H116])" office:value-type="float" office:value="1" calcext:value-type="float">
            <text:p>1,000</text:p>
          </table:table-cell>
          <table:table-cell table:formula="of:=STDEV([.B116:.H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7:.H117])" office:value-type="float" office:value="1" calcext:value-type="float">
            <text:p>1,000</text:p>
          </table:table-cell>
          <table:table-cell table:formula="of:=STDEV([.B117:.H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18:.H118])" office:value-type="float" office:value="7" calcext:value-type="float">
            <text:p>7,000</text:p>
          </table:table-cell>
          <table:table-cell table:formula="of:=STDEV([.B118:.H11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9:.H119])" office:value-type="float" office:value="1.5" calcext:value-type="float">
            <text:p>1,500</text:p>
          </table:table-cell>
          <table:table-cell table:formula="of:=STDEV([.B119:.H119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20:.H120])" office:value-type="float" office:value="7.5" calcext:value-type="float">
            <text:p>7,500</text:p>
          </table:table-cell>
          <table:table-cell table:formula="of:=STDEV([.B120:.H120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1:.H121])" office:value-type="float" office:value="1.75" calcext:value-type="float">
            <text:p>1,750</text:p>
          </table:table-cell>
          <table:table-cell table:formula="of:=STDEV([.B121:.H12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2:.H122])" office:value-type="float" office:value="6.25" calcext:value-type="float">
            <text:p>6,250</text:p>
          </table:table-cell>
          <table:table-cell table:formula="of:=STDEV([.B122:.H122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23:.H123])" office:value-type="float" office:value="6.25" calcext:value-type="float">
            <text:p>6,250</text:p>
          </table:table-cell>
          <table:table-cell table:formula="of:=STDEV([.B123:.H123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24:.H124])" office:value-type="float" office:value="6" calcext:value-type="float">
            <text:p>6,000</text:p>
          </table:table-cell>
          <table:table-cell table:formula="of:=STDEV([.B124:.H124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5:.H125])" office:value-type="float" office:value="4" calcext:value-type="float">
            <text:p>4,000</text:p>
          </table:table-cell>
          <table:table-cell table:formula="of:=STDEV([.B125:.H125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6:.H126])" office:value-type="float" office:value="3" calcext:value-type="float">
            <text:p>3,000</text:p>
          </table:table-cell>
          <table:table-cell table:formula="of:=STDEV([.B126:.H126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27:.H127])" office:value-type="float" office:value="4.75" calcext:value-type="float">
            <text:p>4,750</text:p>
          </table:table-cell>
          <table:table-cell table:formula="of:=STDEV([.B127:.H127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128:.H128])" office:value-type="float" office:value="5" calcext:value-type="float">
            <text:p>5,000</text:p>
          </table:table-cell>
          <table:table-cell table:formula="of:=STDEV([.B128:.H1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29:.H129])" office:value-type="float" office:value="2" calcext:value-type="float">
            <text:p>2,000</text:p>
          </table:table-cell>
          <table:table-cell table:formula="of:=STDEV([.B129:.H12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130:.H130])" office:value-type="float" office:value="3.25" calcext:value-type="float">
            <text:p>3,250</text:p>
          </table:table-cell>
          <table:table-cell table:formula="of:=STDEV([.B130:.H130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31:.H131])" office:value-type="float" office:value="4.75" calcext:value-type="float">
            <text:p>4,750</text:p>
          </table:table-cell>
          <table:table-cell table:formula="of:=STDEV([.B131:.H13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2:.H132])" office:value-type="float" office:value="6.25" calcext:value-type="float">
            <text:p>6,250</text:p>
          </table:table-cell>
          <table:table-cell table:formula="of:=STDEV([.B132:.H132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33:.H133])" office:value-type="float" office:value="4" calcext:value-type="float">
            <text:p>4,000</text:p>
          </table:table-cell>
          <table:table-cell table:formula="of:=STDEV([.B133:.H13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34:.H134])" office:value-type="float" office:value="4.25" calcext:value-type="float">
            <text:p>4,250</text:p>
          </table:table-cell>
          <table:table-cell table:formula="of:=STDEV([.B134:.H134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35:.H135])" office:value-type="float" office:value="2" calcext:value-type="float">
            <text:p>2,000</text:p>
          </table:table-cell>
          <table:table-cell table:formula="of:=STDEV([.B135:.H135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6:.H136])" office:value-type="float" office:value="6" calcext:value-type="float">
            <text:p>6,000</text:p>
          </table:table-cell>
          <table:table-cell table:formula="of:=STDEV([.B136:.H136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37:.H137])" office:value-type="float" office:value="3.5" calcext:value-type="float">
            <text:p>3,500</text:p>
          </table:table-cell>
          <table:table-cell table:formula="of:=STDEV([.B137:.H137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38:.H138])" office:value-type="float" office:value="3" calcext:value-type="float">
            <text:p>3,000</text:p>
          </table:table-cell>
          <table:table-cell table:formula="of:=STDEV([.B138:.H13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9:.H139])" office:value-type="float" office:value="5.5" calcext:value-type="float">
            <text:p>5,500</text:p>
          </table:table-cell>
          <table:table-cell table:formula="of:=STDEV([.B139:.H139])" office:value-type="float" office:value="2.38047614284762" calcext:value-type="float">
            <text:p>2,380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40:.H140])" office:value-type="float" office:value="3" calcext:value-type="float">
            <text:p>3,000</text:p>
          </table:table-cell>
          <table:table-cell table:formula="of:=STDEV([.B140:.H140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1:.H141])" office:value-type="float" office:value="3.25" calcext:value-type="float">
            <text:p>3,250</text:p>
          </table:table-cell>
          <table:table-cell table:formula="of:=STDEV([.B141:.H14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2:.H142])" office:value-type="float" office:value="2.75" calcext:value-type="float">
            <text:p>2,750</text:p>
          </table:table-cell>
          <table:table-cell table:formula="of:=STDEV([.B142:.H14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3:.H143])" office:value-type="float" office:value="3.5" calcext:value-type="float">
            <text:p>3,500</text:p>
          </table:table-cell>
          <table:table-cell table:formula="of:=STDEV([.B143:.H14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44:.H144])" office:value-type="float" office:value="1.5" calcext:value-type="float">
            <text:p>1,500</text:p>
          </table:table-cell>
          <table:table-cell table:formula="of:=STDEV([.B144:.H14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5:.H145])" office:value-type="float" office:value="4.5" calcext:value-type="float">
            <text:p>4,500</text:p>
          </table:table-cell>
          <table:table-cell table:formula="of:=STDEV([.B145:.H145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/>
          <table:table-cell table:formula="of:=AVERAGE([.B146:.H146])" office:value-type="float" office:value="6.25" calcext:value-type="float">
            <text:p>6,250</text:p>
          </table:table-cell>
          <table:table-cell table:formula="of:=STDEV([.B146:.H146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7:.H147])" office:value-type="float" office:value="3.75" calcext:value-type="float">
            <text:p>3,750</text:p>
          </table:table-cell>
          <table:table-cell table:formula="of:=STDEV([.B147:.H14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  <table:table-cell table:formula="of:=AVERAGE([.B148:.H148])" office:value-type="float" office:value="3" calcext:value-type="float">
            <text:p>3,000</text:p>
          </table:table-cell>
          <table:table-cell table:formula="of:=STDEV([.B148:.H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9:.H149])" office:value-type="float" office:value="5.25" calcext:value-type="float">
            <text:p>5,250</text:p>
          </table:table-cell>
          <table:table-cell table:formula="of:=STDEV([.B149:.H14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50:.H150])" office:value-type="float" office:value="3.5" calcext:value-type="float">
            <text:p>3,500</text:p>
          </table:table-cell>
          <table:table-cell table:formula="of:=STDEV([.B150:.H150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151:.H151])" office:value-type="float" office:value="6.75" calcext:value-type="float">
            <text:p>6,750</text:p>
          </table:table-cell>
          <table:table-cell table:formula="of:=STDEV([.B151:.H15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5.01333333333333" calcext:value-type="float">
            <text:p>5,01333333333333</text:p>
          </table:table-cell>
          <table:table-cell table:formula="of:=AVERAGE([.C2:.C151])" office:value-type="float" office:value="5.09333333333333" calcext:value-type="float">
            <text:p>5,09333333333333</text:p>
          </table:table-cell>
          <table:table-cell table:formula="of:=AVERAGE([.D2:.D151])" office:value-type="float" office:value="4.02" calcext:value-type="float">
            <text:p>4,02</text:p>
          </table:table-cell>
          <table:table-cell table:formula="of:=AVERAGE([.E2:.E151])" office:value-type="float" office:value="4.92666666666667" calcext:value-type="float">
            <text:p>4,92666666666667</text:p>
          </table:table-cell>
          <table:table-cell table:number-columns-repeated="3"/>
          <table:table-cell table:style-name="Default" table:formula="of:=AVERAGE([.I2:.I151])" office:value-type="float" office:value="4.76333333333333" calcext:value-type="float">
            <text:p>4,76333333333333</text:p>
          </table:table-cell>
          <table:table-cell table:style-name="Default" table:formula="of:=AVERAGE([.J2:.J151])" office:value-type="float" office:value="1.17872551850929" calcext:value-type="float">
            <text:p>1,17872551850929</text:p>
          </table:table-cell>
        </table:table-row>
      </table:table>
      <table:table table:name="Set #4" table:style-name="ta1">
        <table:table-column table:style-name="co9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6" table:number-columns-repeated="2" table:default-cell-style-name="ce6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2:.H2])" office:value-type="float" office:value="6" calcext:value-type="float">
            <text:p>6,000</text:p>
          </table:table-cell>
          <table:table-cell table:formula="of:=STDEV([.B2:.H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:.H3])" office:value-type="float" office:value="5.75" calcext:value-type="float">
            <text:p>5,750</text:p>
          </table:table-cell>
          <table:table-cell table:formula="of:=STDEV([.B3:.H3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table:formula="of:=AVERAGE([.B4:.H4])" office:value-type="float" office:value="5.25" calcext:value-type="float">
            <text:p>5,250</text:p>
          </table:table-cell>
          <table:table-cell table:formula="of:=STDEV([.B4:.H4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5:.H5])" office:value-type="float" office:value="7.25" calcext:value-type="float">
            <text:p>7,250</text:p>
          </table:table-cell>
          <table:table-cell table:formula="of:=STDEV([.B5:.H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6:.H6])" office:value-type="float" office:value="6.5" calcext:value-type="float">
            <text:p>6,500</text:p>
          </table:table-cell>
          <table:table-cell table:formula="of:=STDEV([.B6:.H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:.H7])" office:value-type="float" office:value="5.75" calcext:value-type="float">
            <text:p>5,750</text:p>
          </table:table-cell>
          <table:table-cell table:formula="of:=STDEV([.B7:.H7])" office:value-type="float" office:value="2.75378527364305" calcext:value-type="float">
            <text:p>2,754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:.H8])" office:value-type="float" office:value="6" calcext:value-type="float">
            <text:p>6,000</text:p>
          </table:table-cell>
          <table:table-cell table:formula="of:=STDEV([.B8:.H8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:.H9])" office:value-type="float" office:value="6" calcext:value-type="float">
            <text:p>6,000</text:p>
          </table:table-cell>
          <table:table-cell table:formula="of:=STDEV([.B9:.H9])" office:value-type="float" office:value="1.82574185835055" calcext:value-type="float">
            <text:p>1,826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0:.H10])" office:value-type="float" office:value="5.75" calcext:value-type="float">
            <text:p>5,750</text:p>
          </table:table-cell>
          <table:table-cell table:formula="of:=STDEV([.B10:.H1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:.H11])" office:value-type="float" office:value="6.5" calcext:value-type="float">
            <text:p>6,500</text:p>
          </table:table-cell>
          <table:table-cell table:formula="of:=STDEV([.B11:.H1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:.H12])" office:value-type="float" office:value="6" calcext:value-type="float">
            <text:p>6,000</text:p>
          </table:table-cell>
          <table:table-cell table:formula="of:=STDEV([.B12:.H1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2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:.H13])" office:value-type="float" office:value="5" calcext:value-type="float">
            <text:p>5,000</text:p>
          </table:table-cell>
          <table:table-cell table:formula="of:=STDEV([.B13:.H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3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4:.H14])" office:value-type="float" office:value="4.25" calcext:value-type="float">
            <text:p>4,250</text:p>
          </table:table-cell>
          <table:table-cell table:formula="of:=STDEV([.B14:.H14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117__Fid=10_M04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5:.H15])" office:value-type="float" office:value="6.25" calcext:value-type="float">
            <text:p>6,250</text:p>
          </table:table-cell>
          <table:table-cell table:formula="of:=STDEV([.B15:.H15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17__Fid=10_M05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16:.H16])" office:value-type="float" office:value="4.5" calcext:value-type="float">
            <text:p>4,500</text:p>
          </table:table-cell>
          <table:table-cell table:formula="of:=STDEV([.B16:.H16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17__Fid=10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7:.H17])" office:value-type="float" office:value="6.5" calcext:value-type="float">
            <text:p>6,500</text:p>
          </table:table-cell>
          <table:table-cell table:formula="of:=STDEV([.B17:.H17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117__Fid=10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8:.H18])" office:value-type="float" office:value="6" calcext:value-type="float">
            <text:p>6,000</text:p>
          </table:table-cell>
          <table:table-cell table:formula="of:=STDEV([.B18:.H1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17__Fid=10_M08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9:.H19])" office:value-type="float" office:value="5.5" calcext:value-type="float">
            <text:p>5,500</text:p>
          </table:table-cell>
          <table:table-cell table:formula="of:=STDEV([.B19:.H19])" office:value-type="float" office:value="2.08166599946613" calcext:value-type="float">
            <text:p>2,082</text:p>
          </table:table-cell>
        </table:table-row>
        <table:table-row table:style-name="ro1">
          <table:table-cell office:value-type="string" calcext:value-type="string">
            <text:p>117__Fid=10_M09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0:.H20])" office:value-type="float" office:value="4.25" calcext:value-type="float">
            <text:p>4,250</text:p>
          </table:table-cell>
          <table:table-cell table:formula="of:=STDEV([.B20:.H2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17__Fid=10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1:.H21])" office:value-type="float" office:value="4.25" calcext:value-type="float">
            <text:p>4,250</text:p>
          </table:table-cell>
          <table:table-cell table:formula="of:=STDEV([.B21:.H21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1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2:.H22])" office:value-type="float" office:value="1.75" calcext:value-type="float">
            <text:p>1,750</text:p>
          </table:table-cell>
          <table:table-cell table:formula="of:=STDEV([.B22:.H2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3:.H23])" office:value-type="float" office:value="2" calcext:value-type="float">
            <text:p>2,000</text:p>
          </table:table-cell>
          <table:table-cell table:formula="of:=STDEV([.B23:.H2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4:.H24])" office:value-type="float" office:value="2.5" calcext:value-type="float">
            <text:p>2,500</text:p>
          </table:table-cell>
          <table:table-cell table:formula="of:=STDEV([.B24:.H2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4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5:.H25])" office:value-type="float" office:value="2.25" calcext:value-type="float">
            <text:p>2,250</text:p>
          </table:table-cell>
          <table:table-cell table:formula="of:=STDEV([.B25:.H2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26:.H26])" office:value-type="float" office:value="1.5" calcext:value-type="float">
            <text:p>1,500</text:p>
          </table:table-cell>
          <table:table-cell table:formula="of:=STDEV([.B26:.H2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27:.H27])" office:value-type="float" office:value="2" calcext:value-type="float">
            <text:p>2,000</text:p>
          </table:table-cell>
          <table:table-cell table:formula="of:=STDEV([.B27:.H27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4__Fid=2_M07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8:.H28])" office:value-type="float" office:value="5.75" calcext:value-type="float">
            <text:p>5,750</text:p>
          </table:table-cell>
          <table:table-cell table:formula="of:=STDEV([.B28:.H2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4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29:.H29])" office:value-type="float" office:value="4.75" calcext:value-type="float">
            <text:p>4,750</text:p>
          </table:table-cell>
          <table:table-cell table:formula="of:=STDEV([.B29:.H29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4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0:.H30])" office:value-type="float" office:value="1.5" calcext:value-type="float">
            <text:p>1,500</text:p>
          </table:table-cell>
          <table:table-cell table:formula="of:=STDEV([.B30:.H30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4__Fid=2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1:.H31])" office:value-type="float" office:value="5.25" calcext:value-type="float">
            <text:p>5,250</text:p>
          </table:table-cell>
          <table:table-cell table:formula="of:=STDEV([.B31:.H31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43__Fid=14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2:.H32])" office:value-type="float" office:value="1" calcext:value-type="float">
            <text:p>1,000</text:p>
          </table:table-cell>
          <table:table-cell table:formula="of:=STDEV([.B32:.H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3:.H33])" office:value-type="float" office:value="1" calcext:value-type="float">
            <text:p>1,000</text:p>
          </table:table-cell>
          <table:table-cell table:formula="of:=STDEV([.B33:.H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3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4:.H34])" office:value-type="float" office:value="1" calcext:value-type="float">
            <text:p>1,000</text:p>
          </table:table-cell>
          <table:table-cell table:formula="of:=STDEV([.B34:.H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35:.H35])" office:value-type="float" office:value="4" calcext:value-type="float">
            <text:p>4,000</text:p>
          </table:table-cell>
          <table:table-cell table:formula="of:=STDEV([.B35:.H35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43__Fid=14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6:.H36])" office:value-type="float" office:value="1" calcext:value-type="float">
            <text:p>1,000</text:p>
          </table:table-cell>
          <table:table-cell table:formula="of:=STDEV([.B36:.H3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37:.H37])" office:value-type="float" office:value="6.25" calcext:value-type="float">
            <text:p>6,250</text:p>
          </table:table-cell>
          <table:table-cell table:formula="of:=STDEV([.B37:.H37])" office:value-type="float" office:value="2.87228132326901" calcext:value-type="float">
            <text:p>2,872</text:p>
          </table:table-cell>
        </table:table-row>
        <table:table-row table:style-name="ro1">
          <table:table-cell office:value-type="string" calcext:value-type="string">
            <text:p>143__Fid=14_M07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8:.H38])" office:value-type="float" office:value="1" calcext:value-type="float">
            <text:p>1,000</text:p>
          </table:table-cell>
          <table:table-cell table:formula="of:=STDEV([.B38:.H3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39:.H39])" office:value-type="float" office:value="1" calcext:value-type="float">
            <text:p>1,000</text:p>
          </table:table-cell>
          <table:table-cell table:formula="of:=STDEV([.B39:.H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0:.H40])" office:value-type="float" office:value="1" calcext:value-type="float">
            <text:p>1,000</text:p>
          </table:table-cell>
          <table:table-cell table:formula="of:=STDEV([.B40:.H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3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41:.H41])" office:value-type="float" office:value="4.5" calcext:value-type="float">
            <text:p>4,500</text:p>
          </table:table-cell>
          <table:table-cell table:formula="of:=STDEV([.B41:.H4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5__Fid=15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2:.H42])" office:value-type="float" office:value="1" calcext:value-type="float">
            <text:p>1,000</text:p>
          </table:table-cell>
          <table:table-cell table:formula="of:=STDEV([.B42:.H4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2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3:.H43])" office:value-type="float" office:value="1" calcext:value-type="float">
            <text:p>1,000</text:p>
          </table:table-cell>
          <table:table-cell table:formula="of:=STDEV([.B43:.H4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3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44:.H44])" office:value-type="float" office:value="1.5" calcext:value-type="float">
            <text:p>1,500</text:p>
          </table:table-cell>
          <table:table-cell table:formula="of:=STDEV([.B44:.H4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5__Fid=15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5:.H45])" office:value-type="float" office:value="1" calcext:value-type="float">
            <text:p>1,000</text:p>
          </table:table-cell>
          <table:table-cell table:formula="of:=STDEV([.B45:.H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6:.H46])" office:value-type="float" office:value="1" calcext:value-type="float">
            <text:p>1,000</text:p>
          </table:table-cell>
          <table:table-cell table:formula="of:=STDEV([.B46:.H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6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7:.H47])" office:value-type="float" office:value="1" calcext:value-type="float">
            <text:p>1,000</text:p>
          </table:table-cell>
          <table:table-cell table:formula="of:=STDEV([.B47:.H4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48:.H48])" office:value-type="float" office:value="8.25" calcext:value-type="float">
            <text:p>8,250</text:p>
          </table:table-cell>
          <table:table-cell table:formula="of:=STDEV([.B48:.H48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55__Fid=1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49:.H49])" office:value-type="float" office:value="1" calcext:value-type="float">
            <text:p>1,000</text:p>
          </table:table-cell>
          <table:table-cell table:formula="of:=STDEV([.B49:.H4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09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50:.H50])" office:value-type="float" office:value="1" calcext:value-type="float">
            <text:p>1,000</text:p>
          </table:table-cell>
          <table:table-cell table:formula="of:=STDEV([.B50:.H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5__Fid=15_M10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51:.H51])" office:value-type="float" office:value="1.25" calcext:value-type="float">
            <text:p>1,250</text:p>
          </table:table-cell>
          <table:table-cell table:formula="of:=STDEV([.B51:.H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6__Fid=13_M01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2:.H52])" office:value-type="float" office:value="5.75" calcext:value-type="float">
            <text:p>5,750</text:p>
          </table:table-cell>
          <table:table-cell table:formula="of:=STDEV([.B52:.H52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156__Fid=13_M02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3:.H53])" office:value-type="float" office:value="10" calcext:value-type="float">
            <text:p>10,000</text:p>
          </table:table-cell>
          <table:table-cell table:formula="of:=STDEV([.B53:.H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54:.H54])" office:value-type="float" office:value="5" calcext:value-type="float">
            <text:p>5,000</text:p>
          </table:table-cell>
          <table:table-cell table:formula="of:=STDEV([.B54:.H5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04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5:.H55])" office:value-type="float" office:value="5.75" calcext:value-type="float">
            <text:p>5,750</text:p>
          </table:table-cell>
          <table:table-cell table:formula="of:=STDEV([.B55:.H55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5.nrrd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/>
          <table:table-cell table:formula="of:=AVERAGE([.B56:.H56])" office:value-type="float" office:value="10" calcext:value-type="float">
            <text:p>10,000</text:p>
          </table:table-cell>
          <table:table-cell table:formula="of:=STDEV([.B56:.H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6__Fid=13_M06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57:.H57])" office:value-type="float" office:value="5.75" calcext:value-type="float">
            <text:p>5,750</text:p>
          </table:table-cell>
          <table:table-cell table:formula="of:=STDEV([.B57:.H5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56__Fid=13_M07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8:.H58])" office:value-type="float" office:value="7" calcext:value-type="float">
            <text:p>7,000</text:p>
          </table:table-cell>
          <table:table-cell table:formula="of:=STDEV([.B58:.H58])" office:value-type="float" office:value="2.3094010767585" calcext:value-type="float">
            <text:p>2,309</text:p>
          </table:table-cell>
        </table:table-row>
        <table:table-row table:style-name="ro1">
          <table:table-cell office:value-type="string" calcext:value-type="string">
            <text:p>156__Fid=13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59:.H59])" office:value-type="float" office:value="4" calcext:value-type="float">
            <text:p>4,000</text:p>
          </table:table-cell>
          <table:table-cell table:formula="of:=STDEV([.B59:.H59])" office:value-type="float" office:value="2" calcext:value-type="float">
            <text:p>2,000</text:p>
          </table:table-cell>
        </table:table-row>
        <table:table-row table:style-name="ro1">
          <table:table-cell office:value-type="string" calcext:value-type="string">
            <text:p>156__Fid=13_M09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60:.H60])" office:value-type="float" office:value="4" calcext:value-type="float">
            <text:p>4,000</text:p>
          </table:table-cell>
          <table:table-cell table:formula="of:=STDEV([.B60:.H6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6__Fid=13_M10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1:.H61])" office:value-type="float" office:value="4.75" calcext:value-type="float">
            <text:p>4,750</text:p>
          </table:table-cell>
          <table:table-cell table:formula="of:=STDEV([.B61:.H61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158__Fid=9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2:.H62])" office:value-type="float" office:value="2" calcext:value-type="float">
            <text:p>2,000</text:p>
          </table:table-cell>
          <table:table-cell table:formula="of:=STDEV([.B62:.H62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8__Fid=9_M02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63:.H63])" office:value-type="float" office:value="1.25" calcext:value-type="float">
            <text:p>1,250</text:p>
          </table:table-cell>
          <table:table-cell table:formula="of:=STDEV([.B63:.H63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4:.H64])" office:value-type="float" office:value="4" calcext:value-type="float">
            <text:p>4,000</text:p>
          </table:table-cell>
          <table:table-cell table:formula="of:=STDEV([.B64:.H64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158__Fid=9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5:.H65])" office:value-type="float" office:value="1" calcext:value-type="float">
            <text:p>1,000</text:p>
          </table:table-cell>
          <table:table-cell table:formula="of:=STDEV([.B65:.H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66:.H66])" office:value-type="float" office:value="1" calcext:value-type="float">
            <text:p>1,000</text:p>
          </table:table-cell>
          <table:table-cell table:formula="of:=STDEV([.B66:.H6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8__Fid=9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67:.H67])" office:value-type="float" office:value="1.75" calcext:value-type="float">
            <text:p>1,750</text:p>
          </table:table-cell>
          <table:table-cell table:formula="of:=STDEV([.B67:.H6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158__Fid=9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AVERAGE([.B68:.H68])" office:value-type="float" office:value="2.5" calcext:value-type="float">
            <text:p>2,500</text:p>
          </table:table-cell>
          <table:table-cell table:formula="of:=STDEV([.B68:.H6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158__Fid=9_M08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69:.H69])" office:value-type="float" office:value="5" calcext:value-type="float">
            <text:p>5,000</text:p>
          </table:table-cell>
          <table:table-cell table:formula="of:=STDEV([.B69:.H69])" office:value-type="float" office:value="2.70801280154532" calcext:value-type="float">
            <text:p>2,708</text:p>
          </table:table-cell>
        </table:table-row>
        <table:table-row table:style-name="ro1">
          <table:table-cell office:value-type="string" calcext:value-type="string">
            <text:p>158__Fid=9_M09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0:.H70])" office:value-type="float" office:value="7.75" calcext:value-type="float">
            <text:p>7,750</text:p>
          </table:table-cell>
          <table:table-cell table:formula="of:=STDEV([.B70:.H7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8__Fid=9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71:.H71])" office:value-type="float" office:value="6.5" calcext:value-type="float">
            <text:p>6,500</text:p>
          </table:table-cell>
          <table:table-cell table:formula="of:=STDEV([.B71:.H71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159__Fid=11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72:.H72])" office:value-type="float" office:value="8.25" calcext:value-type="float">
            <text:p>8,250</text:p>
          </table:table-cell>
          <table:table-cell table:formula="of:=STDEV([.B72:.H72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02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3:.H73])" office:value-type="float" office:value="5.5" calcext:value-type="float">
            <text:p>5,500</text:p>
          </table:table-cell>
          <table:table-cell table:formula="of:=STDEV([.B73:.H73])" office:value-type="float" office:value="2.64575131106459" calcext:value-type="float">
            <text:p>2,646</text:p>
          </table:table-cell>
        </table:table-row>
        <table:table-row table:style-name="ro1">
          <table:table-cell office:value-type="string" calcext:value-type="string">
            <text:p>159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74:.H74])" office:value-type="float" office:value="4.5" calcext:value-type="float">
            <text:p>4,500</text:p>
          </table:table-cell>
          <table:table-cell table:formula="of:=STDEV([.B74:.H7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159__Fid=11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5:.H75])" office:value-type="float" office:value="3.75" calcext:value-type="float">
            <text:p>3,750</text:p>
          </table:table-cell>
          <table:table-cell table:formula="of:=STDEV([.B75:.H75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159__Fid=11_M05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76:.H76])" office:value-type="float" office:value="4.5" calcext:value-type="float">
            <text:p>4,500</text:p>
          </table:table-cell>
          <table:table-cell table:formula="of:=STDEV([.B76:.H76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159__Fid=11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7:.H77])" office:value-type="float" office:value="5.75" calcext:value-type="float">
            <text:p>5,750</text:p>
          </table:table-cell>
          <table:table-cell table:formula="of:=STDEV([.B77:.H77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159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78:.H78])" office:value-type="float" office:value="4" calcext:value-type="float">
            <text:p>4,000</text:p>
          </table:table-cell>
          <table:table-cell table:formula="of:=STDEV([.B78:.H78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79:.H79])" office:value-type="float" office:value="2" calcext:value-type="float">
            <text:p>2,000</text:p>
          </table:table-cell>
          <table:table-cell table:formula="of:=STDEV([.B79:.H7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59__Fid=11_M09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0:.H80])" office:value-type="float" office:value="4.25" calcext:value-type="float">
            <text:p>4,250</text:p>
          </table:table-cell>
          <table:table-cell table:formula="of:=STDEV([.B80:.H8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59__Fid=11_M10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1:.H81])" office:value-type="float" office:value="3.75" calcext:value-type="float">
            <text:p>3,750</text:p>
          </table:table-cell>
          <table:table-cell table:formula="of:=STDEV([.B81:.H8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2:.H82])" office:value-type="float" office:value="2.25" calcext:value-type="float">
            <text:p>2,250</text:p>
          </table:table-cell>
          <table:table-cell table:formula="of:=STDEV([.B82:.H82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2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83:.H83])" office:value-type="float" office:value="3" calcext:value-type="float">
            <text:p>3,000</text:p>
          </table:table-cell>
          <table:table-cell table:formula="of:=STDEV([.B83:.H83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162__Fid=1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4:.H84])" office:value-type="float" office:value="2.5" calcext:value-type="float">
            <text:p>2,500</text:p>
          </table:table-cell>
          <table:table-cell table:formula="of:=STDEV([.B84:.H84])" office:value-type="float" office:value="2.38047614284762" calcext:value-type="float">
            <text:p>2,380</text:p>
          </table:table-cell>
        </table:table-row>
        <table:table-row table:style-name="ro1">
          <table:table-cell office:value-type="string" calcext:value-type="string">
            <text:p>162__Fid=12_M04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85:.H85])" office:value-type="float" office:value="4.75" calcext:value-type="float">
            <text:p>4,750</text:p>
          </table:table-cell>
          <table:table-cell table:formula="of:=STDEV([.B85:.H8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5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formula="of:=AVERAGE([.B86:.H86])" office:value-type="float" office:value="8.25" calcext:value-type="float">
            <text:p>8,250</text:p>
          </table:table-cell>
          <table:table-cell table:formula="of:=STDEV([.B86:.H86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87:.H87])" office:value-type="float" office:value="4.25" calcext:value-type="float">
            <text:p>4,250</text:p>
          </table:table-cell>
          <table:table-cell table:formula="of:=STDEV([.B87:.H87])" office:value-type="float" office:value="2.98607881119482" calcext:value-type="float">
            <text:p>2,986</text:p>
          </table:table-cell>
        </table:table-row>
        <table:table-row table:style-name="ro1">
          <table:table-cell office:value-type="string" calcext:value-type="string">
            <text:p>162__Fid=12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AVERAGE([.B88:.H88])" office:value-type="float" office:value="3" calcext:value-type="float">
            <text:p>3,000</text:p>
          </table:table-cell>
          <table:table-cell table:formula="of:=STDEV([.B88:.H8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62__Fid=12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formula="of:=AVERAGE([.B89:.H89])" office:value-type="float" office:value="4.75" calcext:value-type="float">
            <text:p>4,750</text:p>
          </table:table-cell>
          <table:table-cell table:formula="of:=STDEV([.B89:.H8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162__Fid=12_M09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90:.H90])" office:value-type="float" office:value="8.25" calcext:value-type="float">
            <text:p>8,250</text:p>
          </table:table-cell>
          <table:table-cell table:formula="of:=STDEV([.B90:.H9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162__Fid=12_M10.nr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1:.H91])" office:value-type="float" office:value="2" calcext:value-type="float">
            <text:p>2,000</text:p>
          </table:table-cell>
          <table:table-cell table:formula="of:=STDEV([.B91:.H91])" office:value-type="float" office:value="1.15470053837925" calcext:value-type="float">
            <text:p>1,155</text:p>
          </table:table-cell>
        </table:table-row>
        <table:table-row table:style-name="ro1">
          <table:table-cell office:value-type="string" calcext:value-type="string">
            <text:p>26__Fid=3_M01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2:.H92])" office:value-type="float" office:value="8.75" calcext:value-type="float">
            <text:p>8,750</text:p>
          </table:table-cell>
          <table:table-cell table:formula="of:=STDEV([.B92:.H9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3:.H93])" office:value-type="float" office:value="5.5" calcext:value-type="float">
            <text:p>5,500</text:p>
          </table:table-cell>
          <table:table-cell table:formula="of:=STDEV([.B93:.H9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6__Fid=3_M03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94:.H94])" office:value-type="float" office:value="7.5" calcext:value-type="float">
            <text:p>7,500</text:p>
          </table:table-cell>
          <table:table-cell table:formula="of:=STDEV([.B94:.H94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4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5:.H95])" office:value-type="float" office:value="8.75" calcext:value-type="float">
            <text:p>8,750</text:p>
          </table:table-cell>
          <table:table-cell table:formula="of:=STDEV([.B95:.H9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5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6:.H96])" office:value-type="float" office:value="1.5" calcext:value-type="float">
            <text:p>1,500</text:p>
          </table:table-cell>
          <table:table-cell table:formula="of:=STDEV([.B96:.H9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97:.H97])" office:value-type="float" office:value="8.25" calcext:value-type="float">
            <text:p>8,250</text:p>
          </table:table-cell>
          <table:table-cell table:formula="of:=STDEV([.B97:.H97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26__Fid=3_M07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98:.H98])" office:value-type="float" office:value="1.5" calcext:value-type="float">
            <text:p>1,500</text:p>
          </table:table-cell>
          <table:table-cell table:formula="of:=STDEV([.B98:.H9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26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99:.H99])" office:value-type="float" office:value="3.75" calcext:value-type="float">
            <text:p>3,750</text:p>
          </table:table-cell>
          <table:table-cell table:formula="of:=STDEV([.B99:.H99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6__Fid=3_M09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00:.H100])" office:value-type="float" office:value="6.75" calcext:value-type="float">
            <text:p>6,750</text:p>
          </table:table-cell>
          <table:table-cell table:formula="of:=STDEV([.B100:.H100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6__Fid=3_M10.nrrd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/>
          <table:table-cell table:formula="of:=AVERAGE([.B101:.H101])" office:value-type="float" office:value="6" calcext:value-type="float">
            <text:p>6,000</text:p>
          </table:table-cell>
          <table:table-cell table:formula="of:=STDEV([.B101:.H10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1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2:.H102])" office:value-type="float" office:value="5.5" calcext:value-type="float">
            <text:p>5,500</text:p>
          </table:table-cell>
          <table:table-cell table:formula="of:=STDEV([.B102:.H102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02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3:.H103])" office:value-type="float" office:value="3.25" calcext:value-type="float">
            <text:p>3,250</text:p>
          </table:table-cell>
          <table:table-cell table:formula="of:=STDEV([.B103:.H103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04:.H104])" office:value-type="float" office:value="4.25" calcext:value-type="float">
            <text:p>4,250</text:p>
          </table:table-cell>
          <table:table-cell table:formula="of:=STDEV([.B104:.H104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28__Fid=4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05:.H105])" office:value-type="float" office:value="1" calcext:value-type="float">
            <text:p>1,000</text:p>
          </table:table-cell>
          <table:table-cell table:formula="of:=STDEV([.B105:.H10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8__Fid=4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06:.H106])" office:value-type="float" office:value="7.75" calcext:value-type="float">
            <text:p>7,750</text:p>
          </table:table-cell>
          <table:table-cell table:formula="of:=STDEV([.B106:.H106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28__Fid=4_M06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07:.H107])" office:value-type="float" office:value="8.5" calcext:value-type="float">
            <text:p>8,500</text:p>
          </table:table-cell>
          <table:table-cell table:formula="of:=STDEV([.B107:.H107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28__Fid=4_M07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08:.H108])" office:value-type="float" office:value="3.25" calcext:value-type="float">
            <text:p>3,250</text:p>
          </table:table-cell>
          <table:table-cell table:formula="of:=STDEV([.B108:.H108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8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9:.H109])" office:value-type="float" office:value="8.25" calcext:value-type="float">
            <text:p>8,250</text:p>
          </table:table-cell>
          <table:table-cell table:formula="of:=STDEV([.B109:.H109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28__Fid=4_M09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0:.H110])" office:value-type="float" office:value="3.5" calcext:value-type="float">
            <text:p>3,500</text:p>
          </table:table-cell>
          <table:table-cell table:formula="of:=STDEV([.B110:.H110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28__Fid=4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1:.H111])" office:value-type="float" office:value="2" calcext:value-type="float">
            <text:p>2,000</text:p>
          </table:table-cell>
          <table:table-cell table:formula="of:=STDEV([.B111:.H1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7__Fid=5_M01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12:.H112])" office:value-type="float" office:value="2.5" calcext:value-type="float">
            <text:p>2,500</text:p>
          </table:table-cell>
          <table:table-cell table:formula="of:=STDEV([.B112:.H11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37__Fid=5_M02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3:.H113])" office:value-type="float" office:value="1.5" calcext:value-type="float">
            <text:p>1,500</text:p>
          </table:table-cell>
          <table:table-cell table:formula="of:=STDEV([.B113:.H11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37__Fid=5_M03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14:.H114])" office:value-type="float" office:value="3.75" calcext:value-type="float">
            <text:p>3,750</text:p>
          </table:table-cell>
          <table:table-cell table:formula="of:=STDEV([.B114:.H114])" office:value-type="float" office:value="1.5" calcext:value-type="float">
            <text:p>1,500</text:p>
          </table:table-cell>
        </table:table-row>
        <table:table-row table:style-name="ro1">
          <table:table-cell office:value-type="string" calcext:value-type="string">
            <text:p>37__Fid=5_M04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AVERAGE([.B115:.H115])" office:value-type="float" office:value="1.25" calcext:value-type="float">
            <text:p>1,250</text:p>
          </table:table-cell>
          <table:table-cell table:formula="of:=STDEV([.B115:.H115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37__Fid=5_M05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formula="of:=AVERAGE([.B116:.H116])" office:value-type="float" office:value="1" calcext:value-type="float">
            <text:p>1,000</text:p>
          </table:table-cell>
          <table:table-cell table:formula="of:=STDEV([.B116:.H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7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17:.H117])" office:value-type="float" office:value="5.75" calcext:value-type="float">
            <text:p>5,750</text:p>
          </table:table-cell>
          <table:table-cell table:formula="of:=STDEV([.B117:.H117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37__Fid=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18:.H118])" office:value-type="float" office:value="8.5" calcext:value-type="float">
            <text:p>8,500</text:p>
          </table:table-cell>
          <table:table-cell table:formula="of:=STDEV([.B118:.H118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37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19:.H119])" office:value-type="float" office:value="8" calcext:value-type="float">
            <text:p>8,000</text:p>
          </table:table-cell>
          <table:table-cell table:formula="of:=STDEV([.B119:.H119])" office:value-type="float" office:value="0.816496580927726" calcext:value-type="float">
            <text:p>0,816</text:p>
          </table:table-cell>
        </table:table-row>
        <table:table-row table:style-name="ro1">
          <table:table-cell office:value-type="string" calcext:value-type="string">
            <text:p>37__Fid=5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0:.H120])" office:value-type="float" office:value="5.25" calcext:value-type="float">
            <text:p>5,250</text:p>
          </table:table-cell>
          <table:table-cell table:formula="of:=STDEV([.B120:.H120])" office:value-type="float" office:value="2.5" calcext:value-type="float">
            <text:p>2,500</text:p>
          </table:table-cell>
        </table:table-row>
        <table:table-row table:style-name="ro1">
          <table:table-cell office:value-type="string" calcext:value-type="string">
            <text:p>37__Fid=5_M10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21:.H121])" office:value-type="float" office:value="6" calcext:value-type="float">
            <text:p>6,000</text:p>
          </table:table-cell>
          <table:table-cell table:formula="of:=STDEV([.B121:.H121])" office:value-type="float" office:value="2.16024689946929" calcext:value-type="float">
            <text:p>2,160</text:p>
          </table:table-cell>
        </table:table-row>
        <table:table-row table:style-name="ro1">
          <table:table-cell office:value-type="string" calcext:value-type="string">
            <text:p>53__Fid=6_M01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2:.H122])" office:value-type="float" office:value="7.5" calcext:value-type="float">
            <text:p>7,500</text:p>
          </table:table-cell>
          <table:table-cell table:formula="of:=STDEV([.B122:.H122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2.nrr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23:.H123])" office:value-type="float" office:value="4.5" calcext:value-type="float">
            <text:p>4,500</text:p>
          </table:table-cell>
          <table:table-cell table:formula="of:=STDEV([.B123:.H12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3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4:.H124])" office:value-type="float" office:value="7.5" calcext:value-type="float">
            <text:p>7,500</text:p>
          </table:table-cell>
          <table:table-cell table:formula="of:=STDEV([.B124:.H12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53__Fid=6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5:.H125])" office:value-type="float" office:value="6.5" calcext:value-type="float">
            <text:p>6,500</text:p>
          </table:table-cell>
          <table:table-cell table:formula="of:=STDEV([.B125:.H125])" office:value-type="float" office:value="1.73205080756888" calcext:value-type="float">
            <text:p>1,732</text:p>
          </table:table-cell>
        </table:table-row>
        <table:table-row table:style-name="ro1">
          <table:table-cell office:value-type="string" calcext:value-type="string">
            <text:p>53__Fid=6_M05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26:.H126])" office:value-type="float" office:value="3.75" calcext:value-type="float">
            <text:p>3,750</text:p>
          </table:table-cell>
          <table:table-cell table:formula="of:=STDEV([.B126:.H126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53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27:.H127])" office:value-type="float" office:value="7.75" calcext:value-type="float">
            <text:p>7,750</text:p>
          </table:table-cell>
          <table:table-cell table:formula="of:=STDEV([.B127:.H127])" office:value-type="float" office:value="1.25830573921179" calcext:value-type="float">
            <text:p>1,258</text:p>
          </table:table-cell>
        </table:table-row>
        <table:table-row table:style-name="ro1">
          <table:table-cell office:value-type="string" calcext:value-type="string">
            <text:p>53__Fid=6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28:.H128])" office:value-type="float" office:value="1.5" calcext:value-type="float">
            <text:p>1,500</text:p>
          </table:table-cell>
          <table:table-cell table:formula="of:=STDEV([.B128:.H128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53__Fid=6_M08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29:.H129])" office:value-type="float" office:value="6.25" calcext:value-type="float">
            <text:p>6,250</text:p>
          </table:table-cell>
          <table:table-cell table:formula="of:=STDEV([.B129:.H129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53__Fid=6_M09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30:.H130])" office:value-type="float" office:value="6.75" calcext:value-type="float">
            <text:p>6,750</text:p>
          </table:table-cell>
          <table:table-cell table:formula="of:=STDEV([.B130:.H130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53__Fid=6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AVERAGE([.B131:.H131])" office:value-type="float" office:value="4" calcext:value-type="float">
            <text:p>4,000</text:p>
          </table:table-cell>
          <table:table-cell table:formula="of:=STDEV([.B131:.H13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1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32:.H132])" office:value-type="float" office:value="6.75" calcext:value-type="float">
            <text:p>6,750</text:p>
          </table:table-cell>
          <table:table-cell table:formula="of:=STDEV([.B132:.H132])" office:value-type="float" office:value="2.06155281280883" calcext:value-type="float">
            <text:p>2,062</text:p>
          </table:table-cell>
        </table:table-row>
        <table:table-row table:style-name="ro1">
          <table:table-cell office:value-type="string" calcext:value-type="string">
            <text:p>74__Fid=7_M02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formula="of:=AVERAGE([.B133:.H133])" office:value-type="float" office:value="7.5" calcext:value-type="float">
            <text:p>7,500</text:p>
          </table:table-cell>
          <table:table-cell table:formula="of:=STDEV([.B133:.H133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AVERAGE([.B134:.H134])" office:value-type="float" office:value="8.5" calcext:value-type="float">
            <text:p>8,500</text:p>
          </table:table-cell>
          <table:table-cell table:formula="of:=STDEV([.B134:.H134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74__Fid=7_M04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35:.H135])" office:value-type="float" office:value="8.25" calcext:value-type="float">
            <text:p>8,250</text:p>
          </table:table-cell>
          <table:table-cell table:formula="of:=STDEV([.B135:.H135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74__Fid=7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table:formula="of:=AVERAGE([.B136:.H136])" office:value-type="float" office:value="8.5" calcext:value-type="float">
            <text:p>8,500</text:p>
          </table:table-cell>
          <table:table-cell table:formula="of:=STDEV([.B136:.H136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6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7:.H137])" office:value-type="float" office:value="8" calcext:value-type="float">
            <text:p>8,000</text:p>
          </table:table-cell>
          <table:table-cell table:formula="of:=STDEV([.B137:.H13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74__Fid=7_M07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38:.H138])" office:value-type="float" office:value="6.5" calcext:value-type="float">
            <text:p>6,500</text:p>
          </table:table-cell>
          <table:table-cell table:formula="of:=STDEV([.B138:.H138])" office:value-type="float" office:value="3.69684550213647" calcext:value-type="float">
            <text:p>3,697</text:p>
          </table:table-cell>
        </table:table-row>
        <table:table-row table:style-name="ro1">
          <table:table-cell office:value-type="string" calcext:value-type="string">
            <text:p>74__Fid=7_M08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39:.H139])" office:value-type="float" office:value="8.5" calcext:value-type="float">
            <text:p>8,500</text:p>
          </table:table-cell>
          <table:table-cell table:formula="of:=STDEV([.B139:.H139])" office:value-type="float" office:value="0.577350269189626" calcext:value-type="float">
            <text:p>0,577</text:p>
          </table:table-cell>
        </table:table-row>
        <table:table-row table:style-name="ro1">
          <table:table-cell office:value-type="string" calcext:value-type="string">
            <text:p>74__Fid=7_M09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0:.H140])" office:value-type="float" office:value="7.25" calcext:value-type="float">
            <text:p>7,250</text:p>
          </table:table-cell>
          <table:table-cell table:formula="of:=STDEV([.B140:.H140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74__Fid=7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1:.H141])" office:value-type="float" office:value="7.25" calcext:value-type="float">
            <text:p>7,250</text:p>
          </table:table-cell>
          <table:table-cell table:formula="of:=STDEV([.B141:.H141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1.nrrd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2:.H142])" office:value-type="float" office:value="4.75" calcext:value-type="float">
            <text:p>4,750</text:p>
          </table:table-cell>
          <table:table-cell table:formula="of:=STDEV([.B142:.H142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2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AVERAGE([.B143:.H143])" office:value-type="float" office:value="5.5" calcext:value-type="float">
            <text:p>5,500</text:p>
          </table:table-cell>
          <table:table-cell table:formula="of:=STDEV([.B143:.H143])" office:value-type="float" office:value="1.29099444873581" calcext:value-type="float">
            <text:p>1,291</text:p>
          </table:table-cell>
        </table:table-row>
        <table:table-row table:style-name="ro1">
          <table:table-cell office:value-type="string" calcext:value-type="string">
            <text:p>81__Fid=8_M03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4:.H144])" office:value-type="float" office:value="5.75" calcext:value-type="float">
            <text:p>5,750</text:p>
          </table:table-cell>
          <table:table-cell table:formula="of:=STDEV([.B144:.H144])" office:value-type="float" office:value="1.70782512765993" calcext:value-type="float">
            <text:p>1,708</text:p>
          </table:table-cell>
        </table:table-row>
        <table:table-row table:style-name="ro1">
          <table:table-cell office:value-type="string" calcext:value-type="string">
            <text:p>81__Fid=8_M04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5:.H145])" office:value-type="float" office:value="6.5" calcext:value-type="float">
            <text:p>6,500</text:p>
          </table:table-cell>
          <table:table-cell table:formula="of:=STDEV([.B145:.H145])"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>
            <text:p>81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46:.H146])" office:value-type="float" office:value="5.25" calcext:value-type="float">
            <text:p>5,250</text:p>
          </table:table-cell>
          <table:table-cell table:formula="of:=STDEV([.B146:.H146])" office:value-type="float" office:value="2.21735578260835" calcext:value-type="float">
            <text:p>2,217</text:p>
          </table:table-cell>
        </table:table-row>
        <table:table-row table:style-name="ro1">
          <table:table-cell office:value-type="string" calcext:value-type="string">
            <text:p>81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B147:.H147])" office:value-type="float" office:value="7.25" calcext:value-type="float">
            <text:p>7,250</text:p>
          </table:table-cell>
          <table:table-cell table:formula="of:=STDEV([.B147:.H147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07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AVERAGE([.B148:.H148])" office:value-type="float" office:value="5.25" calcext:value-type="float">
            <text:p>5,250</text:p>
          </table:table-cell>
          <table:table-cell table:formula="of:=STDEV([.B148:.H148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81__Fid=8_M08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B149:.H149])" office:value-type="float" office:value="6.5" calcext:value-type="float">
            <text:p>6,500</text:p>
          </table:table-cell>
          <table:table-cell table:formula="of:=STDEV([.B149:.H149])" office:value-type="float" office:value="1.91485421551268" calcext:value-type="float">
            <text:p>1,915</text:p>
          </table:table-cell>
        </table:table-row>
        <table:table-row table:style-name="ro1">
          <table:table-cell office:value-type="string" calcext:value-type="string">
            <text:p>81__Fid=8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B150:.H150])" office:value-type="float" office:value="2.75" calcext:value-type="float">
            <text:p>2,750</text:p>
          </table:table-cell>
          <table:table-cell table:formula="of:=STDEV([.B150:.H150])" office:value-type="float" office:value="0.957427107756338" calcext:value-type="float">
            <text:p>0,957</text:p>
          </table:table-cell>
        </table:table-row>
        <table:table-row table:style-name="ro1">
          <table:table-cell office:value-type="string" calcext:value-type="string">
            <text:p>81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formula="of:=AVERAGE([.B151:.H151])" office:value-type="float" office:value="4.75" calcext:value-type="float">
            <text:p>4,750</text:p>
          </table:table-cell>
          <table:table-cell table:formula="of:=STDEV([.B151:.H151])" office:value-type="float" office:value="0.5" calcext:value-type="float">
            <text:p>0,500</text:p>
          </table:table-cell>
        </table:table-row>
        <table:table-row table:style-name="ro1">
          <table:table-cell office:value-type="string" calcext:value-type="string">
            <text:p>A1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2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3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4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A5_Set4.nrrd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8" calcext:value-type="float">
            <text:p>4,88</text:p>
          </table:table-cell>
          <table:table-cell table:formula="of:=AVERAGE([.C2:.C151])" office:value-type="float" office:value="4.83333333333333" calcext:value-type="float">
            <text:p>4,83333333333333</text:p>
          </table:table-cell>
          <table:table-cell table:formula="of:=AVERAGE([.D2:.D151])" office:value-type="float" office:value="5.18" calcext:value-type="float">
            <text:p>5,18</text:p>
          </table:table-cell>
          <table:table-cell table:formula="of:=AVERAGE([.E2:.E151])" office:value-type="float" office:value="3.84" calcext:value-type="float">
            <text:p>3,84</text:p>
          </table:table-cell>
          <table:table-cell table:number-columns-repeated="3"/>
          <table:table-cell table:style-name="Default" table:formula="of:=AVERAGE([.I2:.I151])" office:value-type="float" office:value="4.68333333333333" calcext:value-type="float">
            <text:p>4,68333333333333</text:p>
          </table:table-cell>
          <table:table-cell table:style-name="Default" table:formula="of:=AVERAGE([.J2:.J151])" office:value-type="float" office:value="1.17982531487005" calcext:value-type="float">
            <text:p>1,17982531487005</text:p>
          </table:table-cell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0 BifSimMetric.B302:BifSimMetric.B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0];[.C302:.C450])" office:value-type="float" office:value="0.363693954735629" calcext:value-type="float">
            <text:p>0,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0];[.C2:.C450])" office:value-type="float" office:value="0.484095093042568" calcext:value-type="float">
            <text:p>0,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I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I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I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I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I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I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I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I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I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I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I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I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I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I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I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I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I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I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I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I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I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I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I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I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I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I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I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I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I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I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I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I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I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I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I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I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I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I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I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I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I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I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I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I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I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I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I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I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I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I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I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I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I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I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I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I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I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I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I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I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I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I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I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I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I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I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I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I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I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I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I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I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I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I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I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I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I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I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I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I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I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I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I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I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I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I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I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I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I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I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I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I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I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I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I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I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I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I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I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I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I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I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I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I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I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I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I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I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I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I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I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I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I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I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I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I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I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I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I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I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I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I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I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I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I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I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I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I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I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I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I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I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I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I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I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I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I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I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I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I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I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I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I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I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I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I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I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I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I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79__Fid=6_M10.nrrd</text:p>
          </table:table-cell>
          <table:table-cell table:style-name="ce10" table:formula="of:=[$'Set #2'.I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__Fid=1_M01.nrrd</text:p>
          </table:table-cell>
          <table:table-cell table:formula="of:=[$'Set #3'.I2]" office:value-type="float" office:value="6.5" calcext:value-type="float">
            <text:p>6,5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2.nrrd</text:p>
          </table:table-cell>
          <table:table-cell table:formula="of:=[$'Set #3'.I3]" office:value-type="float" office:value="5.25" calcext:value-type="float">
            <text:p>5,25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3.nrrd</text:p>
          </table:table-cell>
          <table:table-cell table:formula="of:=[$'Set #3'.I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4.nrrd</text:p>
          </table:table-cell>
          <table:table-cell table:formula="of:=[$'Set #3'.I5]" office:value-type="float" office:value="6.25" calcext:value-type="float">
            <text:p>6,25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6.nrrd</text:p>
          </table:table-cell>
          <table:table-cell table:formula="of:=[$'Set #3'.I7]" office:value-type="float" office:value="7" calcext:value-type="float">
            <text:p>7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7.nrrd</text:p>
          </table:table-cell>
          <table:table-cell table:formula="of:=[$'Set #3'.I8]" office:value-type="float" office:value="4.5" calcext:value-type="float">
            <text:p>4,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8.nrrd</text:p>
          </table:table-cell>
          <table:table-cell table:formula="of:=[$'Set #3'.I9]" office:value-type="float" office:value="5.25" calcext:value-type="float">
            <text:p>5,25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9.nrrd</text:p>
          </table:table-cell>
          <table:table-cell table:formula="of:=[$'Set #3'.I10]" office:value-type="float" office:value="5" calcext:value-type="float">
            <text:p>5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10.nrrd</text:p>
          </table:table-cell>
          <table:table-cell table:formula="of:=[$'Set #3'.I11]" office:value-type="float" office:value="6.75" calcext:value-type="float">
            <text:p>6,75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I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I13]" office:value-type="float" office:value="3" calcext:value-type="float">
            <text:p>3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I14]" office:value-type="float" office:value="6.5" calcext:value-type="float">
            <text:p>6,5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I15]" office:value-type="float" office:value="2.75" calcext:value-type="float">
            <text:p>2,75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I16]" office:value-type="float" office:value="5.75" calcext:value-type="float">
            <text:p>5,75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I17]" office:value-type="float" office:value="4" calcext:value-type="float">
            <text:p>4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I18]" office:value-type="float" office:value="4" calcext:value-type="float">
            <text:p>4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I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I20]" office:value-type="float" office:value="3.75" calcext:value-type="float">
            <text:p>3,75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I21]" office:value-type="float" office:value="3.5" calcext:value-type="float">
            <text:p>3,5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I22]" office:value-type="float" office:value="8" calcext:value-type="float">
            <text:p>8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I23]" office:value-type="float" office:value="7.25" calcext:value-type="float">
            <text:p>7,25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I24]" office:value-type="float" office:value="7.5" calcext:value-type="float">
            <text:p>7,5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I25]" office:value-type="float" office:value="4" calcext:value-type="float">
            <text:p>4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I26]" office:value-type="float" office:value="8.25" calcext:value-type="float">
            <text:p>8,25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I27]" office:value-type="float" office:value="3.5" calcext:value-type="float">
            <text:p>3,5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I28]" office:value-type="float" office:value="5.5" calcext:value-type="float">
            <text:p>5,5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I29]" office:value-type="float" office:value="8" calcext:value-type="float">
            <text:p>8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I30]" office:value-type="float" office:value="6" calcext:value-type="float">
            <text:p>6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I31]" office:value-type="float" office:value="5" calcext:value-type="float">
            <text:p>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1.nrrd</text:p>
          </table:table-cell>
          <table:table-cell table:formula="of:=[$'Set #3'.I32]" office:value-type="float" office:value="9.5" calcext:value-type="float">
            <text:p>9,5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2.nrrd</text:p>
          </table:table-cell>
          <table:table-cell table:formula="of:=[$'Set #3'.I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3.nrrd</text:p>
          </table:table-cell>
          <table:table-cell table:formula="of:=[$'Set #3'.I34]" office:value-type="float" office:value="5" calcext:value-type="float">
            <text:p>5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4.nrrd</text:p>
          </table:table-cell>
          <table:table-cell table:formula="of:=[$'Set #3'.I35]" office:value-type="float" office:value="8" calcext:value-type="float">
            <text:p>8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5.nrrd</text:p>
          </table:table-cell>
          <table:table-cell table:formula="of:=[$'Set #3'.I36]" office:value-type="float" office:value="8.25" calcext:value-type="float">
            <text:p>8,25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6.nrrd</text:p>
          </table:table-cell>
          <table:table-cell table:formula="of:=[$'Set #3'.I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7.nrrd</text:p>
          </table:table-cell>
          <table:table-cell table:formula="of:=[$'Set #3'.I38]" office:value-type="float" office:value="9.5" calcext:value-type="float">
            <text:p>9,5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8.nrrd</text:p>
          </table:table-cell>
          <table:table-cell table:formula="of:=[$'Set #3'.I39]" office:value-type="float" office:value="9" calcext:value-type="float">
            <text:p>9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9.nrrd</text:p>
          </table:table-cell>
          <table:table-cell table:formula="of:=[$'Set #3'.I40]" office:value-type="float" office:value="6.25" calcext:value-type="float">
            <text:p>6,25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10.nrrd</text:p>
          </table:table-cell>
          <table:table-cell table:formula="of:=[$'Set #3'.I41]" office:value-type="float" office:value="1.75" calcext:value-type="float">
            <text:p>1,75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1.nrrd</text:p>
          </table:table-cell>
          <table:table-cell table:formula="of:=[$'Set #3'.I42]" office:value-type="float" office:value="3.25" calcext:value-type="float">
            <text:p>3,25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2.nrrd</text:p>
          </table:table-cell>
          <table:table-cell table:formula="of:=[$'Set #3'.I43]" office:value-type="float" office:value="1.75" calcext:value-type="float">
            <text:p>1,75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3.nrrd</text:p>
          </table:table-cell>
          <table:table-cell table:formula="of:=[$'Set #3'.I44]" office:value-type="float" office:value="4.25" calcext:value-type="float">
            <text:p>4,25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4.nrrd</text:p>
          </table:table-cell>
          <table:table-cell table:formula="of:=[$'Set #3'.I45]" office:value-type="float" office:value="1.75" calcext:value-type="float">
            <text:p>1,75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5.nrrd</text:p>
          </table:table-cell>
          <table:table-cell table:formula="of:=[$'Set #3'.I46]" office:value-type="float" office:value="3" calcext:value-type="float">
            <text:p>3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6.nrrd</text:p>
          </table:table-cell>
          <table:table-cell table:formula="of:=[$'Set #3'.I47]" office:value-type="float" office:value="1.75" calcext:value-type="float">
            <text:p>1,75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7.nrrd</text:p>
          </table:table-cell>
          <table:table-cell table:formula="of:=[$'Set #3'.I48]" office:value-type="float" office:value="4.75" calcext:value-type="float">
            <text:p>4,75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8.nrrd</text:p>
          </table:table-cell>
          <table:table-cell table:formula="of:=[$'Set #3'.I49]" office:value-type="float" office:value="1.25" calcext:value-type="float">
            <text:p>1,25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9.nrrd</text:p>
          </table:table-cell>
          <table:table-cell table:formula="of:=[$'Set #3'.I50]" office:value-type="float" office:value="3.25" calcext:value-type="float">
            <text:p>3,25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10.nrrd</text:p>
          </table:table-cell>
          <table:table-cell table:formula="of:=[$'Set #3'.I51]" office:value-type="float" office:value="4.5" calcext:value-type="float">
            <text:p>4,5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I52]" office:value-type="float" office:value="1.25" calcext:value-type="float">
            <text:p>1,25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I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I54]" office:value-type="float" office:value="4.75" calcext:value-type="float">
            <text:p>4,75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I55]" office:value-type="float" office:value="2.25" calcext:value-type="float">
            <text:p>2,25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I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I57]" office:value-type="float" office:value="6" calcext:value-type="float">
            <text:p>6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I58]" office:value-type="float" office:value="1" calcext:value-type="float">
            <text:p>1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I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I60]" office:value-type="float" office:value="5.75" calcext:value-type="float">
            <text:p>5,75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I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I62]" office:value-type="float" office:value="3.75" calcext:value-type="float">
            <text:p>3,75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I63]" office:value-type="float" office:value="3" calcext:value-type="float">
            <text:p>3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I64]" office:value-type="float" office:value="3.5" calcext:value-type="float">
            <text:p>3,5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I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I66]" office:value-type="float" office:value="1.25" calcext:value-type="float">
            <text:p>1,25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I67]" office:value-type="float" office:value="1.5" calcext:value-type="float">
            <text:p>1,5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I68]" office:value-type="float" office:value="3.25" calcext:value-type="float">
            <text:p>3,25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I69]" office:value-type="float" office:value="5.75" calcext:value-type="float">
            <text:p>5,75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I70]" office:value-type="float" office:value="1.75" calcext:value-type="float">
            <text:p>1,75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I71]" office:value-type="float" office:value="1" calcext:value-type="float">
            <text:p>1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I72]" office:value-type="float" office:value="4" calcext:value-type="float">
            <text:p>4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I73]" office:value-type="float" office:value="5.5" calcext:value-type="float">
            <text:p>5,5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I74]" office:value-type="float" office:value="6" calcext:value-type="float">
            <text:p>6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I75]" office:value-type="float" office:value="6.25" calcext:value-type="float">
            <text:p>6,25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I76]" office:value-type="float" office:value="3.75" calcext:value-type="float">
            <text:p>3,75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I77]" office:value-type="float" office:value="6.75" calcext:value-type="float">
            <text:p>6,75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I78]" office:value-type="float" office:value="6.5" calcext:value-type="float">
            <text:p>6,5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I79]" office:value-type="float" office:value="6.25" calcext:value-type="float">
            <text:p>6,25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I80]" office:value-type="float" office:value="6.5" calcext:value-type="float">
            <text:p>6,5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I81]" office:value-type="float" office:value="4.25" calcext:value-type="float">
            <text:p>4,25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I82]" office:value-type="float" office:value="8.5" calcext:value-type="float">
            <text:p>8,5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I83]" office:value-type="float" office:value="6.25" calcext:value-type="float">
            <text:p>6,25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I84]" office:value-type="float" office:value="7.25" calcext:value-type="float">
            <text:p>7,25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I85]" office:value-type="float" office:value="7.25" calcext:value-type="float">
            <text:p>7,25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I86]" office:value-type="float" office:value="7" calcext:value-type="float">
            <text:p>7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I87]" office:value-type="float" office:value="6.5" calcext:value-type="float">
            <text:p>6,5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I88]" office:value-type="float" office:value="7.75" calcext:value-type="float">
            <text:p>7,75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I89]" office:value-type="float" office:value="6.25" calcext:value-type="float">
            <text:p>6,25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I90]" office:value-type="float" office:value="4.25" calcext:value-type="float">
            <text:p>4,25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I91]" office:value-type="float" office:value="7.5" calcext:value-type="float">
            <text:p>7,5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I92]" office:value-type="float" office:value="8.75" calcext:value-type="float">
            <text:p>8,75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I93]" office:value-type="float" office:value="8" calcext:value-type="float">
            <text:p>8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I94]" office:value-type="float" office:value="8" calcext:value-type="float">
            <text:p>8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I95]" office:value-type="float" office:value="8.75" calcext:value-type="float">
            <text:p>8,75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I96]" office:value-type="float" office:value="8" calcext:value-type="float">
            <text:p>8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I97]" office:value-type="float" office:value="8.5" calcext:value-type="float">
            <text:p>8,5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I98]" office:value-type="float" office:value="4.25" calcext:value-type="float">
            <text:p>4,25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I99]" office:value-type="float" office:value="8.25" calcext:value-type="float">
            <text:p>8,25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I100]" office:value-type="float" office:value="3.75" calcext:value-type="float">
            <text:p>3,75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I101]" office:value-type="float" office:value="4.25" calcext:value-type="float">
            <text:p>4,25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I102]" office:value-type="float" office:value="5.5" calcext:value-type="float">
            <text:p>5,5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I103]" office:value-type="float" office:value="4.25" calcext:value-type="float">
            <text:p>4,25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I104]" office:value-type="float" office:value="5" calcext:value-type="float">
            <text:p>5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I105]" office:value-type="float" office:value="3.5" calcext:value-type="float">
            <text:p>3,5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I106]" office:value-type="float" office:value="4.5" calcext:value-type="float">
            <text:p>4,5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I107]" office:value-type="float" office:value="3.75" calcext:value-type="float">
            <text:p>3,75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I108]" office:value-type="float" office:value="3" calcext:value-type="float">
            <text:p>3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I109]" office:value-type="float" office:value="6.75" calcext:value-type="float">
            <text:p>6,75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I110]" office:value-type="float" office:value="5.25" calcext:value-type="float">
            <text:p>5,25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I111]" office:value-type="float" office:value="4.75" calcext:value-type="float">
            <text:p>4,7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I112]" office:value-type="float" office:value="3" calcext:value-type="float">
            <text:p>3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I113]" office:value-type="float" office:value="5.75" calcext:value-type="float">
            <text:p>5,75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I114]" office:value-type="float" office:value="3.25" calcext:value-type="float">
            <text:p>3,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I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I116]" office:value-type="float" office:value="1" calcext:value-type="float">
            <text:p>1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I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I118]" office:value-type="float" office:value="7" calcext:value-type="float">
            <text:p>7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I119]" office:value-type="float" office:value="1.5" calcext:value-type="float">
            <text:p>1,5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I120]" office:value-type="float" office:value="7.5" calcext:value-type="float">
            <text:p>7,5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I121]" office:value-type="float" office:value="1.75" calcext:value-type="float">
            <text:p>1,75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I122]" office:value-type="float" office:value="6.25" calcext:value-type="float">
            <text:p>6,25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I123]" office:value-type="float" office:value="6.25" calcext:value-type="float">
            <text:p>6,25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I124]" office:value-type="float" office:value="6" calcext:value-type="float">
            <text:p>6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I125]" office:value-type="float" office:value="4" calcext:value-type="float">
            <text:p>4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I126]" office:value-type="float" office:value="3" calcext:value-type="float">
            <text:p>3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I127]" office:value-type="float" office:value="4.75" calcext:value-type="float">
            <text:p>4,75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I128]" office:value-type="float" office:value="5" calcext:value-type="float">
            <text:p>5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I129]" office:value-type="float" office:value="2" calcext:value-type="float">
            <text:p>2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I130]" office:value-type="float" office:value="3.25" calcext:value-type="float">
            <text:p>3,25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I131]" office:value-type="float" office:value="4.75" calcext:value-type="float">
            <text:p>4,75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I132]" office:value-type="float" office:value="6.25" calcext:value-type="float">
            <text:p>6,25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I133]" office:value-type="float" office:value="4" calcext:value-type="float">
            <text:p>4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I134]" office:value-type="float" office:value="4.25" calcext:value-type="float">
            <text:p>4,25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I135]" office:value-type="float" office:value="2" calcext:value-type="float">
            <text:p>2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I136]" office:value-type="float" office:value="6" calcext:value-type="float">
            <text:p>6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I137]" office:value-type="float" office:value="3.5" calcext:value-type="float">
            <text:p>3,5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I138]" office:value-type="float" office:value="3" calcext:value-type="float">
            <text:p>3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I139]" office:value-type="float" office:value="5.5" calcext:value-type="float">
            <text:p>5,5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I140]" office:value-type="float" office:value="3" calcext:value-type="float">
            <text:p>3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I141]" office:value-type="float" office:value="3.25" calcext:value-type="float">
            <text:p>3,25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I142]" office:value-type="float" office:value="2.75" calcext:value-type="float">
            <text:p>2,75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I143]" office:value-type="float" office:value="3.5" calcext:value-type="float">
            <text:p>3,5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I144]" office:value-type="float" office:value="1.5" calcext:value-type="float">
            <text:p>1,5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I145]" office:value-type="float" office:value="4.5" calcext:value-type="float">
            <text:p>4,5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I146]" office:value-type="float" office:value="6.25" calcext:value-type="float">
            <text:p>6,25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I147]" office:value-type="float" office:value="3.75" calcext:value-type="float">
            <text:p>3,75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I148]" office:value-type="float" office:value="3" calcext:value-type="float">
            <text:p>3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I149]" office:value-type="float" office:value="5.25" calcext:value-type="float">
            <text:p>5,25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I150]" office:value-type="float" office:value="3.5" calcext:value-type="float">
            <text:p>3,5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I151]" office:value-type="float" office:value="6.75" calcext:value-type="float">
            <text:p>6,75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sp_imag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ce17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3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4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6" office:value-type="string" calcext:value-type="string" table:number-columns-spanned="1" table:number-rows-spanned="164">
            <text:p>Test #4 <text:s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Test #4 <text:s text:c="2"/>-- <text:s text:c="2"/>Test #4 <text:s text:c="2"/>-- <text:s text:c="2"/>Test #4 <text:s text:c="2"/>-- <text:s text:c="2"/>Test <text:s text:c="3"/>-- <text:s text:c="2"/>Test #4 <text:s text:c="2"/>-- <text:s text:c="2"/>Test #4 <text:s text:c="2"/>-- <text:s text:c="2"/>Test <text:s text:c="2"/>-- <text:s text:c="2"/>Test #4 <text:s text:c="2"/>-- <text:s text:c="2"/>Test #4 <text:s text:c="2"/>-- <text:s text:c="2"/>Test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 <text:s text:c="2"/>-- <text:s text:c="2"/>Test #4</text:p>
          </table:table-cell>
          <table:table-cell office:value-type="string" calcext:value-type="string">
            <text:p>117__ArtAmpl=254.77_mu=97.14_Sigma=48.7_SigSt=4.0_Bif=104_Spl=1_Fid=10_ED_BinModel__Stack.nrrd</text:p>
          </table:table-cell>
          <table:table-cell office:value-type="string" calcext:value-type="string">
            <text:p>117__Fid=10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03.84_Sigma=46.84_SigSt=4.0_Bif=104_Spl=1_Fid=10_ED_BinModel__Stack.nrrd</text:p>
          </table:table-cell>
          <table:table-cell office:value-type="string" calcext:value-type="string">
            <text:p>117__Fid=10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117.0_Sigma=42.11_SigSt=4.0_Bif=104_Spl=1_Fid=10_ED_BinModel__Stack.nrrd</text:p>
          </table:table-cell>
          <table:table-cell office:value-type="string" calcext:value-type="string">
            <text:p>117__Fid=10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4_mu=96.24_Sigma=44.15_SigSt=4.0_Bif=104_Spl=1_Fid=10_ED_BinModel__Stack.nrrd</text:p>
          </table:table-cell>
          <table:table-cell office:value-type="string" calcext:value-type="string">
            <text:p>117__Fid=10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7_mu=115.94_Sigma=44.87_SigSt=4.0_Bif=104_Spl=1_Fid=10_ED_BinModel__Stack.nrrd</text:p>
          </table:table-cell>
          <table:table-cell office:value-type="string" calcext:value-type="string">
            <text:p>117__Fid=10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110.98_Sigma=45.86_SigSt=4.0_Bif=104_Spl=1_Fid=10_ED_BinModel__Stack.nrrd</text:p>
          </table:table-cell>
          <table:table-cell office:value-type="string" calcext:value-type="string">
            <text:p>117__Fid=10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8_mu=98.15_Sigma=45.42_SigSt=4.0_Bif=104_Spl=1_Fid=10_ED_BinModel__Stack.nrrd</text:p>
          </table:table-cell>
          <table:table-cell office:value-type="string" calcext:value-type="string">
            <text:p>117__Fid=10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8_mu=112.29_Sigma=40.43_SigSt=4.0_Bif=104_Spl=1_Fid=10_ED_BinModel__Stack.nrrd</text:p>
          </table:table-cell>
          <table:table-cell office:value-type="string" calcext:value-type="string">
            <text:p>117__Fid=10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8_mu=106.68_Sigma=45.35_SigSt=4.0_Bif=104_Spl=1_Fid=10_ED_BinModel__Stack.nrrd</text:p>
          </table:table-cell>
          <table:table-cell office:value-type="string" calcext:value-type="string">
            <text:p>117__Fid=10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17__ArtAmpl=254.99_mu=114.4_Sigma=38.51_SigSt=4.0_Bif=104_Spl=1_Fid=10_ED_BinModel__Stack.nrrd</text:p>
          </table:table-cell>
          <table:table-cell office:value-type="string" calcext:value-type="string">
            <text:p>117__Fid=10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3__ArtAmpl=395.97_mu=80.71_Sigma=39.22_SigSt=4.0_Bif=7_Spl=1_Fid=14_ED_BinModel__Stack.nrrd</text:p>
          </table:table-cell>
          <table:table-cell office:value-type="string" calcext:value-type="string">
            <text:p>143__Fid=1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399.3_mu=83.55_Sigma=40.27_SigSt=4.0_Bif=7_Spl=1_Fid=14_ED_BinModel__Stack.nrrd</text:p>
          </table:table-cell>
          <table:table-cell office:value-type="string" calcext:value-type="string">
            <text:p>143__Fid=1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19.4_mu=79.32_Sigma=30.23_SigSt=4.0_Bif=7_Spl=1_Fid=14_ED_BinModel__Stack.nrrd</text:p>
          </table:table-cell>
          <table:table-cell office:value-type="string" calcext:value-type="string">
            <text:p>143__Fid=1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46.14_mu=81.13_Sigma=41.36_SigSt=4.0_Bif=7_Spl=1_Fid=14_ED_BinModel__Stack.nrrd</text:p>
          </table:table-cell>
          <table:table-cell office:value-type="string" calcext:value-type="string">
            <text:p>143__Fid=1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51.63_mu=83.76_Sigma=38.28_SigSt=4.0_Bif=7_Spl=1_Fid=14_ED_BinModel__Stack.nrrd</text:p>
          </table:table-cell>
          <table:table-cell office:value-type="string" calcext:value-type="string">
            <text:p>143__Fid=1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62.82_mu=72.05_Sigma=36.22_SigSt=4.0_Bif=7_Spl=1_Fid=14_ED_BinModel__Stack.nrrd</text:p>
          </table:table-cell>
          <table:table-cell office:value-type="string" calcext:value-type="string">
            <text:p>143__Fid=1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1.91_mu=86.14_Sigma=42.94_SigSt=4.0_Bif=7_Spl=1_Fid=14_ED_BinModel__Stack.nrrd</text:p>
          </table:table-cell>
          <table:table-cell office:value-type="string" calcext:value-type="string">
            <text:p>143__Fid=1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2.7_mu=78.38_Sigma=36.02_SigSt=4.0_Bif=7_Spl=1_Fid=14_ED_BinModel__Stack.nrrd</text:p>
          </table:table-cell>
          <table:table-cell office:value-type="string" calcext:value-type="string">
            <text:p>143__Fid=1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4.06_mu=83.59_Sigma=40.34_SigSt=4.0_Bif=7_Spl=1_Fid=14_ED_BinModel__Stack.nrrd</text:p>
          </table:table-cell>
          <table:table-cell office:value-type="string" calcext:value-type="string">
            <text:p>143__Fid=1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3__ArtAmpl=476.76_mu=79.44_Sigma=34.25_SigSt=4.0_Bif=7_Spl=1_Fid=14_ED_BinModel__Stack.nrrd</text:p>
          </table:table-cell>
          <table:table-cell office:value-type="string" calcext:value-type="string">
            <text:p>143__Fid=1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4__ArtAmpl=179.71_mu=26.52_Sigma=14.66_SigSt=4.0_Bif=254_Spl=1_Fid=2_ED_BinModel__Stack.nrrd</text:p>
          </table:table-cell>
          <table:table-cell office:value-type="string" calcext:value-type="string">
            <text:p>14__Fid=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2.52_mu=30.55_Sigma=14.84_SigSt=4.0_Bif=254_Spl=1_Fid=2_ED_BinModel__Stack.nrrd</text:p>
          </table:table-cell>
          <table:table-cell office:value-type="string" calcext:value-type="string">
            <text:p>14__Fid=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59_mu=24.95_Sigma=14.94_SigSt=4.0_Bif=254_Spl=1_Fid=2_ED_BinModel__Stack.nrrd</text:p>
          </table:table-cell>
          <table:table-cell office:value-type="string" calcext:value-type="string">
            <text:p>14__Fid=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6_mu=30.82_Sigma=15.65_SigSt=4.0_Bif=254_Spl=1_Fid=2_ED_BinModel__Stack.nrrd</text:p>
          </table:table-cell>
          <table:table-cell office:value-type="string" calcext:value-type="string">
            <text:p>14__Fid=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3.98_mu=28.58_Sigma=14.53_SigSt=4.0_Bif=254_Spl=1_Fid=2_ED_BinModel__Stack.nrrd</text:p>
          </table:table-cell>
          <table:table-cell office:value-type="string" calcext:value-type="string">
            <text:p>14__Fid=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25_mu=25.63_Sigma=14.98_SigSt=4.0_Bif=254_Spl=1_Fid=2_ED_BinModel__Stack.nrrd</text:p>
          </table:table-cell>
          <table:table-cell office:value-type="string" calcext:value-type="string">
            <text:p>14__Fid=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2_mu=30.78_Sigma=14.43_SigSt=4.0_Bif=254_Spl=1_Fid=2_ED_BinModel__Stack.nrrd</text:p>
          </table:table-cell>
          <table:table-cell office:value-type="string" calcext:value-type="string">
            <text:p>14__Fid=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3_mu=25.88_Sigma=16.0_SigSt=4.0_Bif=254_Spl=1_Fid=2_ED_BinModel__Stack.nrrd</text:p>
          </table:table-cell>
          <table:table-cell office:value-type="string" calcext:value-type="string">
            <text:p>14__Fid=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56_mu=30.85_Sigma=17.21_SigSt=4.0_Bif=254_Spl=1_Fid=2_ED_BinModel__Stack.nrrd</text:p>
          </table:table-cell>
          <table:table-cell office:value-type="string" calcext:value-type="string">
            <text:p>14__Fid=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4__ArtAmpl=184.94_mu=27.67_Sigma=14.8_SigSt=4.0_Bif=254_Spl=1_Fid=2_ED_BinModel__Stack.nrrd</text:p>
          </table:table-cell>
          <table:table-cell office:value-type="string" calcext:value-type="string">
            <text:p>14__Fid=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5__ArtAmpl=654.33_mu=113.35_Sigma=62.12_SigSt=4.0_Bif=7_Spl=1_Fid=15_ED_BinModel__Stack.nrrd</text:p>
          </table:table-cell>
          <table:table-cell office:value-type="string" calcext:value-type="string">
            <text:p>155__Fid=1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61.36_mu=132.93_Sigma=62.06_SigSt=4.0_Bif=7_Spl=1_Fid=15_ED_BinModel__Stack.nrrd</text:p>
          </table:table-cell>
          <table:table-cell office:value-type="string" calcext:value-type="string">
            <text:p>155__Fid=1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673.99_mu=110.61_Sigma=67.93_SigSt=4.0_Bif=7_Spl=1_Fid=15_ED_BinModel__Stack.nrrd</text:p>
          </table:table-cell>
          <table:table-cell office:value-type="string" calcext:value-type="string">
            <text:p>155__Fid=1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1.95_mu=134.5_Sigma=70.01_SigSt=4.0_Bif=7_Spl=1_Fid=15_ED_BinModel__Stack.nrrd</text:p>
          </table:table-cell>
          <table:table-cell office:value-type="string" calcext:value-type="string">
            <text:p>155__Fid=1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2.77_mu=111.69_Sigma=61.64_SigSt=4.0_Bif=7_Spl=1_Fid=15_ED_BinModel__Stack.nrrd</text:p>
          </table:table-cell>
          <table:table-cell office:value-type="string" calcext:value-type="string">
            <text:p>155__Fid=1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15_mu=118.59_Sigma=69.99_SigSt=4.0_Bif=7_Spl=1_Fid=15_ED_BinModel__Stack.nrrd</text:p>
          </table:table-cell>
          <table:table-cell office:value-type="string" calcext:value-type="string">
            <text:p>155__Fid=1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4.41_mu=133.58_Sigma=61.62_SigSt=4.0_Bif=7_Spl=1_Fid=15_ED_BinModel__Stack.nrrd</text:p>
          </table:table-cell>
          <table:table-cell office:value-type="string" calcext:value-type="string">
            <text:p>155__Fid=1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5.52_mu=112.35_Sigma=75.45_SigSt=4.0_Bif=7_Spl=1_Fid=15_ED_BinModel__Stack.nrrd</text:p>
          </table:table-cell>
          <table:table-cell office:value-type="string" calcext:value-type="string">
            <text:p>155__Fid=1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17.6_mu=113.13_Sigma=71.44_SigSt=4.0_Bif=7_Spl=1_Fid=15_ED_BinModel__Stack.nrrd</text:p>
          </table:table-cell>
          <table:table-cell office:value-type="string" calcext:value-type="string">
            <text:p>155__Fid=1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5__ArtAmpl=720.53_mu=132.95_Sigma=63.56_SigSt=4.0_Bif=7_Spl=1_Fid=15_ED_BinModel__Stack.nrrd</text:p>
          </table:table-cell>
          <table:table-cell office:value-type="string" calcext:value-type="string">
            <text:p>155__Fid=1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6__ArtAmpl=389.21_mu=104.17_Sigma=41.56_SigSt=4.0_Bif=44_Spl=1_Fid=13_ED_BinModel__Stack.nrrd</text:p>
          </table:table-cell>
          <table:table-cell office:value-type="string" calcext:value-type="string">
            <text:p>156__Fid=1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41_mu=108.24_Sigma=41.75_SigSt=4.0_Bif=44_Spl=1_Fid=13_ED_BinModel__Stack.nrrd</text:p>
          </table:table-cell>
          <table:table-cell office:value-type="string" calcext:value-type="string">
            <text:p>156__Fid=1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52_mu=102.54_Sigma=39.08_SigSt=4.0_Bif=44_Spl=1_Fid=13_ED_BinModel__Stack.nrrd</text:p>
          </table:table-cell>
          <table:table-cell office:value-type="string" calcext:value-type="string">
            <text:p>156__Fid=1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1_mu=99.13_Sigma=38.31_SigSt=4.0_Bif=44_Spl=1_Fid=13_ED_BinModel__Stack.nrrd</text:p>
          </table:table-cell>
          <table:table-cell office:value-type="string" calcext:value-type="string">
            <text:p>156__Fid=1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6.76_mu=104.48_Sigma=32.72_SigSt=4.0_Bif=44_Spl=1_Fid=13_ED_BinModel__Stack.nrrd</text:p>
          </table:table-cell>
          <table:table-cell office:value-type="string" calcext:value-type="string">
            <text:p>156__Fid=1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399.13_mu=106.91_Sigma=43.0_SigSt=4.0_Bif=44_Spl=1_Fid=13_ED_BinModel__Stack.nrrd</text:p>
          </table:table-cell>
          <table:table-cell office:value-type="string" calcext:value-type="string">
            <text:p>156__Fid=1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0.26_mu=99.29_Sigma=31.57_SigSt=4.0_Bif=44_Spl=1_Fid=13_ED_BinModel__Stack.nrrd</text:p>
          </table:table-cell>
          <table:table-cell office:value-type="string" calcext:value-type="string">
            <text:p>156__Fid=1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29_mu=96.79_Sigma=40.44_SigSt=4.0_Bif=44_Spl=1_Fid=13_ED_BinModel__Stack.nrrd</text:p>
          </table:table-cell>
          <table:table-cell office:value-type="string" calcext:value-type="string">
            <text:p>156__Fid=1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0.23_Sigma=38.17_SigSt=4.0_Bif=44_Spl=1_Fid=13_ED_BinModel__Stack.nrrd</text:p>
          </table:table-cell>
          <table:table-cell office:value-type="string" calcext:value-type="string">
            <text:p>156__Fid=1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6__ArtAmpl=402.34_mu=105.64_Sigma=33.71_SigSt=4.0_Bif=44_Spl=1_Fid=13_ED_BinModel__Stack.nrrd</text:p>
          </table:table-cell>
          <table:table-cell office:value-type="string" calcext:value-type="string">
            <text:p>156__Fid=1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8__ArtAmpl=421.3_mu=72.87_Sigma=35.9_SigSt=4.0_Bif=106_Spl=1_Fid=9_ED_BinModel__Stack.nrrd</text:p>
          </table:table-cell>
          <table:table-cell office:value-type="string" calcext:value-type="string">
            <text:p>158__Fid=9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24.88_mu=70.61_Sigma=38.66_SigSt=4.0_Bif=106_Spl=1_Fid=9_ED_BinModel__Stack.nrrd</text:p>
          </table:table-cell>
          <table:table-cell office:value-type="string" calcext:value-type="string">
            <text:p>158__Fid=9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47_mu=76.3_Sigma=35.44_SigSt=4.0_Bif=106_Spl=1_Fid=9_ED_BinModel__Stack.nrrd</text:p>
          </table:table-cell>
          <table:table-cell office:value-type="string" calcext:value-type="string">
            <text:p>158__Fid=9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2_mu=79.3_Sigma=37.83_SigSt=4.0_Bif=106_Spl=1_Fid=9_ED_BinModel__Stack.nrrd</text:p>
          </table:table-cell>
          <table:table-cell office:value-type="string" calcext:value-type="string">
            <text:p>158__Fid=9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55_mu=74.1_Sigma=33.69_SigSt=4.0_Bif=106_Spl=1_Fid=9_ED_BinModel__Stack.nrrd</text:p>
          </table:table-cell>
          <table:table-cell office:value-type="string" calcext:value-type="string">
            <text:p>158__Fid=9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3.7_mu=71.73_Sigma=34.39_SigSt=4.0_Bif=106_Spl=1_Fid=9_ED_BinModel__Stack.nrrd</text:p>
          </table:table-cell>
          <table:table-cell office:value-type="string" calcext:value-type="string">
            <text:p>158__Fid=9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2.41_Sigma=35.97_SigSt=4.0_Bif=106_Spl=1_Fid=9_ED_BinModel__Stack.nrrd</text:p>
          </table:table-cell>
          <table:table-cell office:value-type="string" calcext:value-type="string">
            <text:p>158__Fid=9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79.71_Sigma=39.04_SigSt=4.0_Bif=106_Spl=1_Fid=9_ED_BinModel__Stack.nrrd</text:p>
          </table:table-cell>
          <table:table-cell office:value-type="string" calcext:value-type="string">
            <text:p>158__Fid=9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4.6_Sigma=34.91_SigSt=4.0_Bif=106_Spl=1_Fid=9_ED_BinModel__Stack.nrrd</text:p>
          </table:table-cell>
          <table:table-cell office:value-type="string" calcext:value-type="string">
            <text:p>158__Fid=9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8__ArtAmpl=434.27_mu=85.83_Sigma=36.69_SigSt=4.0_Bif=106_Spl=1_Fid=9_ED_BinModel__Stack.nrrd</text:p>
          </table:table-cell>
          <table:table-cell office:value-type="string" calcext:value-type="string">
            <text:p>158__Fid=9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59__ArtAmpl=427.19_mu=69.48_Sigma=36.81_SigSt=4.0_Bif=46_Spl=1_Fid=11_ED_BinModel__Stack.nrrd</text:p>
          </table:table-cell>
          <table:table-cell office:value-type="string" calcext:value-type="string">
            <text:p>159__Fid=1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8.57_mu=68.01_Sigma=32.59_SigSt=4.0_Bif=46_Spl=1_Fid=11_ED_BinModel__Stack.nrrd</text:p>
          </table:table-cell>
          <table:table-cell office:value-type="string" calcext:value-type="string">
            <text:p>159__Fid=1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29.87_mu=67.56_Sigma=39.11_SigSt=4.0_Bif=46_Spl=1_Fid=11_ED_BinModel__Stack.nrrd</text:p>
          </table:table-cell>
          <table:table-cell office:value-type="string" calcext:value-type="string">
            <text:p>159__Fid=1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0.36_mu=70.4_Sigma=40.26_SigSt=4.0_Bif=46_Spl=1_Fid=11_ED_BinModel__Stack.nrrd</text:p>
          </table:table-cell>
          <table:table-cell office:value-type="string" calcext:value-type="string">
            <text:p>159__Fid=1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1.9_mu=69.38_Sigma=29.82_SigSt=4.0_Bif=46_Spl=1_Fid=11_ED_BinModel__Stack.nrrd</text:p>
          </table:table-cell>
          <table:table-cell office:value-type="string" calcext:value-type="string">
            <text:p>159__Fid=1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1_mu=82.55_Sigma=39.06_SigSt=4.0_Bif=46_Spl=1_Fid=11_ED_BinModel__Stack.nrrd</text:p>
          </table:table-cell>
          <table:table-cell office:value-type="string" calcext:value-type="string">
            <text:p>159__Fid=1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5_mu=83.58_Sigma=35.19_SigSt=4.0_Bif=46_Spl=1_Fid=11_ED_BinModel__Stack.nrrd</text:p>
          </table:table-cell>
          <table:table-cell office:value-type="string" calcext:value-type="string">
            <text:p>159__Fid=1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8_mu=72.19_Sigma=42.49_SigSt=4.0_Bif=46_Spl=1_Fid=11_ED_BinModel__Stack.nrrd</text:p>
          </table:table-cell>
          <table:table-cell office:value-type="string" calcext:value-type="string">
            <text:p>159__Fid=1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0_mu=66.57_Sigma=37.27_SigSt=4.0_Bif=46_Spl=1_Fid=11_ED_BinModel__Stack.nrrd</text:p>
          </table:table-cell>
          <table:table-cell office:value-type="string" calcext:value-type="string">
            <text:p>159__Fid=1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59__ArtAmpl=432.14_mu=80.31_Sigma=41.5_SigSt=4.0_Bif=46_Spl=1_Fid=11_ED_BinModel__Stack.nrrd</text:p>
          </table:table-cell>
          <table:table-cell office:value-type="string" calcext:value-type="string">
            <text:p>159__Fid=1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62__ArtAmpl=175.75_mu=30.29_Sigma=21.33_SigSt=4.0_Bif=76_Spl=1_Fid=12_ED_BinModel__Stack.nrrd</text:p>
          </table:table-cell>
          <table:table-cell office:value-type="string" calcext:value-type="string">
            <text:p>162__Fid=12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5_mu=30.11_Sigma=22.61_SigSt=4.0_Bif=76_Spl=1_Fid=12_ED_BinModel__Stack.nrrd</text:p>
          </table:table-cell>
          <table:table-cell office:value-type="string" calcext:value-type="string">
            <text:p>162__Fid=12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6.98_mu=27.16_Sigma=20.64_SigSt=4.0_Bif=76_Spl=1_Fid=12_ED_BinModel__Stack.nrrd</text:p>
          </table:table-cell>
          <table:table-cell office:value-type="string" calcext:value-type="string">
            <text:p>162__Fid=12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7.9_mu=28.89_Sigma=20.35_SigSt=4.0_Bif=76_Spl=1_Fid=12_ED_BinModel__Stack.nrrd</text:p>
          </table:table-cell>
          <table:table-cell office:value-type="string" calcext:value-type="string">
            <text:p>162__Fid=12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26_mu=26.41_Sigma=20.3_SigSt=4.0_Bif=76_Spl=1_Fid=12_ED_BinModel__Stack.nrrd</text:p>
          </table:table-cell>
          <table:table-cell office:value-type="string" calcext:value-type="string">
            <text:p>162__Fid=12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5_mu=27.87_Sigma=19.38_SigSt=4.0_Bif=76_Spl=1_Fid=12_ED_BinModel__Stack.nrrd</text:p>
          </table:table-cell>
          <table:table-cell office:value-type="string" calcext:value-type="string">
            <text:p>162__Fid=12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88_mu=28.77_Sigma=22.44_SigSt=4.0_Bif=76_Spl=1_Fid=12_ED_BinModel__Stack.nrrd</text:p>
          </table:table-cell>
          <table:table-cell office:value-type="string" calcext:value-type="string">
            <text:p>162__Fid=12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8.92_mu=27.85_Sigma=20.88_SigSt=4.0_Bif=76_Spl=1_Fid=12_ED_BinModel__Stack.nrrd</text:p>
          </table:table-cell>
          <table:table-cell office:value-type="string" calcext:value-type="string">
            <text:p>162__Fid=12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3_mu=28.35_Sigma=19.83_SigSt=4.0_Bif=76_Spl=1_Fid=12_ED_BinModel__Stack.nrrd</text:p>
          </table:table-cell>
          <table:table-cell office:value-type="string" calcext:value-type="string">
            <text:p>162__Fid=12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62__ArtAmpl=179.16_mu=28.45_Sigma=22.54_SigSt=4.0_Bif=76_Spl=1_Fid=12_ED_BinModel__Stack.nrrd</text:p>
          </table:table-cell>
          <table:table-cell office:value-type="string" calcext:value-type="string">
            <text:p>162__Fid=12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1__ArtAmpl=177.15_mu=32.14_Sigma=22.15_SigSt=4.0_Bif=102_Spl=1_Fid=1_ED_BinModel__Stack.nrrd</text:p>
          </table:table-cell>
          <table:table-cell office:value-type="string" calcext:value-type="string">
            <text:p>1__Fid=1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7.4_mu=27.01_Sigma=18.5_SigSt=4.0_Bif=102_Spl=1_Fid=1_ED_BinModel__Stack.nrrd</text:p>
          </table:table-cell>
          <table:table-cell office:value-type="string" calcext:value-type="string">
            <text:p>1__Fid=1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17_mu=28.25_Sigma=22.36_SigSt=4.0_Bif=102_Spl=1_Fid=1_ED_BinModel__Stack.nrrd</text:p>
          </table:table-cell>
          <table:table-cell office:value-type="string" calcext:value-type="string">
            <text:p>1__Fid=1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8.83_mu=29.25_Sigma=18.66_SigSt=4.0_Bif=102_Spl=1_Fid=1_ED_BinModel__Stack.nrrd</text:p>
          </table:table-cell>
          <table:table-cell office:value-type="string" calcext:value-type="string">
            <text:p>1__Fid=1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79.75_mu=28.1_Sigma=19.02_SigSt=4.0_Bif=102_Spl=1_Fid=1_ED_BinModel__Stack.nrrd</text:p>
          </table:table-cell>
          <table:table-cell office:value-type="string" calcext:value-type="string">
            <text:p>1__Fid=1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36_Sigma=22.34_SigSt=4.0_Bif=102_Spl=1_Fid=1_ED_BinModel__Stack.nrrd</text:p>
          </table:table-cell>
          <table:table-cell office:value-type="string" calcext:value-type="string">
            <text:p>1__Fid=1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29.4_Sigma=21.35_SigSt=4.0_Bif=102_Spl=1_Fid=1_ED_BinModel__Stack.nrrd</text:p>
          </table:table-cell>
          <table:table-cell office:value-type="string" calcext:value-type="string">
            <text:p>1__Fid=1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04_Sigma=20.48_SigSt=4.0_Bif=102_Spl=1_Fid=1_ED_BinModel__Stack.nrrd</text:p>
          </table:table-cell>
          <table:table-cell office:value-type="string" calcext:value-type="string">
            <text:p>1__Fid=1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7_mu=33.69_Sigma=19.05_SigSt=4.0_Bif=102_Spl=1_Fid=1_ED_BinModel__Stack.nrrd</text:p>
          </table:table-cell>
          <table:table-cell office:value-type="string" calcext:value-type="string">
            <text:p>1__Fid=1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1__ArtAmpl=180.2_mu=33.06_Sigma=23.23_SigSt=4.0_Bif=102_Spl=1_Fid=1_ED_BinModel__Stack.nrrd</text:p>
          </table:table-cell>
          <table:table-cell office:value-type="string" calcext:value-type="string">
            <text:p>1__Fid=1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6__ArtAmpl=112.99_mu=24.12_Sigma=7.05_SigSt=4.0_Bif=123_Spl=1_Fid=3_ED_BinModel__Stack.nrrd</text:p>
          </table:table-cell>
          <table:table-cell office:value-type="string" calcext:value-type="string">
            <text:p>26__Fid=3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4.73_mu=22.28_Sigma=7.42_SigSt=4.0_Bif=123_Spl=1_Fid=3_ED_BinModel__Stack.nrrd</text:p>
          </table:table-cell>
          <table:table-cell office:value-type="string" calcext:value-type="string">
            <text:p>26__Fid=3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49_mu=23.03_Sigma=8.22_SigSt=4.0_Bif=123_Spl=1_Fid=3_ED_BinModel__Stack.nrrd</text:p>
          </table:table-cell>
          <table:table-cell office:value-type="string" calcext:value-type="string">
            <text:p>26__Fid=3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6.76_mu=23.38_Sigma=8.45_SigSt=4.0_Bif=123_Spl=1_Fid=3_ED_BinModel__Stack.nrrd</text:p>
          </table:table-cell>
          <table:table-cell office:value-type="string" calcext:value-type="string">
            <text:p>26__Fid=3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05_mu=26.09_Sigma=6.87_SigSt=4.0_Bif=123_Spl=1_Fid=3_ED_BinModel__Stack.nrrd</text:p>
          </table:table-cell>
          <table:table-cell office:value-type="string" calcext:value-type="string">
            <text:p>26__Fid=3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2_mu=23.63_Sigma=7.67_SigSt=4.0_Bif=123_Spl=1_Fid=3_ED_BinModel__Stack.nrrd</text:p>
          </table:table-cell>
          <table:table-cell office:value-type="string" calcext:value-type="string">
            <text:p>26__Fid=3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3_mu=25.17_Sigma=8.45_SigSt=4.0_Bif=123_Spl=1_Fid=3_ED_BinModel__Stack.nrrd</text:p>
          </table:table-cell>
          <table:table-cell office:value-type="string" calcext:value-type="string">
            <text:p>26__Fid=3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38_mu=28.15_Sigma=8.3_SigSt=4.0_Bif=123_Spl=1_Fid=3_ED_BinModel__Stack.nrrd</text:p>
          </table:table-cell>
          <table:table-cell office:value-type="string" calcext:value-type="string">
            <text:p>26__Fid=3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2_mu=24.34_Sigma=6.78_SigSt=4.0_Bif=123_Spl=1_Fid=3_ED_BinModel__Stack.nrrd</text:p>
          </table:table-cell>
          <table:table-cell office:value-type="string" calcext:value-type="string">
            <text:p>26__Fid=3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6__ArtAmpl=117.78_mu=23.91_Sigma=7.85_SigSt=4.0_Bif=123_Spl=1_Fid=3_ED_BinModel__Stack.nrrd</text:p>
          </table:table-cell>
          <table:table-cell office:value-type="string" calcext:value-type="string">
            <text:p>26__Fid=3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28__ArtAmpl=179.36_mu=40.08_Sigma=11.21_SigSt=4.0_Bif=181_Spl=1_Fid=4_ED_BinModel__Stack.nrrd</text:p>
          </table:table-cell>
          <table:table-cell office:value-type="string" calcext:value-type="string">
            <text:p>28__Fid=4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79.42_mu=33.14_Sigma=10.65_SigSt=4.0_Bif=181_Spl=1_Fid=4_ED_BinModel__Stack.nrrd</text:p>
          </table:table-cell>
          <table:table-cell office:value-type="string" calcext:value-type="string">
            <text:p>28__Fid=4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6.17_mu=39.29_Sigma=11.23_SigSt=4.0_Bif=181_Spl=1_Fid=4_ED_BinModel__Stack.nrrd</text:p>
          </table:table-cell>
          <table:table-cell office:value-type="string" calcext:value-type="string">
            <text:p>28__Fid=4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88.21_mu=32.74_Sigma=10.36_SigSt=4.0_Bif=181_Spl=1_Fid=4_ED_BinModel__Stack.nrrd</text:p>
          </table:table-cell>
          <table:table-cell office:value-type="string" calcext:value-type="string">
            <text:p>28__Fid=4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6.67_mu=37.75_Sigma=9.61_SigSt=4.0_Bif=181_Spl=1_Fid=4_ED_BinModel__Stack.nrrd</text:p>
          </table:table-cell>
          <table:table-cell office:value-type="string" calcext:value-type="string">
            <text:p>28__Fid=4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07_mu=33.74_Sigma=10.26_SigSt=4.0_Bif=181_Spl=1_Fid=4_ED_BinModel__Stack.nrrd</text:p>
          </table:table-cell>
          <table:table-cell office:value-type="string" calcext:value-type="string">
            <text:p>28__Fid=4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24_mu=32.54_Sigma=10.0_SigSt=4.0_Bif=181_Spl=1_Fid=4_ED_BinModel__Stack.nrrd</text:p>
          </table:table-cell>
          <table:table-cell office:value-type="string" calcext:value-type="string">
            <text:p>28__Fid=4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3_mu=32.21_Sigma=9.03_SigSt=4.0_Bif=181_Spl=1_Fid=4_ED_BinModel__Stack.nrrd</text:p>
          </table:table-cell>
          <table:table-cell office:value-type="string" calcext:value-type="string">
            <text:p>28__Fid=4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7.55_mu=36.69_Sigma=10.0_SigSt=4.0_Bif=181_Spl=1_Fid=4_ED_BinModel__Stack.nrrd</text:p>
          </table:table-cell>
          <table:table-cell office:value-type="string" calcext:value-type="string">
            <text:p>28__Fid=4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28__ArtAmpl=198.86_mu=39.02_Sigma=10.6_SigSt=4.0_Bif=181_Spl=1_Fid=4_ED_BinModel__Stack.nrrd</text:p>
          </table:table-cell>
          <table:table-cell office:value-type="string" calcext:value-type="string">
            <text:p>28__Fid=4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37__ArtAmpl=192.02_mu=27.55_Sigma=15.59_SigSt=4.0_Bif=98_Spl=1_Fid=5_ED_BinModel__Stack.nrrd</text:p>
          </table:table-cell>
          <table:table-cell office:value-type="string" calcext:value-type="string">
            <text:p>37__Fid=5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6.11_mu=27.87_Sigma=17.9_SigSt=4.0_Bif=98_Spl=1_Fid=5_ED_BinModel__Stack.nrrd</text:p>
          </table:table-cell>
          <table:table-cell office:value-type="string" calcext:value-type="string">
            <text:p>37__Fid=5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2_mu=33.83_Sigma=17.43_SigSt=4.0_Bif=98_Spl=1_Fid=5_ED_BinModel__Stack.nrrd</text:p>
          </table:table-cell>
          <table:table-cell office:value-type="string" calcext:value-type="string">
            <text:p>37__Fid=5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3_mu=27.84_Sigma=15.93_SigSt=4.0_Bif=98_Spl=1_Fid=5_ED_BinModel__Stack.nrrd</text:p>
          </table:table-cell>
          <table:table-cell office:value-type="string" calcext:value-type="string">
            <text:p>37__Fid=5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17_mu=32.96_Sigma=21.16_SigSt=4.0_Bif=98_Spl=1_Fid=5_ED_BinModel__Stack.nrrd</text:p>
          </table:table-cell>
          <table:table-cell office:value-type="string" calcext:value-type="string">
            <text:p>37__Fid=5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58_mu=29.75_Sigma=15.69_SigSt=4.0_Bif=98_Spl=1_Fid=5_ED_BinModel__Stack.nrrd</text:p>
          </table:table-cell>
          <table:table-cell office:value-type="string" calcext:value-type="string">
            <text:p>37__Fid=5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6_mu=30.1_Sigma=19.42_SigSt=4.0_Bif=98_Spl=1_Fid=5_ED_BinModel__Stack.nrrd</text:p>
          </table:table-cell>
          <table:table-cell office:value-type="string" calcext:value-type="string">
            <text:p>37__Fid=5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8.71_mu=33.25_Sigma=16.3_SigSt=4.0_Bif=98_Spl=1_Fid=5_ED_BinModel__Stack.nrrd</text:p>
          </table:table-cell>
          <table:table-cell office:value-type="string" calcext:value-type="string">
            <text:p>37__Fid=5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58_mu=31.22_Sigma=15.62_SigSt=4.0_Bif=98_Spl=1_Fid=5_ED_BinModel__Stack.nrrd</text:p>
          </table:table-cell>
          <table:table-cell office:value-type="string" calcext:value-type="string">
            <text:p>37__Fid=5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37__ArtAmpl=199.65_mu=29.13_Sigma=15.74_SigSt=4.0_Bif=98_Spl=1_Fid=5_ED_BinModel__Stack.nrrd</text:p>
          </table:table-cell>
          <table:table-cell office:value-type="string" calcext:value-type="string">
            <text:p>37__Fid=5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53__ArtAmpl=196.81_mu=30.87_Sigma=12.32_SigSt=4.0_Bif=98_Spl=1_Fid=6_ED_BinModel__Stack.nrrd</text:p>
          </table:table-cell>
          <table:table-cell office:value-type="string" calcext:value-type="string">
            <text:p>53__Fid=6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3_mu=30.37_Sigma=14.32_SigSt=4.0_Bif=98_Spl=1_Fid=6_ED_BinModel__Stack.nrrd</text:p>
          </table:table-cell>
          <table:table-cell office:value-type="string" calcext:value-type="string">
            <text:p>53__Fid=6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7_mu=35.85_Sigma=12.81_SigSt=4.0_Bif=98_Spl=1_Fid=6_ED_BinModel__Stack.nrrd</text:p>
          </table:table-cell>
          <table:table-cell office:value-type="string" calcext:value-type="string">
            <text:p>53__Fid=6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8_mu=32.77_Sigma=14.61_SigSt=4.0_Bif=98_Spl=1_Fid=6_ED_BinModel__Stack.nrrd</text:p>
          </table:table-cell>
          <table:table-cell office:value-type="string" calcext:value-type="string">
            <text:p>53__Fid=6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29_mu=30.67_Sigma=12.96_SigSt=4.0_Bif=98_Spl=1_Fid=6_ED_BinModel__Stack.nrrd</text:p>
          </table:table-cell>
          <table:table-cell office:value-type="string" calcext:value-type="string">
            <text:p>53__Fid=6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39_mu=29.44_Sigma=12.85_SigSt=4.0_Bif=98_Spl=1_Fid=6_ED_BinModel__Stack.nrrd</text:p>
          </table:table-cell>
          <table:table-cell office:value-type="string" calcext:value-type="string">
            <text:p>53__Fid=6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4_mu=30.04_Sigma=15.67_SigSt=4.0_Bif=98_Spl=1_Fid=6_ED_BinModel__Stack.nrrd</text:p>
          </table:table-cell>
          <table:table-cell office:value-type="string" calcext:value-type="string">
            <text:p>53__Fid=6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68_mu=29.04_Sigma=12.4_SigSt=4.0_Bif=98_Spl=1_Fid=6_ED_BinModel__Stack.nrrd</text:p>
          </table:table-cell>
          <table:table-cell office:value-type="string" calcext:value-type="string">
            <text:p>53__Fid=6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6_mu=34.13_Sigma=12.03_SigSt=4.0_Bif=98_Spl=1_Fid=6_ED_BinModel__Stack.nrrd</text:p>
          </table:table-cell>
          <table:table-cell office:value-type="string" calcext:value-type="string">
            <text:p>53__Fid=6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53__ArtAmpl=198.89_mu=34.68_Sigma=13.88_SigSt=4.0_Bif=98_Spl=1_Fid=6_ED_BinModel__Stack.nrrd</text:p>
          </table:table-cell>
          <table:table-cell office:value-type="string" calcext:value-type="string">
            <text:p>53__Fid=6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74__ArtAmpl=168.94_mu=35.37_Sigma=11.57_SigSt=4.0_Bif=78_Spl=1_Fid=7_ED_BinModel__Stack.nrrd</text:p>
          </table:table-cell>
          <table:table-cell office:value-type="string" calcext:value-type="string">
            <text:p>74__Fid=7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11_mu=43.0_Sigma=12.64_SigSt=4.0_Bif=78_Spl=1_Fid=7_ED_BinModel__Stack.nrrd</text:p>
          </table:table-cell>
          <table:table-cell office:value-type="string" calcext:value-type="string">
            <text:p>74__Fid=7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69.34_mu=36.31_Sigma=11.75_SigSt=4.0_Bif=78_Spl=1_Fid=7_ED_BinModel__Stack.nrrd</text:p>
          </table:table-cell>
          <table:table-cell office:value-type="string" calcext:value-type="string">
            <text:p>74__Fid=7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8_mu=42.14_Sigma=11.36_SigSt=4.0_Bif=78_Spl=1_Fid=7_ED_BinModel__Stack.nrrd</text:p>
          </table:table-cell>
          <table:table-cell office:value-type="string" calcext:value-type="string">
            <text:p>74__Fid=7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5_mu=35.77_Sigma=11.44_SigSt=4.0_Bif=78_Spl=1_Fid=7_ED_BinModel__Stack.nrrd</text:p>
          </table:table-cell>
          <table:table-cell office:value-type="string" calcext:value-type="string">
            <text:p>74__Fid=7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0.68_mu=40.71_Sigma=12.49_SigSt=4.0_Bif=78_Spl=1_Fid=7_ED_BinModel__Stack.nrrd</text:p>
          </table:table-cell>
          <table:table-cell office:value-type="string" calcext:value-type="string">
            <text:p>74__Fid=7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24_mu=43.32_Sigma=12.99_SigSt=4.0_Bif=78_Spl=1_Fid=7_ED_BinModel__Stack.nrrd</text:p>
          </table:table-cell>
          <table:table-cell office:value-type="string" calcext:value-type="string">
            <text:p>74__Fid=7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56_mu=42.6_Sigma=13.2_SigSt=4.0_Bif=78_Spl=1_Fid=7_ED_BinModel__Stack.nrrd</text:p>
          </table:table-cell>
          <table:table-cell office:value-type="string" calcext:value-type="string">
            <text:p>74__Fid=7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1.65_mu=41.01_Sigma=11.85_SigSt=4.0_Bif=78_Spl=1_Fid=7_ED_BinModel__Stack.nrrd</text:p>
          </table:table-cell>
          <table:table-cell office:value-type="string" calcext:value-type="string">
            <text:p>74__Fid=7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74__ArtAmpl=172.24_mu=44.39_Sigma=11.82_SigSt=4.0_Bif=78_Spl=1_Fid=7_ED_BinModel__Stack.nrrd</text:p>
          </table:table-cell>
          <table:table-cell office:value-type="string" calcext:value-type="string">
            <text:p>74__Fid=7_M10.nrrd</text:p>
          </table:table-cell>
          <table:table-cell table:number-columns-repeated="3"/>
        </table:table-row>
        <table:table-row table:style-name="ro1">
          <table:covered-table-cell table:style-name="ce15"/>
          <table:table-cell table:number-columns-repeated="5"/>
        </table:table-row>
        <table:table-row table:style-name="ro1">
          <table:covered-table-cell table:style-name="ce15"/>
          <table:table-cell office:value-type="string" calcext:value-type="string">
            <text:p>81__ArtAmpl=165.07_mu=44.22_Sigma=8.66_SigSt=4.0_Bif=143_Spl=1_Fid=8_ED_BinModel__Stack.nrrd</text:p>
          </table:table-cell>
          <table:table-cell office:value-type="string" calcext:value-type="string">
            <text:p>81__Fid=8_M01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5.52_mu=41.27_Sigma=7.95_SigSt=4.0_Bif=143_Spl=1_Fid=8_ED_BinModel__Stack.nrrd</text:p>
          </table:table-cell>
          <table:table-cell office:value-type="string" calcext:value-type="string">
            <text:p>81__Fid=8_M02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08_mu=40.67_Sigma=8.14_SigSt=4.0_Bif=143_Spl=1_Fid=8_ED_BinModel__Stack.nrrd</text:p>
          </table:table-cell>
          <table:table-cell office:value-type="string" calcext:value-type="string">
            <text:p>81__Fid=8_M03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17_mu=43.11_Sigma=8.03_SigSt=4.0_Bif=143_Spl=1_Fid=8_ED_BinModel__Stack.nrrd</text:p>
          </table:table-cell>
          <table:table-cell office:value-type="string" calcext:value-type="string">
            <text:p>81__Fid=8_M04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48_mu=41.46_Sigma=9.33_SigSt=4.0_Bif=143_Spl=1_Fid=8_ED_BinModel__Stack.nrrd</text:p>
          </table:table-cell>
          <table:table-cell office:value-type="string" calcext:value-type="string">
            <text:p>81__Fid=8_M05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59_mu=38.37_Sigma=9.27_SigSt=4.0_Bif=143_Spl=1_Fid=8_ED_BinModel__Stack.nrrd</text:p>
          </table:table-cell>
          <table:table-cell office:value-type="string" calcext:value-type="string">
            <text:p>81__Fid=8_M06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62_mu=41.59_Sigma=7.8_SigSt=4.0_Bif=143_Spl=1_Fid=8_ED_BinModel__Stack.nrrd</text:p>
          </table:table-cell>
          <table:table-cell office:value-type="string" calcext:value-type="string">
            <text:p>81__Fid=8_M07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1_mu=42.46_Sigma=8.14_SigSt=4.0_Bif=143_Spl=1_Fid=8_ED_BinModel__Stack.nrrd</text:p>
          </table:table-cell>
          <table:table-cell office:value-type="string" calcext:value-type="string">
            <text:p>81__Fid=8_M08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76_mu=39.54_Sigma=8.41_SigSt=4.0_Bif=143_Spl=1_Fid=8_ED_BinModel__Stack.nrrd</text:p>
          </table:table-cell>
          <table:table-cell office:value-type="string" calcext:value-type="string">
            <text:p>81__Fid=8_M09.nrrd</text:p>
          </table:table-cell>
          <table:table-cell table:number-columns-repeated="3"/>
        </table:table-row>
        <table:table-row table:style-name="ro1">
          <table:covered-table-cell table:style-name="ce15"/>
          <table:table-cell office:value-type="string" calcext:value-type="string">
            <text:p>81__ArtAmpl=168.98_mu=37.75_Sigma=8.27_SigSt=4.0_Bif=143_Spl=1_Fid=8_ED_BinModel__Stack.nrrd</text:p>
          </table:table-cell>
          <table:table-cell office:value-type="string" calcext:value-type="string">
            <text:p>81__Fid=8_M10.nrrd</text:p>
          </table:table-cell>
          <table:table-cell table:number-columns-repeated="3"/>
        </table:table-row>
        <table:table-row table:style-name="ro1" table:number-rows-repeated="10479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17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4" table:default-cell-style-name="ce17"/>
        <table:table-column table:style-name="co24" table:default-cell-style-name="Default"/>
        <table:table-row table:style-name="ro1">
          <table:table-cell/>
          <table:table-cell table:style-name="ce18"/>
          <table:table-cell table:number-columns-repeated="3"/>
          <table:table-cell table:style-name="ce18"/>
          <table:table-cell table:style-name="ce17"/>
          <table:table-cell table:number-columns-repeated="2"/>
          <table:table-cell table:style-name="ce18"/>
          <table:table-cell table:style-name="ce17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2" office:value-type="string" calcext:value-type="string" table:number-columns-spanned="1" table:number-rows-spanned="15">
            <text:p>Test #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3" office:value-type="string" calcext:value-type="string" table:number-columns-spanned="1" table:number-rows-spanned="15">
            <text:p>Test #2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4" office:value-type="string" calcext:value-type="string" table:number-columns-spanned="1" table:number-rows-spanned="15">
            <text:p>Test #3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/>
          <table:table-cell table:style-name="ce16" office:value-type="string" calcext:value-type="string" table:number-columns-spanned="1" table:number-rows-spanned="15">
            <text:p>Test #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id_10</text:p>
          </table:table-cell>
        </table:table-row>
        <table:table-row table:style-name="ro1">
          <table:table-cell/>
          <table:covered-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Fid_14</text:p>
          </table:table-cell>
        </table:table-row>
        <table:table-row table:style-name="ro1">
          <table:table-cell/>
          <table:covered-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id_2</text:p>
          </table:table-cell>
        </table:table-row>
        <table:table-row table:style-name="ro1">
          <table:table-cell/>
          <table:covered-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Fid_15</text:p>
          </table:table-cell>
        </table:table-row>
        <table:table-row table:style-name="ro1">
          <table:table-cell/>
          <table:covered-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Fid_13</text:p>
          </table:table-cell>
        </table:table-row>
        <table:table-row table:style-name="ro1">
          <table:table-cell/>
          <table:covered-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Fid_9</text:p>
          </table:table-cell>
        </table:table-row>
        <table:table-row table:style-name="ro1">
          <table:table-cell/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7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id_11</text:p>
          </table:table-cell>
        </table:table-row>
        <table:table-row table:style-name="ro1">
          <table:table-cell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7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d_12</text:p>
          </table:table-cell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Fid_1</text:p>
          </table:table-cell>
        </table:table-row>
        <table:table-row table:style-name="ro1">
          <table:table-cell/>
          <table:covered-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7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id_3</text:p>
          </table:table-cell>
        </table:table-row>
        <table:table-row table:style-name="ro1">
          <table:table-cell/>
          <table:covered-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id_4</text:p>
          </table:table-cell>
        </table:table-row>
        <table:table-row table:style-name="ro1">
          <table:table-cell/>
          <table:covered-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id_5</text:p>
          </table:table-cell>
        </table:table-row>
        <table:table-row table:style-name="ro1">
          <table:table-cell/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id_6</text:p>
          </table:table-cell>
        </table:table-row>
        <table:table-row table:style-name="ro1">
          <table:table-cell/>
          <table:covered-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id_7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id_8</text:p>
          </table:table-cell>
        </table:table-row>
        <table:table-row table:style-name="ro1">
          <table:table-cell table:number-columns-repeated="14"/>
          <table:table-cell table:style-name="Default"/>
          <table:table-cell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1"/>
          <table:table-cell table:style-name="Default"/>
          <table:table-cell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14"/>
          <table:table-cell table:style-name="Default"/>
          <table:table-cell/>
        </table:table-row>
      </table:table>
      <table:named-expressions/>
      <table:database-ranges>
        <table:database-range table:name="__Anonymous_Sheet_DB__6" table:target-range-address="'input images'.U1:'input images'.U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1:00:33.683992115</dc:date>
    <meta:editing-duration>P13DT17H14M43S</meta:editing-duration>
    <meta:editing-cycles>91</meta:editing-cycles>
    <meta:generator>LibreOffice/7.5.0.3$MacOSX_X86_64 LibreOffice_project/c21113d003cd3efa8c53188764377a8272d9d6de</meta:generator>
    <meta:document-statistic meta:table-count="7" meta:cell-count="74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0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0" chart:label-cell-address="BifSimMetric.E9:BifSimMetric.E9" chart:class="chart:scatter">
            <chart:domain table:cell-range-address="BifSimMetric.B302:BifSimMetric.B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6.5">
                <text:p>6.5</text:p>
                <draw:g>
                  <svg:desc>BifSimMetric.B302:BifSimMetric.B450</svg:desc>
                </draw:g>
              </table:table-cell>
              <table:table-cell office:value-type="float" office:value="0.444787">
                <text:p>0.444787</text:p>
                <draw:g>
                  <svg:desc>BifSimMetric.C302:BifSimMetric.C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5.25">
                <text:p>5.25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6.25">
                <text:p>6.25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7">
                <text:p>7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.5">
                <text:p>4.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.25">
                <text:p>5.25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">
                <text:p>5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6.75">
                <text:p>6.75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6.5">
                <text:p>6.5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2.75">
                <text:p>2.75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5.75">
                <text:p>5.75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">
                <text:p>4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">
                <text:p>4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3.75">
                <text:p>3.75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3.5">
                <text:p>3.5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8">
                <text:p>8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.25">
                <text:p>7.25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7.5">
                <text:p>7.5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4">
                <text:p>4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8.25">
                <text:p>8.25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5">
                <text:p>3.5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5.5">
                <text:p>5.5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8">
                <text:p>8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6">
                <text:p>6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">
                <text:p>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9.5">
                <text:p>9.5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5">
                <text:p>5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">
                <text:p>8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8.25">
                <text:p>8.25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5">
                <text:p>9.5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">
                <text:p>9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6.25">
                <text:p>6.25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1.75">
                <text:p>1.75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25">
                <text:p>3.25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1.75">
                <text:p>1.75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.25">
                <text:p>4.25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1.75">
                <text:p>1.75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">
                <text:p>3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1.75">
                <text:p>1.7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4.75">
                <text:p>4.75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25">
                <text:p>1.25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.25">
                <text:p>3.25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4.5">
                <text:p>4.5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.25">
                <text:p>1.25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4.75">
                <text:p>4.75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2.25">
                <text:p>2.25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6">
                <text:p>6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5.75">
                <text:p>5.75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3.75">
                <text:p>3.75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3">
                <text:p>3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3.5">
                <text:p>3.5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1.25">
                <text:p>1.25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1.5">
                <text:p>1.5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3.25">
                <text:p>3.25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5.75">
                <text:p>5.75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1.75">
                <text:p>1.75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1">
                <text:p>1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">
                <text:p>4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5.5">
                <text:p>5.5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6">
                <text:p>6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.25">
                <text:p>6.25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3.75">
                <text:p>3.75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6.75">
                <text:p>6.75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6.5">
                <text:p>6.5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6.25">
                <text:p>6.25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5">
                <text:p>6.5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4.25">
                <text:p>4.25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5">
                <text:p>8.5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6.25">
                <text:p>6.25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7.25">
                <text:p>7.25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.25">
                <text:p>7.25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7">
                <text:p>7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6.5">
                <text:p>6.5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7.75">
                <text:p>7.75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6.25">
                <text:p>6.25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4.25">
                <text:p>4.25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7.5">
                <text:p>7.5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8.75">
                <text:p>8.75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8">
                <text:p>8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8">
                <text:p>8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8.75">
                <text:p>8.75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8">
                <text:p>8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8.5">
                <text:p>8.5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4.25">
                <text:p>4.25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8.25">
                <text:p>8.25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3.75">
                <text:p>3.75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25">
                <text:p>4.25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.5">
                <text:p>5.5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4.25">
                <text:p>4.25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">
                <text:p>5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5">
                <text:p>3.5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4.5">
                <text:p>4.5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3.75">
                <text:p>3.75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3">
                <text:p>3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.75">
                <text:p>6.75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5.25">
                <text:p>5.25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4.75">
                <text:p>4.7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3">
                <text:p>3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5.75">
                <text:p>5.75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1">
                <text:p>1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7">
                <text:p>7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5">
                <text:p>1.5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1.75">
                <text:p>1.75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6.25">
                <text:p>6.25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6.25">
                <text:p>6.25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6">
                <text:p>6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">
                <text:p>4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3">
                <text:p>3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4.75">
                <text:p>4.75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5">
                <text:p>5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">
                <text:p>2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25">
                <text:p>3.25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75">
                <text:p>4.75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6.25">
                <text:p>6.25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4">
                <text:p>4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25">
                <text:p>4.25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2">
                <text:p>2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5">
                <text:p>3.5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">
                <text:p>3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5">
                <text:p>5.5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3">
                <text:p>3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25">
                <text:p>3.25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5">
                <text:p>2.75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3.5">
                <text:p>3.5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1.5">
                <text:p>1.5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4.5">
                <text:p>4.5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25">
                <text:p>6.25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.75">
                <text:p>3.75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">
                <text:p>3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5.25">
                <text:p>5.25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5">
                <text:p>3.5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6.75">
                <text:p>6.75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